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23mm"/>
    </style:style>
    <style:style style:name="co3" style:family="table-column">
      <style:table-column-properties fo:break-before="auto" style:column-width="5.31mm"/>
    </style:style>
    <style:style style:name="co4" style:family="table-column">
      <style:table-column-properties fo:break-before="auto" style:column-width="8.06mm"/>
    </style:style>
    <style:style style:name="co5" style:family="table-column">
      <style:table-column-properties fo:break-before="auto" style:column-width="10mm"/>
    </style:style>
    <style:style style:name="co6" style:family="table-column">
      <style:table-column-properties fo:break-before="auto" style:column-width="26.58mm"/>
    </style:style>
    <style:style style:name="ro1" style:family="table-row">
      <style:table-row-properties style:row-height="5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map style:condition="cell-content()&lt;0" style:apply-style-name="none" style:base-cell-address="Sheet1.H1"/>
    </style:style>
    <style:style style:name="ce4" style:family="table-cell" style:parent-style-name="Default">
      <style:map style:condition="cell-content()&lt;0" style:apply-style-name="none" style:base-cell-address="Sheet1.H1"/>
    </style:style>
    <style:style style:name="ce5" style:family="table-cell" style:parent-style-name="Default">
      <style:text-properties fo:color="#000000" style:font-name="Times New Roman" fo:font-size="12pt" fo:language="en" fo:country="US" style:font-size-asian="6.80000019073486pt" style:language-asian="en" style:country-asian="US" style:font-size-complex="6.80000019073486pt" style:language-complex="en" style:country-complex="US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map style:condition="cell-content()&lt;0" style:apply-style-name="none" style:base-cell-address="Sheet1.Q2"/>
    </style:style>
    <style:style style:name="T1" style:family="text">
      <style:text-properties style:text-position="sub"/>
    </style:style>
    <style:style style:name="T2" style:family="text">
      <style:text-properties fo:font-size="10pt" style:font-size-asian="10pt" style:font-size-complex="10pt" style:text-position="su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r<text:span text:style-name="T1">0</text:span>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 table:number-columns-spanned="7" table:number-rows-spanned="1">
            <text:p>bestimmte Ausführung</text:p>
          </table:table-cell>
          <table:covered-table-cell/>
          <table:covered-table-cell table:style-name="ce3"/>
          <table:covered-table-cell table:number-columns-repeated="4"/>
          <table:table-cell table:number-columns-repeated="2"/>
          <table:table-cell table:style-name="ce6" office:value-type="string" calcext:value-type="string" table:number-columns-spanned="7" table:number-rows-spanned="1">
            <text:p>unbestimmte Ausführung</text:p>
          </table:table-cell>
          <table:covered-table-cell table:number-columns-repeated="6"/>
        </table:table-row>
        <table:table-row table:style-name="ro1">
          <table:table-cell/>
          <table:table-cell office:value-type="string" calcext:value-type="string">
            <text:p>m<text:span text:style-name="T2">1</text:span>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<text:span text:style-name="T1">0</text:span></text:p>
          </table:table-cell>
          <table:table-cell office:value-type="string" calcext:value-type="string">
            <text:p>=</text:p>
          </table:table-cell>
          <table:table-cell table:formula="of:=[.D1]-[.$D$2]*[.$D$3]/(2*[.$D$1]^2*([.$D$2]+[.$D$3]))*[.$D$4]^2" office:value-type="float" office:value="2.98148148148148" calcext:value-type="float">
            <text:p>2,9814814815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2]-[.D1]" office:value-type="float" office:value="-0.0185185185185186" calcext:value-type="float">
            <text:p>-0,0185185185</text:p>
          </table:table-cell>
          <table:table-cell table:number-columns-repeated="2"/>
          <table:table-cell office:value-type="string" calcext:value-type="string">
            <text:p>r<text:span text:style-name="T1">0</text:span></text:p>
          </table:table-cell>
          <table:table-cell office:value-type="string" calcext:value-type="string">
            <text:p>=</text:p>
          </table:table-cell>
          <table:table-cell table:style-name="ce7" table:formula="of:=[.D1]-[.$D$2]*[.$D$3]/(2*[.$D$1]^2*([.$D$2]+[.$D$3]))*([.$D$4]+[.$D$4]/2)^2-[.$D$2]*[.$D$3]/(2*[.$D$1]^2*([.$D$2]+[.$D$3]))*([.$D$4]-[.$D$4]/2)^2" office:value-type="float" office:value="2.9537037037037" calcext:value-type="float">
            <text:p>2,9537037037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2]-[.D1]" office:value-type="float" office:value="-0.0462962962962963" calcext:value-type="float">
            <text:p>-0,0462962963</text:p>
          </table:table-cell>
        </table:table-row>
        <table:table-row table:style-name="ro1">
          <table:table-cell/>
          <table:table-cell office:value-type="string" calcext:value-type="string">
            <text:p>m<text:span text:style-name="T1">²</text:span></text:p>
          </table:table-cell>
          <table:table-cell office:value-type="string" calcext:value-type="string">
            <text:p>=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=</text:p>
          </table:table-cell>
          <table:table-cell table:formula="of:=[.H2]-[.$D$2]*[.$D$3]/(2*[.H2]^2*([.$D$2]+[.$D$3]))*[.$D$4]^2" office:value-type="float" office:value="2.9627322048332" calcext:value-type="float">
            <text:p>2,9627322048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3]-[.H2]" office:value-type="float" office:value="-0.0187492766482773" calcext:value-type="float">
            <text:p>-0,0187492766</text:p>
          </table:table-cell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=</text:p>
          </table:table-cell>
          <table:table-cell table:style-name="ce7" table:formula="of:=[.Q2]-[.$D$2]*[.$D$3]/(2*[.$D$1]^2*([.$D$2]+[.$D$3]))*([.$D$4]+[.$D$4]/2)^2-[.$D$2]*[.$D$3]/(2*[.$D$1]^2*([.$D$2]+[.$D$3]))*([.$D$4]-[.$D$4]/2)^2" office:value-type="float" office:value="2.90740740740741" calcext:value-type="float">
            <text:p>2,9074074074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3]-[.Q2]" office:value-type="float" office:value="-0.0462962962962963" calcext:value-type="float">
            <text:p>-0,0462962963</text:p>
          </table:table-cell>
        </table:table-row>
        <table:table-row table:style-name="ro1">
          <table:table-cell/>
          <table:table-cell table:style-name="ce1" office:value-type="string" calcext:value-type="string">
            <text:p>Δt</text:p>
          </table:table-cell>
          <table:table-cell office:value-type="string" calcext:value-type="string">
            <text:p>=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=</text:p>
          </table:table-cell>
          <table:table-cell table:formula="of:=[.H3]-[.$D$2]*[.$D$3]/(2*[.H3]^2*([.$D$2]+[.$D$3]))*[.$D$4]^2" office:value-type="float" office:value="2.94374487244849" calcext:value-type="float">
            <text:p>2,9437448724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4]-[.H3]" office:value-type="float" office:value="-0.0189873323847181" calcext:value-type="float">
            <text:p>-0,0189873324</text:p>
          </table:table-cell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=</text:p>
          </table:table-cell>
          <table:table-cell table:style-name="ce7" table:formula="of:=[.Q3]-[.$D$2]*[.$D$3]/(2*[.$D$1]^2*([.$D$2]+[.$D$3]))*([.$D$4]+[.$D$4]/2)^2-[.$D$2]*[.$D$3]/(2*[.$D$1]^2*([.$D$2]+[.$D$3]))*([.$D$4]-[.$D$4]/2)^2" office:value-type="float" office:value="2.86111111111111" calcext:value-type="float">
            <text:p>2,8611111111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4]-[.Q3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3</text:p>
          </table:table-cell>
          <table:table-cell office:value-type="string" calcext:value-type="string">
            <text:p>=</text:p>
          </table:table-cell>
          <table:table-cell table:formula="of:=[.H4]-[.$D$2]*[.$D$3]/(2*[.H4]^2*([.$D$2]+[.$D$3]))*[.$D$4]^2" office:value-type="float" office:value="2.92451181124503" calcext:value-type="float">
            <text:p>2,9245118112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5]-[.H4]" office:value-type="float" office:value="-0.0192330612034559" calcext:value-type="float">
            <text:p>-0,0192330612</text:p>
          </table:table-cell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=</text:p>
          </table:table-cell>
          <table:table-cell table:style-name="ce7" table:formula="of:=[.Q4]-[.$D$2]*[.$D$3]/(2*[.$D$1]^2*([.$D$2]+[.$D$3]))*([.$D$4]+[.$D$4]/2)^2-[.$D$2]*[.$D$3]/(2*[.$D$1]^2*([.$D$2]+[.$D$3]))*([.$D$4]-[.$D$4]/2)^2" office:value-type="float" office:value="2.81481481481481" calcext:value-type="float">
            <text:p>2,8148148148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5]-[.Q4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4</text:p>
          </table:table-cell>
          <table:table-cell office:value-type="string" calcext:value-type="string">
            <text:p>=</text:p>
          </table:table-cell>
          <table:table-cell table:formula="of:=[.H5]-[.$D$2]*[.$D$3]/(2*[.H5]^2*([.$D$2]+[.$D$3]))*[.$D$4]^2" office:value-type="float" office:value="2.90502494562807" calcext:value-type="float">
            <text:p>2,9050249456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6]-[.H5]" office:value-type="float" office:value="-0.0194868656169573" calcext:value-type="float">
            <text:p>-0,0194868656</text:p>
          </table:table-cell>
          <table:table-cell table:number-columns-repeated="2"/>
          <table:table-cell office:value-type="string" calcext:value-type="string">
            <text:p>r4</text:p>
          </table:table-cell>
          <table:table-cell office:value-type="string" calcext:value-type="string">
            <text:p>=</text:p>
          </table:table-cell>
          <table:table-cell table:style-name="ce7" table:formula="of:=[.Q5]-[.$D$2]*[.$D$3]/(2*[.$D$1]^2*([.$D$2]+[.$D$3]))*([.$D$4]+[.$D$4]/2)^2-[.$D$2]*[.$D$3]/(2*[.$D$1]^2*([.$D$2]+[.$D$3]))*([.$D$4]-[.$D$4]/2)^2" office:value-type="float" office:value="2.76851851851852" calcext:value-type="float">
            <text:p>2,7685185185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6]-[.Q5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5</text:p>
          </table:table-cell>
          <table:table-cell office:value-type="string" calcext:value-type="string">
            <text:p>=</text:p>
          </table:table-cell>
          <table:table-cell table:formula="of:=[.H6]-[.$D$2]*[.$D$3]/(2*[.H6]^2*([.$D$2]+[.$D$3]))*[.$D$4]^2" office:value-type="float" office:value="2.88527576792981" calcext:value-type="float">
            <text:p>2,8852757679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7]-[.H6]" office:value-type="float" office:value="-0.019749177698265" calcext:value-type="float">
            <text:p>-0,0197491777</text:p>
          </table:table-cell>
          <table:table-cell table:number-columns-repeated="2"/>
          <table:table-cell office:value-type="string" calcext:value-type="string">
            <text:p>r5</text:p>
          </table:table-cell>
          <table:table-cell office:value-type="string" calcext:value-type="string">
            <text:p>=</text:p>
          </table:table-cell>
          <table:table-cell table:style-name="ce7" table:formula="of:=[.Q6]-[.$D$2]*[.$D$3]/(2*[.$D$1]^2*([.$D$2]+[.$D$3]))*([.$D$4]+[.$D$4]/2)^2-[.$D$2]*[.$D$3]/(2*[.$D$1]^2*([.$D$2]+[.$D$3]))*([.$D$4]-[.$D$4]/2)^2" office:value-type="float" office:value="2.72222222222222" calcext:value-type="float">
            <text:p>2,7222222222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7]-[.Q6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6</text:p>
          </table:table-cell>
          <table:table-cell office:value-type="string" calcext:value-type="string">
            <text:p>=</text:p>
          </table:table-cell>
          <table:table-cell table:formula="of:=[.H7]-[.$D$2]*[.$D$3]/(2*[.H7]^2*([.$D$2]+[.$D$3]))*[.$D$4]^2" office:value-type="float" office:value="2.86525530603355" calcext:value-type="float">
            <text:p>2,865255306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8]-[.H7]" office:value-type="float" office:value="-0.0200204618962569" calcext:value-type="float">
            <text:p>-0,0200204619</text:p>
          </table:table-cell>
          <table:table-cell table:number-columns-repeated="2"/>
          <table:table-cell office:value-type="string" calcext:value-type="string">
            <text:p>r6</text:p>
          </table:table-cell>
          <table:table-cell office:value-type="string" calcext:value-type="string">
            <text:p>=</text:p>
          </table:table-cell>
          <table:table-cell table:style-name="ce7" table:formula="of:=[.Q7]-[.$D$2]*[.$D$3]/(2*[.$D$1]^2*([.$D$2]+[.$D$3]))*([.$D$4]+[.$D$4]/2)^2-[.$D$2]*[.$D$3]/(2*[.$D$1]^2*([.$D$2]+[.$D$3]))*([.$D$4]-[.$D$4]/2)^2" office:value-type="float" office:value="2.67592592592593" calcext:value-type="float">
            <text:p>2,6759259259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8]-[.Q7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7</text:p>
          </table:table-cell>
          <table:table-cell office:value-type="string" calcext:value-type="string">
            <text:p>=</text:p>
          </table:table-cell>
          <table:table-cell table:formula="of:=[.H8]-[.$D$2]*[.$D$3]/(2*[.H8]^2*([.$D$2]+[.$D$3]))*[.$D$4]^2" office:value-type="float" office:value="2.84495408785071" calcext:value-type="float">
            <text:p>2,8449540879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9]-[.H8]" office:value-type="float" office:value="-0.0203012181828361" calcext:value-type="float">
            <text:p>-0,0203012182</text:p>
          </table:table-cell>
          <table:table-cell table:number-columns-repeated="2"/>
          <table:table-cell office:value-type="string" calcext:value-type="string">
            <text:p>r7</text:p>
          </table:table-cell>
          <table:table-cell office:value-type="string" calcext:value-type="string">
            <text:p>=</text:p>
          </table:table-cell>
          <table:table-cell table:style-name="ce7" table:formula="of:=[.Q8]-[.$D$2]*[.$D$3]/(2*[.$D$1]^2*([.$D$2]+[.$D$3]))*([.$D$4]+[.$D$4]/2)^2-[.$D$2]*[.$D$3]/(2*[.$D$1]^2*([.$D$2]+[.$D$3]))*([.$D$4]-[.$D$4]/2)^2" office:value-type="float" office:value="2.62962962962963" calcext:value-type="float">
            <text:p>2,6296296296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9]-[.Q8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8</text:p>
          </table:table-cell>
          <table:table-cell office:value-type="string" calcext:value-type="string">
            <text:p>=</text:p>
          </table:table-cell>
          <table:table-cell table:formula="of:=[.H9]-[.$D$2]*[.$D$3]/(2*[.H9]^2*([.$D$2]+[.$D$3]))*[.$D$4]^2" office:value-type="float" office:value="2.82436210227169" calcext:value-type="float">
            <text:p>2,8243621023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0]-[.H9]" office:value-type="float" office:value="-0.0205919855790215" calcext:value-type="float">
            <text:p>-0,0205919856</text:p>
          </table:table-cell>
          <table:table-cell table:number-columns-repeated="2"/>
          <table:table-cell office:value-type="string" calcext:value-type="string">
            <text:p>r8</text:p>
          </table:table-cell>
          <table:table-cell office:value-type="string" calcext:value-type="string">
            <text:p>=</text:p>
          </table:table-cell>
          <table:table-cell table:style-name="ce7" table:formula="of:=[.Q9]-[.$D$2]*[.$D$3]/(2*[.$D$1]^2*([.$D$2]+[.$D$3]))*([.$D$4]+[.$D$4]/2)^2-[.$D$2]*[.$D$3]/(2*[.$D$1]^2*([.$D$2]+[.$D$3]))*([.$D$4]-[.$D$4]/2)^2" office:value-type="float" office:value="2.58333333333333" calcext:value-type="float">
            <text:p>2,5833333333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0]-[.Q9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9</text:p>
          </table:table-cell>
          <table:table-cell office:value-type="string" calcext:value-type="string">
            <text:p>=</text:p>
          </table:table-cell>
          <table:table-cell table:formula="of:=[.H10]-[.$D$2]*[.$D$3]/(2*[.H10]^2*([.$D$2]+[.$D$3]))*[.$D$4]^2" office:value-type="float" office:value="2.80346875615698" calcext:value-type="float">
            <text:p>2,8034687562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1]-[.H10]" office:value-type="float" office:value="-0.0208933461147107" calcext:value-type="float">
            <text:p>-0,0208933461</text:p>
          </table:table-cell>
          <table:table-cell table:number-columns-repeated="2"/>
          <table:table-cell office:value-type="string" calcext:value-type="string">
            <text:p>r9</text:p>
          </table:table-cell>
          <table:table-cell office:value-type="string" calcext:value-type="string">
            <text:p>=</text:p>
          </table:table-cell>
          <table:table-cell table:style-name="ce7" table:formula="of:=[.Q10]-[.$D$2]*[.$D$3]/(2*[.$D$1]^2*([.$D$2]+[.$D$3]))*([.$D$4]+[.$D$4]/2)^2-[.$D$2]*[.$D$3]/(2*[.$D$1]^2*([.$D$2]+[.$D$3]))*([.$D$4]-[.$D$4]/2)^2" office:value-type="float" office:value="2.53703703703704" calcext:value-type="float">
            <text:p>2,537037037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1]-[.Q10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0</text:p>
          </table:table-cell>
          <table:table-cell office:value-type="string" calcext:value-type="string">
            <text:p>=</text:p>
          </table:table-cell>
          <table:table-cell table:formula="of:=[.H11]-[.$D$2]*[.$D$3]/(2*[.H11]^2*([.$D$2]+[.$D$3]))*[.$D$4]^2" office:value-type="float" office:value="2.7822628268708" calcext:value-type="float">
            <text:p>2,7822628269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2]-[.H11]" office:value-type="float" office:value="-0.0212059292861824" calcext:value-type="float">
            <text:p>-0,0212059293</text:p>
          </table:table-cell>
          <table:table-cell table:number-columns-repeated="2"/>
          <table:table-cell office:value-type="string" calcext:value-type="string">
            <text:p>r10</text:p>
          </table:table-cell>
          <table:table-cell office:value-type="string" calcext:value-type="string">
            <text:p>=</text:p>
          </table:table-cell>
          <table:table-cell table:style-name="ce7" table:formula="of:=[.Q11]-[.$D$2]*[.$D$3]/(2*[.$D$1]^2*([.$D$2]+[.$D$3]))*([.$D$4]+[.$D$4]/2)^2-[.$D$2]*[.$D$3]/(2*[.$D$1]^2*([.$D$2]+[.$D$3]))*([.$D$4]-[.$D$4]/2)^2" office:value-type="float" office:value="2.49074074074074" calcext:value-type="float">
            <text:p>2,4907407407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2]-[.Q11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1</text:p>
          </table:table-cell>
          <table:table-cell office:value-type="string" calcext:value-type="string">
            <text:p>=</text:p>
          </table:table-cell>
          <table:table-cell table:formula="of:=[.H12]-[.$D$2]*[.$D$3]/(2*[.H12]^2*([.$D$2]+[.$D$3]))*[.$D$4]^2" office:value-type="float" office:value="2.76073240978428" calcext:value-type="float">
            <text:p>2,7607324098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3]-[.H12]" office:value-type="float" office:value="-0.021530417086522" calcext:value-type="float">
            <text:p>-0,0215304171</text:p>
          </table:table-cell>
          <table:table-cell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=</text:p>
          </table:table-cell>
          <table:table-cell table:style-name="ce7" table:formula="of:=[.Q12]-[.$D$2]*[.$D$3]/(2*[.$D$1]^2*([.$D$2]+[.$D$3]))*([.$D$4]+[.$D$4]/2)^2-[.$D$2]*[.$D$3]/(2*[.$D$1]^2*([.$D$2]+[.$D$3]))*([.$D$4]-[.$D$4]/2)^2" office:value-type="float" office:value="2.44444444444444" calcext:value-type="float">
            <text:p>2,4444444444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3]-[.Q12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2</text:p>
          </table:table-cell>
          <table:table-cell office:value-type="string" calcext:value-type="string">
            <text:p>=</text:p>
          </table:table-cell>
          <table:table-cell table:formula="of:=[.H13]-[.$D$2]*[.$D$3]/(2*[.H13]^2*([.$D$2]+[.$D$3]))*[.$D$4]^2" office:value-type="float" office:value="2.73886486008676" calcext:value-type="float">
            <text:p>2,7388648601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4]-[.H13]" office:value-type="float" office:value="-0.0218675496975131" calcext:value-type="float">
            <text:p>-0,0218675497</text:p>
          </table:table-cell>
          <table:table-cell table:number-columns-repeated="2"/>
          <table:table-cell office:value-type="string" calcext:value-type="string">
            <text:p>r12</text:p>
          </table:table-cell>
          <table:table-cell office:value-type="string" calcext:value-type="string">
            <text:p>=</text:p>
          </table:table-cell>
          <table:table-cell table:style-name="ce7" table:formula="of:=[.Q13]-[.$D$2]*[.$D$3]/(2*[.$D$1]^2*([.$D$2]+[.$D$3]))*([.$D$4]+[.$D$4]/2)^2-[.$D$2]*[.$D$3]/(2*[.$D$1]^2*([.$D$2]+[.$D$3]))*([.$D$4]-[.$D$4]/2)^2" office:value-type="float" office:value="2.39814814814815" calcext:value-type="float">
            <text:p>2,3981481481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4]-[.Q13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3</text:p>
          </table:table-cell>
          <table:table-cell office:value-type="string" calcext:value-type="string">
            <text:p>=</text:p>
          </table:table-cell>
          <table:table-cell table:formula="of:=[.H14]-[.$D$2]*[.$D$3]/(2*[.H14]^2*([.$D$2]+[.$D$3]))*[.$D$4]^2" office:value-type="float" office:value="2.71664672813915" calcext:value-type="float">
            <text:p>2,7166467281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5]-[.H14]" office:value-type="float" office:value="-0.0222181319476173" calcext:value-type="float">
            <text:p>-0,0222181319</text:p>
          </table:table-cell>
          <table:table-cell table:number-columns-repeated="2"/>
          <table:table-cell office:value-type="string" calcext:value-type="string">
            <text:p>r13</text:p>
          </table:table-cell>
          <table:table-cell office:value-type="string" calcext:value-type="string">
            <text:p>=</text:p>
          </table:table-cell>
          <table:table-cell table:style-name="ce7" table:formula="of:=[.Q14]-[.$D$2]*[.$D$3]/(2*[.$D$1]^2*([.$D$2]+[.$D$3]))*([.$D$4]+[.$D$4]/2)^2-[.$D$2]*[.$D$3]/(2*[.$D$1]^2*([.$D$2]+[.$D$3]))*([.$D$4]-[.$D$4]/2)^2" office:value-type="float" office:value="2.35185185185185" calcext:value-type="float">
            <text:p>2,3518518519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5]-[.Q14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4</text:p>
          </table:table-cell>
          <table:table-cell office:value-type="string" calcext:value-type="string">
            <text:p>=</text:p>
          </table:table-cell>
          <table:table-cell table:formula="of:=[.H15]-[.$D$2]*[.$D$3]/(2*[.H15]^2*([.$D$2]+[.$D$3]))*[.$D$4]^2" office:value-type="float" office:value="2.69406368747901" calcext:value-type="float">
            <text:p>2,6940636875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6]-[.H15]" office:value-type="float" office:value="-0.0225830406601415" calcext:value-type="float">
            <text:p>-0,0225830407</text:p>
          </table:table-cell>
          <table:table-cell table:number-columns-repeated="2"/>
          <table:table-cell office:value-type="string" calcext:value-type="string">
            <text:p>r14</text:p>
          </table:table-cell>
          <table:table-cell office:value-type="string" calcext:value-type="string">
            <text:p>=</text:p>
          </table:table-cell>
          <table:table-cell table:style-name="ce7" table:formula="of:=[.Q15]-[.$D$2]*[.$D$3]/(2*[.$D$1]^2*([.$D$2]+[.$D$3]))*([.$D$4]+[.$D$4]/2)^2-[.$D$2]*[.$D$3]/(2*[.$D$1]^2*([.$D$2]+[.$D$3]))*([.$D$4]-[.$D$4]/2)^2" office:value-type="float" office:value="2.30555555555556" calcext:value-type="float">
            <text:p>2,3055555556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6]-[.Q15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5</text:p>
          </table:table-cell>
          <table:table-cell office:value-type="string" calcext:value-type="string">
            <text:p>=</text:p>
          </table:table-cell>
          <table:table-cell table:formula="of:=[.H16]-[.$D$2]*[.$D$3]/(2*[.H16]^2*([.$D$2]+[.$D$3]))*[.$D$4]^2" office:value-type="float" office:value="2.67110045443964" calcext:value-type="float">
            <text:p>2,6711004544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7]-[.H16]" office:value-type="float" office:value="-0.0229632330393659" calcext:value-type="float">
            <text:p>-0,022963233</text:p>
          </table:table-cell>
          <table:table-cell table:number-columns-repeated="2"/>
          <table:table-cell office:value-type="string" calcext:value-type="string">
            <text:p>r15</text:p>
          </table:table-cell>
          <table:table-cell office:value-type="string" calcext:value-type="string">
            <text:p>=</text:p>
          </table:table-cell>
          <table:table-cell table:style-name="ce7" table:formula="of:=[.Q16]-[.$D$2]*[.$D$3]/(2*[.$D$1]^2*([.$D$2]+[.$D$3]))*([.$D$4]+[.$D$4]/2)^2-[.$D$2]*[.$D$3]/(2*[.$D$1]^2*([.$D$2]+[.$D$3]))*([.$D$4]-[.$D$4]/2)^2" office:value-type="float" office:value="2.25925925925926" calcext:value-type="float">
            <text:p>2,2592592593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7]-[.Q16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6</text:p>
          </table:table-cell>
          <table:table-cell office:value-type="string" calcext:value-type="string">
            <text:p>=</text:p>
          </table:table-cell>
          <table:table-cell table:formula="of:=[.H17]-[.$D$2]*[.$D$3]/(2*[.H17]^2*([.$D$2]+[.$D$3]))*[.$D$4]^2" office:value-type="float" office:value="2.64774069816835" calcext:value-type="float">
            <text:p>2,6477406982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8]-[.H17]" office:value-type="float" office:value="-0.0233597562712853" calcext:value-type="float">
            <text:p>-0,0233597563</text:p>
          </table:table-cell>
          <table:table-cell table:number-columns-repeated="2"/>
          <table:table-cell office:value-type="string" calcext:value-type="string">
            <text:p>r16</text:p>
          </table:table-cell>
          <table:table-cell office:value-type="string" calcext:value-type="string">
            <text:p>=</text:p>
          </table:table-cell>
          <table:table-cell table:style-name="ce7" table:formula="of:=[.Q17]-[.$D$2]*[.$D$3]/(2*[.$D$1]^2*([.$D$2]+[.$D$3]))*([.$D$4]+[.$D$4]/2)^2-[.$D$2]*[.$D$3]/(2*[.$D$1]^2*([.$D$2]+[.$D$3]))*([.$D$4]-[.$D$4]/2)^2" office:value-type="float" office:value="2.21296296296296" calcext:value-type="float">
            <text:p>2,212962963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8]-[.Q17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7</text:p>
          </table:table-cell>
          <table:table-cell office:value-type="string" calcext:value-type="string">
            <text:p>=</text:p>
          </table:table-cell>
          <table:table-cell table:formula="of:=[.H18]-[.$D$2]*[.$D$3]/(2*[.H18]^2*([.$D$2]+[.$D$3]))*[.$D$4]^2" office:value-type="float" office:value="2.62396693961728" calcext:value-type="float">
            <text:p>2,6239669396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9]-[.H18]" office:value-type="float" office:value="-0.0237737585510716" calcext:value-type="float">
            <text:p>-0,0237737586</text:p>
          </table:table-cell>
          <table:table-cell table:number-columns-repeated="2"/>
          <table:table-cell office:value-type="string" calcext:value-type="string">
            <text:p>r17</text:p>
          </table:table-cell>
          <table:table-cell office:value-type="string" calcext:value-type="string">
            <text:p>=</text:p>
          </table:table-cell>
          <table:table-cell table:style-name="ce7" table:formula="of:=[.Q18]-[.$D$2]*[.$D$3]/(2*[.$D$1]^2*([.$D$2]+[.$D$3]))*([.$D$4]+[.$D$4]/2)^2-[.$D$2]*[.$D$3]/(2*[.$D$1]^2*([.$D$2]+[.$D$3]))*([.$D$4]-[.$D$4]/2)^2" office:value-type="float" office:value="2.16666666666667" calcext:value-type="float">
            <text:p>2,1666666667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9]-[.Q18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8</text:p>
          </table:table-cell>
          <table:table-cell office:value-type="string" calcext:value-type="string">
            <text:p>=</text:p>
          </table:table-cell>
          <table:table-cell table:formula="of:=[.H19]-[.$D$2]*[.$D$3]/(2*[.H19]^2*([.$D$2]+[.$D$3]))*[.$D$4]^2" office:value-type="float" office:value="2.59976043782424" calcext:value-type="float">
            <text:p>2,5997604378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20]-[.H19]" office:value-type="float" office:value="-0.0242065017930435" calcext:value-type="float">
            <text:p>-0,0242065018</text:p>
          </table:table-cell>
          <table:table-cell table:number-columns-repeated="2"/>
          <table:table-cell office:value-type="string" calcext:value-type="string">
            <text:p>r18</text:p>
          </table:table-cell>
          <table:table-cell office:value-type="string" calcext:value-type="string">
            <text:p>=</text:p>
          </table:table-cell>
          <table:table-cell table:style-name="ce7" table:formula="of:=[.Q19]-[.$D$2]*[.$D$3]/(2*[.$D$1]^2*([.$D$2]+[.$D$3]))*([.$D$4]+[.$D$4]/2)^2-[.$D$2]*[.$D$3]/(2*[.$D$1]^2*([.$D$2]+[.$D$3]))*([.$D$4]-[.$D$4]/2)^2" office:value-type="float" office:value="2.12037037037037" calcext:value-type="float">
            <text:p>2,1203703704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20]-[.Q19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9</text:p>
          </table:table-cell>
          <table:table-cell office:value-type="string" calcext:value-type="string">
            <text:p>=</text:p>
          </table:table-cell>
          <table:table-cell table:formula="of:=[.H20]-[.$D$2]*[.$D$3]/(2*[.H20]^2*([.$D$2]+[.$D$3]))*[.$D$4]^2" office:value-type="float" office:value="2.57510106149118" calcext:value-type="float">
            <text:p>2,5751010615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21]-[.H20]" office:value-type="float" office:value="-0.0246593763330578" calcext:value-type="float">
            <text:p>-0,0246593763</text:p>
          </table:table-cell>
          <table:table-cell table:number-columns-repeated="2"/>
          <table:table-cell office:value-type="string" calcext:value-type="string">
            <text:p>r19</text:p>
          </table:table-cell>
          <table:table-cell office:value-type="string" calcext:value-type="string">
            <text:p>=</text:p>
          </table:table-cell>
          <table:table-cell table:style-name="ce7" table:formula="of:=[.Q20]-[.$D$2]*[.$D$3]/(2*[.$D$1]^2*([.$D$2]+[.$D$3]))*([.$D$4]+[.$D$4]/2)^2-[.$D$2]*[.$D$3]/(2*[.$D$1]^2*([.$D$2]+[.$D$3]))*([.$D$4]-[.$D$4]/2)^2" office:value-type="float" office:value="2.07407407407407" calcext:value-type="float">
            <text:p>2,0740740741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21]-[.Q20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20</text:p>
          </table:table-cell>
          <table:table-cell office:value-type="string" calcext:value-type="string">
            <text:p>=</text:p>
          </table:table-cell>
          <table:table-cell table:formula="of:=[.H21]-[.$D$2]*[.$D$3]/(2*[.H21]^2*([.$D$2]+[.$D$3]))*[.$D$4]^2" office:value-type="float" office:value="2.54996714349052" calcext:value-type="float">
            <text:p>2,5499671435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22]-[.H21]" office:value-type="float" office:value="-0.0251339180006584" calcext:value-type="float">
            <text:p>-0,025133918</text:p>
          </table:table-cell>
          <table:table-cell table:number-columns-repeated="2"/>
          <table:table-cell office:value-type="string" calcext:value-type="string">
            <text:p>r20</text:p>
          </table:table-cell>
          <table:table-cell office:value-type="string" calcext:value-type="string">
            <text:p>=</text:p>
          </table:table-cell>
          <table:table-cell table:style-name="ce7" table:formula="of:=[.Q21]-[.$D$2]*[.$D$3]/(2*[.$D$1]^2*([.$D$2]+[.$D$3]))*([.$D$4]+[.$D$4]/2)^2-[.$D$2]*[.$D$3]/(2*[.$D$1]^2*([.$D$2]+[.$D$3]))*([.$D$4]-[.$D$4]/2)^2" office:value-type="float" office:value="2.02777777777778" calcext:value-type="float">
            <text:p>2,0277777778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22]-[.Q21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21</text:p>
          </table:table-cell>
          <table:table-cell office:value-type="string" calcext:value-type="string">
            <text:p>=</text:p>
          </table:table-cell>
          <table:table-cell table:formula="of:=[.H22]-[.$D$2]*[.$D$3]/(2*[.H22]^2*([.$D$2]+[.$D$3]))*[.$D$4]^2" office:value-type="float" office:value="2.52433531546773" calcext:value-type="float">
            <text:p>2,5243353155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23]-[.H22]" office:value-type="float" office:value="-0.0256318280227972" calcext:value-type="float">
            <text:p>-0,025631828</text:p>
          </table:table-cell>
          <table:table-cell table:number-columns-repeated="2"/>
          <table:table-cell office:value-type="string" calcext:value-type="string">
            <text:p>r21</text:p>
          </table:table-cell>
          <table:table-cell office:value-type="string" calcext:value-type="string">
            <text:p>=</text:p>
          </table:table-cell>
          <table:table-cell table:style-name="ce7" table:formula="of:=[.Q22]-[.$D$2]*[.$D$3]/(2*[.$D$1]^2*([.$D$2]+[.$D$3]))*([.$D$4]+[.$D$4]/2)^2-[.$D$2]*[.$D$3]/(2*[.$D$1]^2*([.$D$2]+[.$D$3]))*([.$D$4]-[.$D$4]/2)^2" office:value-type="float" office:value="1.98148148148148" calcext:value-type="float">
            <text:p>1,9814814815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23]-[.Q22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22</text:p>
          </table:table-cell>
          <table:table-cell office:value-type="string" calcext:value-type="string">
            <text:p>=</text:p>
          </table:table-cell>
          <table:table-cell table:formula="of:=[.H23]-[.$D$2]*[.$D$3]/(2*[.H23]^2*([.$D$2]+[.$D$3]))*[.$D$4]^2" office:value-type="float" office:value="2.49818031914034" calcext:value-type="float">
            <text:p>2,4981803191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24]-[.H23]" office:value-type="float" office:value="-0.0261549963273908" calcext:value-type="float">
            <text:p>-0,0261549963</text:p>
          </table:table-cell>
          <table:table-cell table:number-columns-repeated="2"/>
          <table:table-cell office:value-type="string" calcext:value-type="string">
            <text:p>r22</text:p>
          </table:table-cell>
          <table:table-cell office:value-type="string" calcext:value-type="string">
            <text:p>=</text:p>
          </table:table-cell>
          <table:table-cell table:style-name="ce7" table:formula="of:=[.Q23]-[.$D$2]*[.$D$3]/(2*[.$D$1]^2*([.$D$2]+[.$D$3]))*([.$D$4]+[.$D$4]/2)^2-[.$D$2]*[.$D$3]/(2*[.$D$1]^2*([.$D$2]+[.$D$3]))*([.$D$4]-[.$D$4]/2)^2" office:value-type="float" office:value="1.93518518518519" calcext:value-type="float">
            <text:p>1,9351851852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24]-[.Q23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23</text:p>
          </table:table-cell>
          <table:table-cell office:value-type="string" calcext:value-type="string">
            <text:p>=</text:p>
          </table:table-cell>
          <table:table-cell table:formula="of:=[.H24]-[.$D$2]*[.$D$3]/(2*[.H24]^2*([.$D$2]+[.$D$3]))*[.$D$4]^2" office:value-type="float" office:value="2.47147479019031" calcext:value-type="float">
            <text:p>2,4714747902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25]-[.H24]" office:value-type="float" office:value="-0.0267055289500289" calcext:value-type="float">
            <text:p>-0,026705529</text:p>
          </table:table-cell>
          <table:table-cell table:number-columns-repeated="2"/>
          <table:table-cell office:value-type="string" calcext:value-type="string">
            <text:p>r23</text:p>
          </table:table-cell>
          <table:table-cell office:value-type="string" calcext:value-type="string">
            <text:p>=</text:p>
          </table:table-cell>
          <table:table-cell table:style-name="ce7" table:formula="of:=[.Q24]-[.$D$2]*[.$D$3]/(2*[.$D$1]^2*([.$D$2]+[.$D$3]))*([.$D$4]+[.$D$4]/2)^2-[.$D$2]*[.$D$3]/(2*[.$D$1]^2*([.$D$2]+[.$D$3]))*([.$D$4]-[.$D$4]/2)^2" office:value-type="float" office:value="1.88888888888889" calcext:value-type="float">
            <text:p>1,8888888889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25]-[.Q24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24</text:p>
          </table:table-cell>
          <table:table-cell office:value-type="string" calcext:value-type="string">
            <text:p>=</text:p>
          </table:table-cell>
          <table:table-cell table:formula="of:=[.H25]-[.$D$2]*[.$D$3]/(2*[.H25]^2*([.$D$2]+[.$D$3]))*[.$D$4]^2" office:value-type="float" office:value="2.44418900977078" calcext:value-type="float">
            <text:p>2,4441890098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26]-[.H25]" office:value-type="float" office:value="-0.0272857804195312" calcext:value-type="float">
            <text:p>-0,0272857804</text:p>
          </table:table-cell>
          <table:table-cell table:number-columns-repeated="2"/>
          <table:table-cell office:value-type="string" calcext:value-type="string">
            <text:p>r24</text:p>
          </table:table-cell>
          <table:table-cell office:value-type="string" calcext:value-type="string">
            <text:p>=</text:p>
          </table:table-cell>
          <table:table-cell table:style-name="ce7" table:formula="of:=[.Q25]-[.$D$2]*[.$D$3]/(2*[.$D$1]^2*([.$D$2]+[.$D$3]))*([.$D$4]+[.$D$4]/2)^2-[.$D$2]*[.$D$3]/(2*[.$D$1]^2*([.$D$2]+[.$D$3]))*([.$D$4]-[.$D$4]/2)^2" office:value-type="float" office:value="1.84259259259259" calcext:value-type="float">
            <text:p>1,8425925926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26]-[.Q25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25</text:p>
          </table:table-cell>
          <table:table-cell office:value-type="string" calcext:value-type="string">
            <text:p>=</text:p>
          </table:table-cell>
          <table:table-cell table:formula="of:=[.H26]-[.$D$2]*[.$D$3]/(2*[.H26]^2*([.$D$2]+[.$D$3]))*[.$D$4]^2" office:value-type="float" office:value="2.41629061755099" calcext:value-type="float">
            <text:p>2,4162906176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27]-[.H26]" office:value-type="float" office:value="-0.0278983922197837" calcext:value-type="float">
            <text:p>-0,0278983922</text:p>
          </table:table-cell>
          <table:table-cell table:number-columns-repeated="2"/>
          <table:table-cell office:value-type="string" calcext:value-type="string">
            <text:p>r25</text:p>
          </table:table-cell>
          <table:table-cell office:value-type="string" calcext:value-type="string">
            <text:p>=</text:p>
          </table:table-cell>
          <table:table-cell table:style-name="ce7" table:formula="of:=[.Q26]-[.$D$2]*[.$D$3]/(2*[.$D$1]^2*([.$D$2]+[.$D$3]))*([.$D$4]+[.$D$4]/2)^2-[.$D$2]*[.$D$3]/(2*[.$D$1]^2*([.$D$2]+[.$D$3]))*([.$D$4]-[.$D$4]/2)^2" office:value-type="float" office:value="1.7962962962963" calcext:value-type="float">
            <text:p>1,7962962963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27]-[.Q26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26</text:p>
          </table:table-cell>
          <table:table-cell office:value-type="string" calcext:value-type="string">
            <text:p>=</text:p>
          </table:table-cell>
          <table:table-cell table:formula="of:=[.H27]-[.$D$2]*[.$D$3]/(2*[.H27]^2*([.$D$2]+[.$D$3]))*[.$D$4]^2" office:value-type="float" office:value="2.38774427883851" calcext:value-type="float">
            <text:p>2,3877442788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28]-[.H27]" office:value-type="float" office:value="-0.0285463387124802" calcext:value-type="float">
            <text:p>-0,0285463387</text:p>
          </table:table-cell>
          <table:table-cell table:number-columns-repeated="2"/>
          <table:table-cell office:value-type="string" calcext:value-type="string">
            <text:p>r26</text:p>
          </table:table-cell>
          <table:table-cell office:value-type="string" calcext:value-type="string">
            <text:p>=</text:p>
          </table:table-cell>
          <table:table-cell table:style-name="ce7" table:formula="of:=[.Q27]-[.$D$2]*[.$D$3]/(2*[.$D$1]^2*([.$D$2]+[.$D$3]))*([.$D$4]+[.$D$4]/2)^2-[.$D$2]*[.$D$3]/(2*[.$D$1]^2*([.$D$2]+[.$D$3]))*([.$D$4]-[.$D$4]/2)^2" office:value-type="float" office:value="1.75" calcext:value-type="float">
            <text:p>1,75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28]-[.Q27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27</text:p>
          </table:table-cell>
          <table:table-cell office:value-type="string" calcext:value-type="string">
            <text:p>=</text:p>
          </table:table-cell>
          <table:table-cell table:formula="of:=[.H28]-[.$D$2]*[.$D$3]/(2*[.H28]^2*([.$D$2]+[.$D$3]))*[.$D$4]^2" office:value-type="float" office:value="2.35851129655803" calcext:value-type="float">
            <text:p>2,3585112966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29]-[.H28]" office:value-type="float" office:value="-0.0292329822804853" calcext:value-type="float">
            <text:p>-0,0292329823</text:p>
          </table:table-cell>
          <table:table-cell table:number-columns-repeated="2"/>
          <table:table-cell office:value-type="string" calcext:value-type="string">
            <text:p>r27</text:p>
          </table:table-cell>
          <table:table-cell office:value-type="string" calcext:value-type="string">
            <text:p>=</text:p>
          </table:table-cell>
          <table:table-cell table:style-name="ce7" table:formula="of:=[.Q28]-[.$D$2]*[.$D$3]/(2*[.$D$1]^2*([.$D$2]+[.$D$3]))*([.$D$4]+[.$D$4]/2)^2-[.$D$2]*[.$D$3]/(2*[.$D$1]^2*([.$D$2]+[.$D$3]))*([.$D$4]-[.$D$4]/2)^2" office:value-type="float" office:value="1.7037037037037" calcext:value-type="float">
            <text:p>1,7037037037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29]-[.Q28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28</text:p>
          </table:table-cell>
          <table:table-cell office:value-type="string" calcext:value-type="string">
            <text:p>=</text:p>
          </table:table-cell>
          <table:table-cell table:formula="of:=[.H29]-[.$D$2]*[.$D$3]/(2*[.H29]^2*([.$D$2]+[.$D$3]))*[.$D$4]^2" office:value-type="float" office:value="2.32854915661255" calcext:value-type="float">
            <text:p>2,3285491566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30]-[.H29]" office:value-type="float" office:value="-0.0299621399454759" calcext:value-type="float">
            <text:p>-0,0299621399</text:p>
          </table:table-cell>
          <table:table-cell table:number-columns-repeated="2"/>
          <table:table-cell office:value-type="string" calcext:value-type="string">
            <text:p>r28</text:p>
          </table:table-cell>
          <table:table-cell office:value-type="string" calcext:value-type="string">
            <text:p>=</text:p>
          </table:table-cell>
          <table:table-cell table:style-name="ce7" table:formula="of:=[.Q29]-[.$D$2]*[.$D$3]/(2*[.$D$1]^2*([.$D$2]+[.$D$3]))*([.$D$4]+[.$D$4]/2)^2-[.$D$2]*[.$D$3]/(2*[.$D$1]^2*([.$D$2]+[.$D$3]))*([.$D$4]-[.$D$4]/2)^2" office:value-type="float" office:value="1.65740740740741" calcext:value-type="float">
            <text:p>1,6574074074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30]-[.Q29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29</text:p>
          </table:table-cell>
          <table:table-cell office:value-type="string" calcext:value-type="string">
            <text:p>=</text:p>
          </table:table-cell>
          <table:table-cell table:formula="of:=[.H30]-[.$D$2]*[.$D$3]/(2*[.H30]^2*([.$D$2]+[.$D$3]))*[.$D$4]^2" office:value-type="float" office:value="2.29781099224264" calcext:value-type="float">
            <text:p>2,2978109922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31]-[.H30]" office:value-type="float" office:value="-0.0307381643699109" calcext:value-type="float">
            <text:p>-0,0307381644</text:p>
          </table:table-cell>
          <table:table-cell table:number-columns-repeated="2"/>
          <table:table-cell office:value-type="string" calcext:value-type="string">
            <text:p>r29</text:p>
          </table:table-cell>
          <table:table-cell office:value-type="string" calcext:value-type="string">
            <text:p>=</text:p>
          </table:table-cell>
          <table:table-cell table:style-name="ce7" table:formula="of:=[.Q30]-[.$D$2]*[.$D$3]/(2*[.$D$1]^2*([.$D$2]+[.$D$3]))*([.$D$4]+[.$D$4]/2)^2-[.$D$2]*[.$D$3]/(2*[.$D$1]^2*([.$D$2]+[.$D$3]))*([.$D$4]-[.$D$4]/2)^2" office:value-type="float" office:value="1.61111111111111" calcext:value-type="float">
            <text:p>1,6111111111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31]-[.Q30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30</text:p>
          </table:table-cell>
          <table:table-cell office:value-type="string" calcext:value-type="string">
            <text:p>=</text:p>
          </table:table-cell>
          <table:table-cell table:formula="of:=[.H31]-[.$D$2]*[.$D$3]/(2*[.H31]^2*([.$D$2]+[.$D$3]))*[.$D$4]^2" office:value-type="float" office:value="2.2662449492086" calcext:value-type="float">
            <text:p>2,2662449492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32]-[.H31]" office:value-type="float" office:value="-0.0315660430340357" calcext:value-type="float">
            <text:p>-0,031566043</text:p>
          </table:table-cell>
          <table:table-cell table:number-columns-repeated="2"/>
          <table:table-cell office:value-type="string" calcext:value-type="string">
            <text:p>r30</text:p>
          </table:table-cell>
          <table:table-cell office:value-type="string" calcext:value-type="string">
            <text:p>=</text:p>
          </table:table-cell>
          <table:table-cell table:style-name="ce7" table:formula="of:=[.Q31]-[.$D$2]*[.$D$3]/(2*[.$D$1]^2*([.$D$2]+[.$D$3]))*([.$D$4]+[.$D$4]/2)^2-[.$D$2]*[.$D$3]/(2*[.$D$1]^2*([.$D$2]+[.$D$3]))*([.$D$4]-[.$D$4]/2)^2" office:value-type="float" office:value="1.56481481481482" calcext:value-type="float">
            <text:p>1,5648148148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32]-[.Q31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31</text:p>
          </table:table-cell>
          <table:table-cell office:value-type="string" calcext:value-type="string">
            <text:p>=</text:p>
          </table:table-cell>
          <table:table-cell table:formula="of:=[.H32]-[.$D$2]*[.$D$3]/(2*[.H32]^2*([.$D$2]+[.$D$3]))*[.$D$4]^2" office:value-type="float" office:value="2.23379342863623" calcext:value-type="float">
            <text:p>2,2337934286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33]-[.H32]" office:value-type="float" office:value="-0.032451520572375" calcext:value-type="float">
            <text:p>-0,0324515206</text:p>
          </table:table-cell>
          <table:table-cell table:number-columns-repeated="2"/>
          <table:table-cell office:value-type="string" calcext:value-type="string">
            <text:p>r31</text:p>
          </table:table-cell>
          <table:table-cell office:value-type="string" calcext:value-type="string">
            <text:p>=</text:p>
          </table:table-cell>
          <table:table-cell table:style-name="ce7" table:formula="of:=[.Q32]-[.$D$2]*[.$D$3]/(2*[.$D$1]^2*([.$D$2]+[.$D$3]))*([.$D$4]+[.$D$4]/2)^2-[.$D$2]*[.$D$3]/(2*[.$D$1]^2*([.$D$2]+[.$D$3]))*([.$D$4]-[.$D$4]/2)^2" office:value-type="float" office:value="1.51851851851852" calcext:value-type="float">
            <text:p>1,5185185185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33]-[.Q32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32</text:p>
          </table:table-cell>
          <table:table-cell office:value-type="string" calcext:value-type="string">
            <text:p>=</text:p>
          </table:table-cell>
          <table:table-cell table:formula="of:=[.H33]-[.$D$2]*[.$D$3]/(2*[.H33]^2*([.$D$2]+[.$D$3]))*[.$D$4]^2" office:value-type="float" office:value="2.2003921777459" calcext:value-type="float">
            <text:p>2,2003921777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34]-[.H33]" office:value-type="float" office:value="-0.0334012508903263" calcext:value-type="float">
            <text:p>-0,0334012509</text:p>
          </table:table-cell>
          <table:table-cell table:number-columns-repeated="2"/>
          <table:table-cell office:value-type="string" calcext:value-type="string">
            <text:p>r32</text:p>
          </table:table-cell>
          <table:table-cell office:value-type="string" calcext:value-type="string">
            <text:p>=</text:p>
          </table:table-cell>
          <table:table-cell table:style-name="ce7" table:formula="of:=[.Q33]-[.$D$2]*[.$D$3]/(2*[.$D$1]^2*([.$D$2]+[.$D$3]))*([.$D$4]+[.$D$4]/2)^2-[.$D$2]*[.$D$3]/(2*[.$D$1]^2*([.$D$2]+[.$D$3]))*([.$D$4]-[.$D$4]/2)^2" office:value-type="float" office:value="1.47222222222222" calcext:value-type="float">
            <text:p>1,4722222222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34]-[.Q33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33</text:p>
          </table:table-cell>
          <table:table-cell office:value-type="string" calcext:value-type="string">
            <text:p>=</text:p>
          </table:table-cell>
          <table:table-cell table:formula="of:=[.H34]-[.$D$2]*[.$D$3]/(2*[.H34]^2*([.$D$2]+[.$D$3]))*[.$D$4]^2" office:value-type="float" office:value="2.16596918979527" calcext:value-type="float">
            <text:p>2,1659691898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35]-[.H34]" office:value-type="float" office:value="-0.0344229879506361" calcext:value-type="float">
            <text:p>-0,034422988</text:p>
          </table:table-cell>
          <table:table-cell table:number-columns-repeated="2"/>
          <table:table-cell office:value-type="string" calcext:value-type="string">
            <text:p>r33</text:p>
          </table:table-cell>
          <table:table-cell office:value-type="string" calcext:value-type="string">
            <text:p>=</text:p>
          </table:table-cell>
          <table:table-cell table:style-name="ce7" table:formula="of:=[.Q34]-[.$D$2]*[.$D$3]/(2*[.$D$1]^2*([.$D$2]+[.$D$3]))*([.$D$4]+[.$D$4]/2)^2-[.$D$2]*[.$D$3]/(2*[.$D$1]^2*([.$D$2]+[.$D$3]))*([.$D$4]-[.$D$4]/2)^2" office:value-type="float" office:value="1.42592592592593" calcext:value-type="float">
            <text:p>1,4259259259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35]-[.Q34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34</text:p>
          </table:table-cell>
          <table:table-cell office:value-type="string" calcext:value-type="string">
            <text:p>=</text:p>
          </table:table-cell>
          <table:table-cell table:formula="of:=[.H35]-[.$D$2]*[.$D$3]/(2*[.H35]^2*([.$D$2]+[.$D$3]))*[.$D$4]^2" office:value-type="float" office:value="2.13044336248802" calcext:value-type="float">
            <text:p>2,1304433625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36]-[.H35]" office:value-type="float" office:value="-0.0355258273072416" calcext:value-type="float">
            <text:p>-0,0355258273</text:p>
          </table:table-cell>
          <table:table-cell table:number-columns-repeated="2"/>
          <table:table-cell office:value-type="string" calcext:value-type="string">
            <text:p>r34</text:p>
          </table:table-cell>
          <table:table-cell office:value-type="string" calcext:value-type="string">
            <text:p>=</text:p>
          </table:table-cell>
          <table:table-cell table:style-name="ce7" table:formula="of:=[.Q35]-[.$D$2]*[.$D$3]/(2*[.$D$1]^2*([.$D$2]+[.$D$3]))*([.$D$4]+[.$D$4]/2)^2-[.$D$2]*[.$D$3]/(2*[.$D$1]^2*([.$D$2]+[.$D$3]))*([.$D$4]-[.$D$4]/2)^2" office:value-type="float" office:value="1.37962962962963" calcext:value-type="float">
            <text:p>1,3796296296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36]-[.Q35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35</text:p>
          </table:table-cell>
          <table:table-cell office:value-type="string" calcext:value-type="string">
            <text:p>=</text:p>
          </table:table-cell>
          <table:table-cell table:formula="of:=[.H36]-[.$D$2]*[.$D$3]/(2*[.H36]^2*([.$D$2]+[.$D$3]))*[.$D$4]^2" office:value-type="float" office:value="2.09372284748368" calcext:value-type="float">
            <text:p>2,0937228475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37]-[.H36]" office:value-type="float" office:value="-0.0367205150043457" calcext:value-type="float">
            <text:p>-0,036720515</text:p>
          </table:table-cell>
          <table:table-cell table:number-columns-repeated="2"/>
          <table:table-cell office:value-type="string" calcext:value-type="string">
            <text:p>r35</text:p>
          </table:table-cell>
          <table:table-cell office:value-type="string" calcext:value-type="string">
            <text:p>=</text:p>
          </table:table-cell>
          <table:table-cell table:style-name="ce7" table:formula="of:=[.Q36]-[.$D$2]*[.$D$3]/(2*[.$D$1]^2*([.$D$2]+[.$D$3]))*([.$D$4]+[.$D$4]/2)^2-[.$D$2]*[.$D$3]/(2*[.$D$1]^2*([.$D$2]+[.$D$3]))*([.$D$4]-[.$D$4]/2)^2" office:value-type="float" office:value="1.33333333333333" calcext:value-type="float">
            <text:p>1,3333333333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37]-[.Q36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36</text:p>
          </table:table-cell>
          <table:table-cell office:value-type="string" calcext:value-type="string">
            <text:p>=</text:p>
          </table:table-cell>
          <table:table-cell table:formula="of:=[.H37]-[.$D$2]*[.$D$3]/(2*[.H37]^2*([.$D$2]+[.$D$3]))*[.$D$4]^2" office:value-type="float" office:value="2.05570300046021" calcext:value-type="float">
            <text:p>2,0557030005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38]-[.H37]" office:value-type="float" office:value="-0.0380198470234734" calcext:value-type="float">
            <text:p>-0,038019847</text:p>
          </table:table-cell>
          <table:table-cell table:number-columns-repeated="2"/>
          <table:table-cell office:value-type="string" calcext:value-type="string">
            <text:p>r36</text:p>
          </table:table-cell>
          <table:table-cell office:value-type="string" calcext:value-type="string">
            <text:p>=</text:p>
          </table:table-cell>
          <table:table-cell table:style-name="ce7" table:formula="of:=[.Q37]-[.$D$2]*[.$D$3]/(2*[.$D$1]^2*([.$D$2]+[.$D$3]))*([.$D$4]+[.$D$4]/2)^2-[.$D$2]*[.$D$3]/(2*[.$D$1]^2*([.$D$2]+[.$D$3]))*([.$D$4]-[.$D$4]/2)^2" office:value-type="float" office:value="1.28703703703704" calcext:value-type="float">
            <text:p>1,287037037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38]-[.Q37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37</text:p>
          </table:table-cell>
          <table:table-cell office:value-type="string" calcext:value-type="string">
            <text:p>=</text:p>
          </table:table-cell>
          <table:table-cell table:formula="of:=[.H38]-[.$D$2]*[.$D$3]/(2*[.H38]^2*([.$D$2]+[.$D$3]))*[.$D$4]^2" office:value-type="float" office:value="2.01626380835031" calcext:value-type="float">
            <text:p>2,0162638084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39]-[.H38]" office:value-type="float" office:value="-0.039439192109898" calcext:value-type="float">
            <text:p>-0,0394391921</text:p>
          </table:table-cell>
          <table:table-cell table:number-columns-repeated="2"/>
          <table:table-cell office:value-type="string" calcext:value-type="string">
            <text:p>r37</text:p>
          </table:table-cell>
          <table:table-cell office:value-type="string" calcext:value-type="string">
            <text:p>=</text:p>
          </table:table-cell>
          <table:table-cell table:style-name="ce7" table:formula="of:=[.Q38]-[.$D$2]*[.$D$3]/(2*[.$D$1]^2*([.$D$2]+[.$D$3]))*([.$D$4]+[.$D$4]/2)^2-[.$D$2]*[.$D$3]/(2*[.$D$1]^2*([.$D$2]+[.$D$3]))*([.$D$4]-[.$D$4]/2)^2" office:value-type="float" office:value="1.24074074074074" calcext:value-type="float">
            <text:p>1,2407407407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39]-[.Q38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38</text:p>
          </table:table-cell>
          <table:table-cell office:value-type="string" calcext:value-type="string">
            <text:p>=</text:p>
          </table:table-cell>
          <table:table-cell table:formula="of:=[.H39]-[.$D$2]*[.$D$3]/(2*[.H39]^2*([.$D$2]+[.$D$3]))*[.$D$4]^2" office:value-type="float" office:value="1.97526662310375" calcext:value-type="float">
            <text:p>1,9752666231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40]-[.H39]" office:value-type="float" office:value="-0.040997185246562" calcext:value-type="float">
            <text:p>-0,0409971852</text:p>
          </table:table-cell>
          <table:table-cell table:number-columns-repeated="2"/>
          <table:table-cell office:value-type="string" calcext:value-type="string">
            <text:p>r38</text:p>
          </table:table-cell>
          <table:table-cell office:value-type="string" calcext:value-type="string">
            <text:p>=</text:p>
          </table:table-cell>
          <table:table-cell table:style-name="ce7" table:formula="of:=[.Q39]-[.$D$2]*[.$D$3]/(2*[.$D$1]^2*([.$D$2]+[.$D$3]))*([.$D$4]+[.$D$4]/2)^2-[.$D$2]*[.$D$3]/(2*[.$D$1]^2*([.$D$2]+[.$D$3]))*([.$D$4]-[.$D$4]/2)^2" office:value-type="float" office:value="1.19444444444445" calcext:value-type="float">
            <text:p>1,1944444444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40]-[.Q39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39</text:p>
          </table:table-cell>
          <table:table-cell office:value-type="string" calcext:value-type="string">
            <text:p>=</text:p>
          </table:table-cell>
          <table:table-cell table:formula="of:=[.H40]-[.$D$2]*[.$D$3]/(2*[.H40]^2*([.$D$2]+[.$D$3]))*[.$D$4]^2" office:value-type="float" office:value="1.93254996203086" calcext:value-type="float">
            <text:p>1,932549962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41]-[.H40]" office:value-type="float" office:value="-0.0427166610728895" calcext:value-type="float">
            <text:p>-0,0427166611</text:p>
          </table:table-cell>
          <table:table-cell table:number-columns-repeated="2"/>
          <table:table-cell office:value-type="string" calcext:value-type="string">
            <text:p>r39</text:p>
          </table:table-cell>
          <table:table-cell office:value-type="string" calcext:value-type="string">
            <text:p>=</text:p>
          </table:table-cell>
          <table:table-cell table:style-name="ce7" table:formula="of:=[.Q40]-[.$D$2]*[.$D$3]/(2*[.$D$1]^2*([.$D$2]+[.$D$3]))*([.$D$4]+[.$D$4]/2)^2-[.$D$2]*[.$D$3]/(2*[.$D$1]^2*([.$D$2]+[.$D$3]))*([.$D$4]-[.$D$4]/2)^2" office:value-type="float" office:value="1.14814814814815" calcext:value-type="float">
            <text:p>1,1481481481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41]-[.Q40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40</text:p>
          </table:table-cell>
          <table:table-cell office:value-type="string" calcext:value-type="string">
            <text:p>=</text:p>
          </table:table-cell>
          <table:table-cell table:formula="of:=[.H41]-[.$D$2]*[.$D$3]/(2*[.H41]^2*([.$D$2]+[.$D$3]))*[.$D$4]^2" office:value-type="float" office:value="1.88792403113398" calcext:value-type="float">
            <text:p>1,8879240311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42]-[.H41]" office:value-type="float" office:value="-0.0446259308968806" calcext:value-type="float">
            <text:p>-0,0446259309</text:p>
          </table:table-cell>
          <table:table-cell table:number-columns-repeated="2"/>
          <table:table-cell office:value-type="string" calcext:value-type="string">
            <text:p>r40</text:p>
          </table:table-cell>
          <table:table-cell office:value-type="string" calcext:value-type="string">
            <text:p>=</text:p>
          </table:table-cell>
          <table:table-cell table:style-name="ce7" table:formula="of:=[.Q41]-[.$D$2]*[.$D$3]/(2*[.$D$1]^2*([.$D$2]+[.$D$3]))*([.$D$4]+[.$D$4]/2)^2-[.$D$2]*[.$D$3]/(2*[.$D$1]^2*([.$D$2]+[.$D$3]))*([.$D$4]-[.$D$4]/2)^2" office:value-type="float" office:value="1.10185185185185" calcext:value-type="float">
            <text:p>1,1018518519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42]-[.Q41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41</text:p>
          </table:table-cell>
          <table:table-cell office:value-type="string" calcext:value-type="string">
            <text:p>=</text:p>
          </table:table-cell>
          <table:table-cell table:formula="of:=[.H42]-[.$D$2]*[.$D$3]/(2*[.H42]^2*([.$D$2]+[.$D$3]))*[.$D$4]^2" office:value-type="float" office:value="1.84116346931779" calcext:value-type="float">
            <text:p>1,8411634693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43]-[.H42]" office:value-type="float" office:value="-0.0467605618161893" calcext:value-type="float">
            <text:p>-0,0467605618</text:p>
          </table:table-cell>
          <table:table-cell table:number-columns-repeated="2"/>
          <table:table-cell office:value-type="string" calcext:value-type="string">
            <text:p>r41</text:p>
          </table:table-cell>
          <table:table-cell office:value-type="string" calcext:value-type="string">
            <text:p>=</text:p>
          </table:table-cell>
          <table:table-cell table:style-name="ce7" table:formula="of:=[.Q42]-[.$D$2]*[.$D$3]/(2*[.$D$1]^2*([.$D$2]+[.$D$3]))*([.$D$4]+[.$D$4]/2)^2-[.$D$2]*[.$D$3]/(2*[.$D$1]^2*([.$D$2]+[.$D$3]))*([.$D$4]-[.$D$4]/2)^2" office:value-type="float" office:value="1.05555555555556" calcext:value-type="float">
            <text:p>1,0555555556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43]-[.Q42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42</text:p>
          </table:table-cell>
          <table:table-cell office:value-type="string" calcext:value-type="string">
            <text:p>=</text:p>
          </table:table-cell>
          <table:table-cell table:formula="of:=[.H43]-[.$D$2]*[.$D$3]/(2*[.H43]^2*([.$D$2]+[.$D$3]))*[.$D$4]^2" office:value-type="float" office:value="1.79199756283575" calcext:value-type="float">
            <text:p>1,7919975628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44]-[.H43]" office:value-type="float" office:value="-0.0491659064820378" calcext:value-type="float">
            <text:p>-0,0491659065</text:p>
          </table:table-cell>
          <table:table-cell table:number-columns-repeated="2"/>
          <table:table-cell office:value-type="string" calcext:value-type="string">
            <text:p>r42</text:p>
          </table:table-cell>
          <table:table-cell office:value-type="string" calcext:value-type="string">
            <text:p>=</text:p>
          </table:table-cell>
          <table:table-cell table:style-name="ce7" table:formula="of:=[.Q43]-[.$D$2]*[.$D$3]/(2*[.$D$1]^2*([.$D$2]+[.$D$3]))*([.$D$4]+[.$D$4]/2)^2-[.$D$2]*[.$D$3]/(2*[.$D$1]^2*([.$D$2]+[.$D$3]))*([.$D$4]-[.$D$4]/2)^2" office:value-type="float" office:value="1.00925925925926" calcext:value-type="float">
            <text:p>1,0092592593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44]-[.Q43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43</text:p>
          </table:table-cell>
          <table:table-cell office:value-type="string" calcext:value-type="string">
            <text:p>=</text:p>
          </table:table-cell>
          <table:table-cell table:formula="of:=[.H44]-[.$D$2]*[.$D$3]/(2*[.H44]^2*([.$D$2]+[.$D$3]))*[.$D$4]^2" office:value-type="float" office:value="1.74009677859342" calcext:value-type="float">
            <text:p>1,7400967786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45]-[.H44]" office:value-type="float" office:value="-0.0519007842423282" calcext:value-type="float">
            <text:p>-0,0519007842</text:p>
          </table:table-cell>
          <table:table-cell table:number-columns-repeated="2"/>
          <table:table-cell office:value-type="string" calcext:value-type="string">
            <text:p>r43</text:p>
          </table:table-cell>
          <table:table-cell office:value-type="string" calcext:value-type="string">
            <text:p>=</text:p>
          </table:table-cell>
          <table:table-cell table:style-name="ce7" table:formula="of:=[.Q44]-[.$D$2]*[.$D$3]/(2*[.$D$1]^2*([.$D$2]+[.$D$3]))*([.$D$4]+[.$D$4]/2)^2-[.$D$2]*[.$D$3]/(2*[.$D$1]^2*([.$D$2]+[.$D$3]))*([.$D$4]-[.$D$4]/2)^2" office:value-type="float" office:value="0.962962962962964" calcext:value-type="float">
            <text:p>0,962962963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45]-[.Q44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44</text:p>
          </table:table-cell>
          <table:table-cell office:value-type="string" calcext:value-type="string">
            <text:p>=</text:p>
          </table:table-cell>
          <table:table-cell table:formula="of:=[.H45]-[.$D$2]*[.$D$3]/(2*[.H45]^2*([.$D$2]+[.$D$3]))*[.$D$4]^2" office:value-type="float" office:value="1.68505379793121" calcext:value-type="float">
            <text:p>1,6850537979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46]-[.H45]" office:value-type="float" office:value="-0.0550429806622117" calcext:value-type="float">
            <text:p>-0,0550429807</text:p>
          </table:table-cell>
          <table:table-cell table:number-columns-repeated="2"/>
          <table:table-cell office:value-type="string" calcext:value-type="string">
            <text:p>r44</text:p>
          </table:table-cell>
          <table:table-cell office:value-type="string" calcext:value-type="string">
            <text:p>=</text:p>
          </table:table-cell>
          <table:table-cell table:style-name="ce7" table:formula="of:=[.Q45]-[.$D$2]*[.$D$3]/(2*[.$D$1]^2*([.$D$2]+[.$D$3]))*([.$D$4]+[.$D$4]/2)^2-[.$D$2]*[.$D$3]/(2*[.$D$1]^2*([.$D$2]+[.$D$3]))*([.$D$4]-[.$D$4]/2)^2" office:value-type="float" office:value="0.916666666666667" calcext:value-type="float">
            <text:p>0,9166666667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46]-[.Q45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45</text:p>
          </table:table-cell>
          <table:table-cell office:value-type="string" calcext:value-type="string">
            <text:p>=</text:p>
          </table:table-cell>
          <table:table-cell table:formula="of:=[.H46]-[.$D$2]*[.$D$3]/(2*[.H46]^2*([.$D$2]+[.$D$3]))*[.$D$4]^2" office:value-type="float" office:value="1.62635608124521" calcext:value-type="float">
            <text:p>1,6263560812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47]-[.H46]" office:value-type="float" office:value="-0.0586977166859941" calcext:value-type="float">
            <text:p>-0,0586977167</text:p>
          </table:table-cell>
          <table:table-cell table:number-columns-repeated="2"/>
          <table:table-cell office:value-type="string" calcext:value-type="string">
            <text:p>r45</text:p>
          </table:table-cell>
          <table:table-cell office:value-type="string" calcext:value-type="string">
            <text:p>=</text:p>
          </table:table-cell>
          <table:table-cell table:style-name="ce7" table:formula="of:=[.Q46]-[.$D$2]*[.$D$3]/(2*[.$D$1]^2*([.$D$2]+[.$D$3]))*([.$D$4]+[.$D$4]/2)^2-[.$D$2]*[.$D$3]/(2*[.$D$1]^2*([.$D$2]+[.$D$3]))*([.$D$4]-[.$D$4]/2)^2" office:value-type="float" office:value="0.870370370370371" calcext:value-type="float">
            <text:p>0,8703703704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47]-[.Q46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46</text:p>
          </table:table-cell>
          <table:table-cell office:value-type="string" calcext:value-type="string">
            <text:p>=</text:p>
          </table:table-cell>
          <table:table-cell table:formula="of:=[.H47]-[.$D$2]*[.$D$3]/(2*[.H47]^2*([.$D$2]+[.$D$3]))*[.$D$4]^2" office:value-type="float" office:value="1.56334492139762" calcext:value-type="float">
            <text:p>1,5633449214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48]-[.H47]" office:value-type="float" office:value="-0.0630111598475898" calcext:value-type="float">
            <text:p>-0,0630111598</text:p>
          </table:table-cell>
          <table:table-cell table:number-columns-repeated="2"/>
          <table:table-cell office:value-type="string" calcext:value-type="string">
            <text:p>r46</text:p>
          </table:table-cell>
          <table:table-cell office:value-type="string" calcext:value-type="string">
            <text:p>=</text:p>
          </table:table-cell>
          <table:table-cell table:style-name="ce7" table:formula="of:=[.Q47]-[.$D$2]*[.$D$3]/(2*[.$D$1]^2*([.$D$2]+[.$D$3]))*([.$D$4]+[.$D$4]/2)^2-[.$D$2]*[.$D$3]/(2*[.$D$1]^2*([.$D$2]+[.$D$3]))*([.$D$4]-[.$D$4]/2)^2" office:value-type="float" office:value="0.824074074074075" calcext:value-type="float">
            <text:p>0,8240740741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48]-[.Q47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47</text:p>
          </table:table-cell>
          <table:table-cell office:value-type="string" calcext:value-type="string">
            <text:p>=</text:p>
          </table:table-cell>
          <table:table-cell table:formula="of:=[.H48]-[.$D$2]*[.$D$3]/(2*[.H48]^2*([.$D$2]+[.$D$3]))*[.$D$4]^2" office:value-type="float" office:value="1.49515202524678" calcext:value-type="float">
            <text:p>1,4951520252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49]-[.H48]" office:value-type="float" office:value="-0.0681928961508476" calcext:value-type="float">
            <text:p>-0,0681928962</text:p>
          </table:table-cell>
          <table:table-cell table:number-columns-repeated="2"/>
          <table:table-cell office:value-type="string" calcext:value-type="string">
            <text:p>r47</text:p>
          </table:table-cell>
          <table:table-cell office:value-type="string" calcext:value-type="string">
            <text:p>=</text:p>
          </table:table-cell>
          <table:table-cell table:style-name="ce7" table:formula="of:=[.Q48]-[.$D$2]*[.$D$3]/(2*[.$D$1]^2*([.$D$2]+[.$D$3]))*([.$D$4]+[.$D$4]/2)^2-[.$D$2]*[.$D$3]/(2*[.$D$1]^2*([.$D$2]+[.$D$3]))*([.$D$4]-[.$D$4]/2)^2" office:value-type="float" office:value="0.777777777777779" calcext:value-type="float">
            <text:p>0,7777777778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49]-[.Q48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48</text:p>
          </table:table-cell>
          <table:table-cell office:value-type="string" calcext:value-type="string">
            <text:p>=</text:p>
          </table:table-cell>
          <table:table-cell table:formula="of:=[.H49]-[.$D$2]*[.$D$3]/(2*[.H49]^2*([.$D$2]+[.$D$3]))*[.$D$4]^2" office:value-type="float" office:value="1.42059680753771" calcext:value-type="float">
            <text:p>1,4205968075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50]-[.H49]" office:value-type="float" office:value="-0.0745552177090691" calcext:value-type="float">
            <text:p>-0,0745552177</text:p>
          </table:table-cell>
          <table:table-cell table:number-columns-repeated="2"/>
          <table:table-cell office:value-type="string" calcext:value-type="string">
            <text:p>r48</text:p>
          </table:table-cell>
          <table:table-cell office:value-type="string" calcext:value-type="string">
            <text:p>=</text:p>
          </table:table-cell>
          <table:table-cell table:style-name="ce7" table:formula="of:=[.Q49]-[.$D$2]*[.$D$3]/(2*[.$D$1]^2*([.$D$2]+[.$D$3]))*([.$D$4]+[.$D$4]/2)^2-[.$D$2]*[.$D$3]/(2*[.$D$1]^2*([.$D$2]+[.$D$3]))*([.$D$4]-[.$D$4]/2)^2" office:value-type="float" office:value="0.731481481481482" calcext:value-type="float">
            <text:p>0,7314814815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50]-[.Q49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49</text:p>
          </table:table-cell>
          <table:table-cell office:value-type="string" calcext:value-type="string">
            <text:p>=</text:p>
          </table:table-cell>
          <table:table-cell table:formula="of:=[.H50]-[.$D$2]*[.$D$3]/(2*[.H50]^2*([.$D$2]+[.$D$3]))*[.$D$4]^2" office:value-type="float" office:value="1.33801068411396" calcext:value-type="float">
            <text:p>1,3380106841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51]-[.H50]" office:value-type="float" office:value="-0.0825861234237508" calcext:value-type="float">
            <text:p>-0,0825861234</text:p>
          </table:table-cell>
          <table:table-cell table:number-columns-repeated="2"/>
          <table:table-cell office:value-type="string" calcext:value-type="string">
            <text:p>r49</text:p>
          </table:table-cell>
          <table:table-cell office:value-type="string" calcext:value-type="string">
            <text:p>=</text:p>
          </table:table-cell>
          <table:table-cell table:style-name="ce7" table:formula="of:=[.Q50]-[.$D$2]*[.$D$3]/(2*[.$D$1]^2*([.$D$2]+[.$D$3]))*([.$D$4]+[.$D$4]/2)^2-[.$D$2]*[.$D$3]/(2*[.$D$1]^2*([.$D$2]+[.$D$3]))*([.$D$4]-[.$D$4]/2)^2" office:value-type="float" office:value="0.685185185185186" calcext:value-type="float">
            <text:p>0,6851851852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51]-[.Q50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50</text:p>
          </table:table-cell>
          <table:table-cell office:value-type="string" calcext:value-type="string">
            <text:p>=</text:p>
          </table:table-cell>
          <table:table-cell table:formula="of:=[.H51]-[.$D$2]*[.$D$3]/(2*[.H51]^2*([.$D$2]+[.$D$3]))*[.$D$4]^2" office:value-type="float" office:value="1.24491499157928" calcext:value-type="float">
            <text:p>1,2449149916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52]-[.H51]" office:value-type="float" office:value="-0.093095692534678" calcext:value-type="float">
            <text:p>-0,0930956925</text:p>
          </table:table-cell>
          <table:table-cell table:number-columns-repeated="2"/>
          <table:table-cell office:value-type="string" calcext:value-type="string">
            <text:p>r50</text:p>
          </table:table-cell>
          <table:table-cell office:value-type="string" calcext:value-type="string">
            <text:p>=</text:p>
          </table:table-cell>
          <table:table-cell table:style-name="ce7" table:formula="of:=[.Q51]-[.$D$2]*[.$D$3]/(2*[.$D$1]^2*([.$D$2]+[.$D$3]))*([.$D$4]+[.$D$4]/2)^2-[.$D$2]*[.$D$3]/(2*[.$D$1]^2*([.$D$2]+[.$D$3]))*([.$D$4]-[.$D$4]/2)^2" office:value-type="float" office:value="0.63888888888889" calcext:value-type="float">
            <text:p>0,6388888889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52]-[.Q51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51</text:p>
          </table:table-cell>
          <table:table-cell office:value-type="string" calcext:value-type="string">
            <text:p>=</text:p>
          </table:table-cell>
          <table:table-cell table:formula="of:=[.H52]-[.$D$2]*[.$D$3]/(2*[.H52]^2*([.$D$2]+[.$D$3]))*[.$D$4]^2" office:value-type="float" office:value="1.13737515902822" calcext:value-type="float">
            <text:p>1,137375159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53]-[.H52]" office:value-type="float" office:value="-0.107539832551055" calcext:value-type="float">
            <text:p>-0,1075398326</text:p>
          </table:table-cell>
          <table:table-cell table:number-columns-repeated="2"/>
          <table:table-cell office:value-type="string" calcext:value-type="string">
            <text:p>r51</text:p>
          </table:table-cell>
          <table:table-cell office:value-type="string" calcext:value-type="string">
            <text:p>=</text:p>
          </table:table-cell>
          <table:table-cell table:style-name="ce7" table:formula="of:=[.Q52]-[.$D$2]*[.$D$3]/(2*[.$D$1]^2*([.$D$2]+[.$D$3]))*([.$D$4]+[.$D$4]/2)^2-[.$D$2]*[.$D$3]/(2*[.$D$1]^2*([.$D$2]+[.$D$3]))*([.$D$4]-[.$D$4]/2)^2" office:value-type="float" office:value="0.592592592592593" calcext:value-type="float">
            <text:p>0,5925925926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53]-[.Q52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52</text:p>
          </table:table-cell>
          <table:table-cell office:value-type="string" calcext:value-type="string">
            <text:p>=</text:p>
          </table:table-cell>
          <table:table-cell table:formula="of:=[.H53]-[.$D$2]*[.$D$3]/(2*[.H53]^2*([.$D$2]+[.$D$3]))*[.$D$4]^2" office:value-type="float" office:value="1.00853796071879" calcext:value-type="float">
            <text:p>1,0085379607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54]-[.H53]" office:value-type="float" office:value="-0.128837198309433" calcext:value-type="float">
            <text:p>-0,1288371983</text:p>
          </table:table-cell>
          <table:table-cell table:number-columns-repeated="2"/>
          <table:table-cell office:value-type="string" calcext:value-type="string">
            <text:p>r52</text:p>
          </table:table-cell>
          <table:table-cell office:value-type="string" calcext:value-type="string">
            <text:p>=</text:p>
          </table:table-cell>
          <table:table-cell table:style-name="ce7" table:formula="of:=[.Q53]-[.$D$2]*[.$D$3]/(2*[.$D$1]^2*([.$D$2]+[.$D$3]))*([.$D$4]+[.$D$4]/2)^2-[.$D$2]*[.$D$3]/(2*[.$D$1]^2*([.$D$2]+[.$D$3]))*([.$D$4]-[.$D$4]/2)^2" office:value-type="float" office:value="0.546296296296297" calcext:value-type="float">
            <text:p>0,5462962963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54]-[.Q53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53</text:p>
          </table:table-cell>
          <table:table-cell office:value-type="string" calcext:value-type="string">
            <text:p>=</text:p>
          </table:table-cell>
          <table:table-cell table:formula="of:=[.H54]-[.$D$2]*[.$D$3]/(2*[.H54]^2*([.$D$2]+[.$D$3]))*[.$D$4]^2" office:value-type="float" office:value="0.844681243114934" calcext:value-type="float">
            <text:p>0,8446812431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55]-[.H54]" office:value-type="float" office:value="-0.163856717603857" calcext:value-type="float">
            <text:p>-0,1638567176</text:p>
          </table:table-cell>
          <table:table-cell table:number-columns-repeated="2"/>
          <table:table-cell office:value-type="string" calcext:value-type="string">
            <text:p>r53</text:p>
          </table:table-cell>
          <table:table-cell office:value-type="string" calcext:value-type="string">
            <text:p>=</text:p>
          </table:table-cell>
          <table:table-cell table:style-name="ce7" table:formula="of:=[.Q54]-[.$D$2]*[.$D$3]/(2*[.$D$1]^2*([.$D$2]+[.$D$3]))*([.$D$4]+[.$D$4]/2)^2-[.$D$2]*[.$D$3]/(2*[.$D$1]^2*([.$D$2]+[.$D$3]))*([.$D$4]-[.$D$4]/2)^2" office:value-type="float" office:value="0.500000000000001" calcext:value-type="float">
            <text:p>0,5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55]-[.Q54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54</text:p>
          </table:table-cell>
          <table:table-cell office:value-type="string" calcext:value-type="string">
            <text:p>=</text:p>
          </table:table-cell>
          <table:table-cell table:formula="of:=[.H55]-[.$D$2]*[.$D$3]/(2*[.H55]^2*([.$D$2]+[.$D$3]))*[.$D$4]^2" office:value-type="float" office:value="0.611086508737876" calcext:value-type="float">
            <text:p>0,6110865087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56]-[.H55]" office:value-type="float" office:value="-0.233594734377058" calcext:value-type="float">
            <text:p>-0,2335947344</text:p>
          </table:table-cell>
          <table:table-cell table:number-columns-repeated="2"/>
          <table:table-cell office:value-type="string" calcext:value-type="string">
            <text:p>r54</text:p>
          </table:table-cell>
          <table:table-cell office:value-type="string" calcext:value-type="string">
            <text:p>=</text:p>
          </table:table-cell>
          <table:table-cell table:style-name="ce7" table:formula="of:=[.Q55]-[.$D$2]*[.$D$3]/(2*[.$D$1]^2*([.$D$2]+[.$D$3]))*([.$D$4]+[.$D$4]/2)^2-[.$D$2]*[.$D$3]/(2*[.$D$1]^2*([.$D$2]+[.$D$3]))*([.$D$4]-[.$D$4]/2)^2" office:value-type="float" office:value="0.453703703703705" calcext:value-type="float">
            <text:p>0,4537037037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56]-[.Q55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55</text:p>
          </table:table-cell>
          <table:table-cell office:value-type="string" calcext:value-type="string">
            <text:p>=</text:p>
          </table:table-cell>
          <table:table-cell table:formula="of:=[.H56]-[.$D$2]*[.$D$3]/(2*[.H56]^2*([.$D$2]+[.$D$3]))*[.$D$4]^2" office:value-type="float" office:value="0.164769581689128" calcext:value-type="float">
            <text:p>0,1647695817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57]-[.H56]" office:value-type="float" office:value="-0.446316927048748" calcext:value-type="float">
            <text:p>-0,446316927</text:p>
          </table:table-cell>
          <table:table-cell table:number-columns-repeated="2"/>
          <table:table-cell office:value-type="string" calcext:value-type="string">
            <text:p>r55</text:p>
          </table:table-cell>
          <table:table-cell office:value-type="string" calcext:value-type="string">
            <text:p>=</text:p>
          </table:table-cell>
          <table:table-cell table:style-name="ce7" table:formula="of:=[.Q56]-[.$D$2]*[.$D$3]/(2*[.$D$1]^2*([.$D$2]+[.$D$3]))*([.$D$4]+[.$D$4]/2)^2-[.$D$2]*[.$D$3]/(2*[.$D$1]^2*([.$D$2]+[.$D$3]))*([.$D$4]-[.$D$4]/2)^2" office:value-type="float" office:value="0.407407407407408" calcext:value-type="float">
            <text:p>0,4074074074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57]-[.Q56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56</text:p>
          </table:table-cell>
          <table:table-cell office:value-type="string" calcext:value-type="string">
            <text:p>=</text:p>
          </table:table-cell>
          <table:table-cell table:formula="of:=[.H57]-[.$D$2]*[.$D$3]/(2*[.H57]^2*([.$D$2]+[.$D$3]))*[.$D$4]^2" office:value-type="float" office:value="-5.97418854845506" calcext:value-type="float">
            <text:p>-5,9741885485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58]-[.H57]" office:value-type="float" office:value="-6.13895813014418" calcext:value-type="float">
            <text:p>-6,1389581301</text:p>
          </table:table-cell>
          <table:table-cell table:number-columns-repeated="2"/>
          <table:table-cell office:value-type="string" calcext:value-type="string">
            <text:p>r56</text:p>
          </table:table-cell>
          <table:table-cell office:value-type="string" calcext:value-type="string">
            <text:p>=</text:p>
          </table:table-cell>
          <table:table-cell table:style-name="ce7" table:formula="of:=[.Q57]-[.$D$2]*[.$D$3]/(2*[.$D$1]^2*([.$D$2]+[.$D$3]))*([.$D$4]+[.$D$4]/2)^2-[.$D$2]*[.$D$3]/(2*[.$D$1]^2*([.$D$2]+[.$D$3]))*([.$D$4]-[.$D$4]/2)^2" office:value-type="float" office:value="0.361111111111112" calcext:value-type="float">
            <text:p>0,3611111111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58]-[.Q57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57</text:p>
          </table:table-cell>
          <table:table-cell office:value-type="string" calcext:value-type="string">
            <text:p>=</text:p>
          </table:table-cell>
          <table:table-cell table:formula="of:=[.H58]-[.$D$2]*[.$D$3]/(2*[.H58]^2*([.$D$2]+[.$D$3]))*[.$D$4]^2" office:value-type="float" office:value="-5.9788582690875" calcext:value-type="float">
            <text:p>-5,9788582691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59]-[.H58]" office:value-type="float" office:value="-0.00466972063244064" calcext:value-type="float">
            <text:p>-0,0046697206</text:p>
          </table:table-cell>
          <table:table-cell table:number-columns-repeated="2"/>
          <table:table-cell office:value-type="string" calcext:value-type="string">
            <text:p>r57</text:p>
          </table:table-cell>
          <table:table-cell office:value-type="string" calcext:value-type="string">
            <text:p>=</text:p>
          </table:table-cell>
          <table:table-cell table:style-name="ce7" table:formula="of:=[.Q58]-[.$D$2]*[.$D$3]/(2*[.$D$1]^2*([.$D$2]+[.$D$3]))*([.$D$4]+[.$D$4]/2)^2-[.$D$2]*[.$D$3]/(2*[.$D$1]^2*([.$D$2]+[.$D$3]))*([.$D$4]-[.$D$4]/2)^2" office:value-type="float" office:value="0.314814814814816" calcext:value-type="float">
            <text:p>0,3148148148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59]-[.Q58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58</text:p>
          </table:table-cell>
          <table:table-cell office:value-type="string" calcext:value-type="string">
            <text:p>=</text:p>
          </table:table-cell>
          <table:table-cell table:formula="of:=[.H59]-[.$D$2]*[.$D$3]/(2*[.H59]^2*([.$D$2]+[.$D$3]))*[.$D$4]^2" office:value-type="float" office:value="-5.98352069810203" calcext:value-type="float">
            <text:p>-5,9835206981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60]-[.H59]" office:value-type="float" office:value="-0.00466242901453562" calcext:value-type="float">
            <text:p>-0,004662429</text:p>
          </table:table-cell>
          <table:table-cell table:number-columns-repeated="2"/>
          <table:table-cell office:value-type="string" calcext:value-type="string">
            <text:p>r58</text:p>
          </table:table-cell>
          <table:table-cell office:value-type="string" calcext:value-type="string">
            <text:p>=</text:p>
          </table:table-cell>
          <table:table-cell table:style-name="ce7" table:formula="of:=[.Q59]-[.$D$2]*[.$D$3]/(2*[.$D$1]^2*([.$D$2]+[.$D$3]))*([.$D$4]+[.$D$4]/2)^2-[.$D$2]*[.$D$3]/(2*[.$D$1]^2*([.$D$2]+[.$D$3]))*([.$D$4]-[.$D$4]/2)^2" office:value-type="float" office:value="0.268518518518519" calcext:value-type="float">
            <text:p>0,2685185185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60]-[.Q59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59</text:p>
          </table:table-cell>
          <table:table-cell office:value-type="string" calcext:value-type="string">
            <text:p>=</text:p>
          </table:table-cell>
          <table:table-cell table:formula="of:=[.H60]-[.$D$2]*[.$D$3]/(2*[.H60]^2*([.$D$2]+[.$D$3]))*[.$D$4]^2" office:value-type="float" office:value="-5.98817586390948" calcext:value-type="float">
            <text:p>-5,9881758639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61]-[.H60]" office:value-type="float" office:value="-0.00465516580744829" calcext:value-type="float">
            <text:p>-0,0046551658</text:p>
          </table:table-cell>
          <table:table-cell table:number-columns-repeated="2"/>
          <table:table-cell office:value-type="string" calcext:value-type="string">
            <text:p>r59</text:p>
          </table:table-cell>
          <table:table-cell office:value-type="string" calcext:value-type="string">
            <text:p>=</text:p>
          </table:table-cell>
          <table:table-cell table:style-name="ce7" table:formula="of:=[.Q60]-[.$D$2]*[.$D$3]/(2*[.$D$1]^2*([.$D$2]+[.$D$3]))*([.$D$4]+[.$D$4]/2)^2-[.$D$2]*[.$D$3]/(2*[.$D$1]^2*([.$D$2]+[.$D$3]))*([.$D$4]-[.$D$4]/2)^2" office:value-type="float" office:value="0.222222222222223" calcext:value-type="float">
            <text:p>0,2222222222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61]-[.Q60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60</text:p>
          </table:table-cell>
          <table:table-cell office:value-type="string" calcext:value-type="string">
            <text:p>=</text:p>
          </table:table-cell>
          <table:table-cell table:formula="of:=[.H61]-[.$D$2]*[.$D$3]/(2*[.H61]^2*([.$D$2]+[.$D$3]))*[.$D$4]^2" office:value-type="float" office:value="-5.9928237947439" calcext:value-type="float">
            <text:p>-5,9928237947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62]-[.H61]" office:value-type="float" office:value="-0.00464793083442405" calcext:value-type="float">
            <text:p>-0,0046479308</text:p>
          </table:table-cell>
          <table:table-cell table:number-columns-repeated="2"/>
          <table:table-cell office:value-type="string" calcext:value-type="string">
            <text:p>r60</text:p>
          </table:table-cell>
          <table:table-cell office:value-type="string" calcext:value-type="string">
            <text:p>=</text:p>
          </table:table-cell>
          <table:table-cell table:style-name="ce7" table:formula="of:=[.Q61]-[.$D$2]*[.$D$3]/(2*[.$D$1]^2*([.$D$2]+[.$D$3]))*([.$D$4]+[.$D$4]/2)^2-[.$D$2]*[.$D$3]/(2*[.$D$1]^2*([.$D$2]+[.$D$3]))*([.$D$4]-[.$D$4]/2)^2" office:value-type="float" office:value="0.175925925925927" calcext:value-type="float">
            <text:p>0,1759259259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62]-[.Q61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61</text:p>
          </table:table-cell>
          <table:table-cell office:value-type="string" calcext:value-type="string">
            <text:p>=</text:p>
          </table:table-cell>
          <table:table-cell table:formula="of:=[.H62]-[.$D$2]*[.$D$3]/(2*[.H62]^2*([.$D$2]+[.$D$3]))*[.$D$4]^2" office:value-type="float" office:value="-5.99746451866412" calcext:value-type="float">
            <text:p>-5,9974645187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63]-[.H62]" office:value-type="float" office:value="-0.00464072392021375" calcext:value-type="float">
            <text:p>-0,0046407239</text:p>
          </table:table-cell>
          <table:table-cell table:number-columns-repeated="2"/>
          <table:table-cell office:value-type="string" calcext:value-type="string">
            <text:p>r61</text:p>
          </table:table-cell>
          <table:table-cell office:value-type="string" calcext:value-type="string">
            <text:p>=</text:p>
          </table:table-cell>
          <table:table-cell table:style-name="ce7" table:formula="of:=[.Q62]-[.$D$2]*[.$D$3]/(2*[.$D$1]^2*([.$D$2]+[.$D$3]))*([.$D$4]+[.$D$4]/2)^2-[.$D$2]*[.$D$3]/(2*[.$D$1]^2*([.$D$2]+[.$D$3]))*([.$D$4]-[.$D$4]/2)^2" office:value-type="float" office:value="0.12962962962963" calcext:value-type="float">
            <text:p>0,1296296296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63]-[.Q62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62</text:p>
          </table:table-cell>
          <table:table-cell office:value-type="string" calcext:value-type="string">
            <text:p>=</text:p>
          </table:table-cell>
          <table:table-cell table:formula="of:=[.H63]-[.$D$2]*[.$D$3]/(2*[.H63]^2*([.$D$2]+[.$D$3]))*[.$D$4]^2" office:value-type="float" office:value="-6.00209806355518" calcext:value-type="float">
            <text:p>-6,0020980636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64]-[.H63]" office:value-type="float" office:value="-0.00463354489106216" calcext:value-type="float">
            <text:p>-0,0046335449</text:p>
          </table:table-cell>
          <table:table-cell table:number-columns-repeated="2"/>
          <table:table-cell office:value-type="string" calcext:value-type="string">
            <text:p>r62</text:p>
          </table:table-cell>
          <table:table-cell office:value-type="string" calcext:value-type="string">
            <text:p>=</text:p>
          </table:table-cell>
          <table:table-cell table:style-name="ce7" table:formula="of:=[.Q63]-[.$D$2]*[.$D$3]/(2*[.$D$1]^2*([.$D$2]+[.$D$3]))*([.$D$4]+[.$D$4]/2)^2-[.$D$2]*[.$D$3]/(2*[.$D$1]^2*([.$D$2]+[.$D$3]))*([.$D$4]-[.$D$4]/2)^2" office:value-type="float" office:value="0.0833333333333341" calcext:value-type="float">
            <text:p>0,0833333333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64]-[.Q63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63</text:p>
          </table:table-cell>
          <table:table-cell office:value-type="string" calcext:value-type="string">
            <text:p>=</text:p>
          </table:table-cell>
          <table:table-cell table:formula="of:=[.H64]-[.$D$2]*[.$D$3]/(2*[.H64]^2*([.$D$2]+[.$D$3]))*[.$D$4]^2" office:value-type="float" office:value="-6.00672445712987" calcext:value-type="float">
            <text:p>-6,0067244571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65]-[.H64]" office:value-type="float" office:value="-0.00462639357469108" calcext:value-type="float">
            <text:p>-0,0046263936</text:p>
          </table:table-cell>
          <table:table-cell table:number-columns-repeated="2"/>
          <table:table-cell office:value-type="string" calcext:value-type="string">
            <text:p>r63</text:p>
          </table:table-cell>
          <table:table-cell office:value-type="string" calcext:value-type="string">
            <text:p>=</text:p>
          </table:table-cell>
          <table:table-cell table:style-name="ce7" table:formula="of:=[.Q64]-[.$D$2]*[.$D$3]/(2*[.$D$1]^2*([.$D$2]+[.$D$3]))*([.$D$4]+[.$D$4]/2)^2-[.$D$2]*[.$D$3]/(2*[.$D$1]^2*([.$D$2]+[.$D$3]))*([.$D$4]-[.$D$4]/2)^2" office:value-type="float" office:value="0.0370370370370378" calcext:value-type="float">
            <text:p>0,037037037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65]-[.Q64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64</text:p>
          </table:table-cell>
          <table:table-cell office:value-type="string" calcext:value-type="string">
            <text:p>=</text:p>
          </table:table-cell>
          <table:table-cell table:formula="of:=[.H65]-[.$D$2]*[.$D$3]/(2*[.H65]^2*([.$D$2]+[.$D$3]))*[.$D$4]^2" office:value-type="float" office:value="-6.01134372693015" calcext:value-type="float">
            <text:p>-6,0113437269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66]-[.H65]" office:value-type="float" office:value="-0.00461926980028071" calcext:value-type="float">
            <text:p>-0,0046192698</text:p>
          </table:table-cell>
          <table:table-cell table:number-columns-repeated="2"/>
          <table:table-cell office:value-type="string" calcext:value-type="string">
            <text:p>r64</text:p>
          </table:table-cell>
          <table:table-cell office:value-type="string" calcext:value-type="string">
            <text:p>=</text:p>
          </table:table-cell>
          <table:table-cell table:style-name="ce7" table:formula="of:=[.Q65]-[.$D$2]*[.$D$3]/(2*[.$D$1]^2*([.$D$2]+[.$D$3]))*([.$D$4]+[.$D$4]/2)^2-[.$D$2]*[.$D$3]/(2*[.$D$1]^2*([.$D$2]+[.$D$3]))*([.$D$4]-[.$D$4]/2)^2" office:value-type="float" office:value="-0.0092592592592585" calcext:value-type="float">
            <text:p>-0,0092592593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66]-[.Q65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65</text:p>
          </table:table-cell>
          <table:table-cell office:value-type="string" calcext:value-type="string">
            <text:p>=</text:p>
          </table:table-cell>
          <table:table-cell table:formula="of:=[.H66]-[.$D$2]*[.$D$3]/(2*[.H66]^2*([.$D$2]+[.$D$3]))*[.$D$4]^2" office:value-type="float" office:value="-6.01595590032861" calcext:value-type="float">
            <text:p>-6,0159559003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67]-[.H66]" office:value-type="float" office:value="-0.0046121733984581" calcext:value-type="float">
            <text:p>-0,0046121734</text:p>
          </table:table-cell>
          <table:table-cell table:number-columns-repeated="2"/>
          <table:table-cell office:value-type="string" calcext:value-type="string">
            <text:p>r65</text:p>
          </table:table-cell>
          <table:table-cell office:value-type="string" calcext:value-type="string">
            <text:p>=</text:p>
          </table:table-cell>
          <table:table-cell table:style-name="ce7" table:formula="of:=[.Q66]-[.$D$2]*[.$D$3]/(2*[.$D$1]^2*([.$D$2]+[.$D$3]))*([.$D$4]+[.$D$4]/2)^2-[.$D$2]*[.$D$3]/(2*[.$D$1]^2*([.$D$2]+[.$D$3]))*([.$D$4]-[.$D$4]/2)^2" office:value-type="float" office:value="-0.0555555555555548" calcext:value-type="float">
            <text:p>-0,0555555556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67]-[.Q66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66</text:p>
          </table:table-cell>
          <table:table-cell office:value-type="string" calcext:value-type="string">
            <text:p>=</text:p>
          </table:table-cell>
          <table:table-cell table:formula="of:=[.H67]-[.$D$2]*[.$D$3]/(2*[.H67]^2*([.$D$2]+[.$D$3]))*[.$D$4]^2" office:value-type="float" office:value="-6.02056100452989" calcext:value-type="float">
            <text:p>-6,0205610045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68]-[.H67]" office:value-type="float" office:value="-0.00460510420127935" calcext:value-type="float">
            <text:p>-0,0046051042</text:p>
          </table:table-cell>
          <table:table-cell table:number-columns-repeated="2"/>
          <table:table-cell office:value-type="string" calcext:value-type="string">
            <text:p>r66</text:p>
          </table:table-cell>
          <table:table-cell office:value-type="string" calcext:value-type="string">
            <text:p>=</text:p>
          </table:table-cell>
          <table:table-cell table:style-name="ce7" table:formula="of:=[.Q67]-[.$D$2]*[.$D$3]/(2*[.$D$1]^2*([.$D$2]+[.$D$3]))*([.$D$4]+[.$D$4]/2)^2-[.$D$2]*[.$D$3]/(2*[.$D$1]^2*([.$D$2]+[.$D$3]))*([.$D$4]-[.$D$4]/2)^2" office:value-type="float" office:value="-0.101851851851851" calcext:value-type="float">
            <text:p>-0,1018518519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68]-[.Q67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67</text:p>
          </table:table-cell>
          <table:table-cell office:value-type="string" calcext:value-type="string">
            <text:p>=</text:p>
          </table:table-cell>
          <table:table-cell table:formula="of:=[.H68]-[.$D$2]*[.$D$3]/(2*[.H68]^2*([.$D$2]+[.$D$3]))*[.$D$4]^2" office:value-type="float" office:value="-6.0251590665721" calcext:value-type="float">
            <text:p>-6,0251590666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69]-[.H68]" office:value-type="float" office:value="-0.00459806204221191" calcext:value-type="float">
            <text:p>-0,004598062</text:p>
          </table:table-cell>
          <table:table-cell table:number-columns-repeated="2"/>
          <table:table-cell office:value-type="string" calcext:value-type="string">
            <text:p>r67</text:p>
          </table:table-cell>
          <table:table-cell office:value-type="string" calcext:value-type="string">
            <text:p>=</text:p>
          </table:table-cell>
          <table:table-cell table:style-name="ce7" table:formula="of:=[.Q68]-[.$D$2]*[.$D$3]/(2*[.$D$1]^2*([.$D$2]+[.$D$3]))*([.$D$4]+[.$D$4]/2)^2-[.$D$2]*[.$D$3]/(2*[.$D$1]^2*([.$D$2]+[.$D$3]))*([.$D$4]-[.$D$4]/2)^2" office:value-type="float" office:value="-0.148148148148147" calcext:value-type="float">
            <text:p>-0,1481481481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69]-[.Q68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68</text:p>
          </table:table-cell>
          <table:table-cell office:value-type="string" calcext:value-type="string">
            <text:p>=</text:p>
          </table:table-cell>
          <table:table-cell table:formula="of:=[.H69]-[.$D$2]*[.$D$3]/(2*[.H69]^2*([.$D$2]+[.$D$3]))*[.$D$4]^2" office:value-type="float" office:value="-6.02975011332823" calcext:value-type="float">
            <text:p>-6,0297501133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70]-[.H69]" office:value-type="float" office:value="-0.00459104675612476" calcext:value-type="float">
            <text:p>-0,0045910468</text:p>
          </table:table-cell>
          <table:table-cell table:number-columns-repeated="2"/>
          <table:table-cell office:value-type="string" calcext:value-type="string">
            <text:p>r68</text:p>
          </table:table-cell>
          <table:table-cell office:value-type="string" calcext:value-type="string">
            <text:p>=</text:p>
          </table:table-cell>
          <table:table-cell table:style-name="ce7" table:formula="of:=[.Q69]-[.$D$2]*[.$D$3]/(2*[.$D$1]^2*([.$D$2]+[.$D$3]))*([.$D$4]+[.$D$4]/2)^2-[.$D$2]*[.$D$3]/(2*[.$D$1]^2*([.$D$2]+[.$D$3]))*([.$D$4]-[.$D$4]/2)^2" office:value-type="float" office:value="-0.194444444444444" calcext:value-type="float">
            <text:p>-0,1944444444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70]-[.Q69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69</text:p>
          </table:table-cell>
          <table:table-cell office:value-type="string" calcext:value-type="string">
            <text:p>=</text:p>
          </table:table-cell>
          <table:table-cell table:formula="of:=[.H70]-[.$D$2]*[.$D$3]/(2*[.H70]^2*([.$D$2]+[.$D$3]))*[.$D$4]^2" office:value-type="float" office:value="-6.0343341715075" calcext:value-type="float">
            <text:p>-6,0343341715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71]-[.H70]" office:value-type="float" office:value="-0.00458405817926977" calcext:value-type="float">
            <text:p>-0,0045840582</text:p>
          </table:table-cell>
          <table:table-cell table:number-columns-repeated="2"/>
          <table:table-cell office:value-type="string" calcext:value-type="string">
            <text:p>r69</text:p>
          </table:table-cell>
          <table:table-cell office:value-type="string" calcext:value-type="string">
            <text:p>=</text:p>
          </table:table-cell>
          <table:table-cell table:style-name="ce7" table:formula="of:=[.Q70]-[.$D$2]*[.$D$3]/(2*[.$D$1]^2*([.$D$2]+[.$D$3]))*([.$D$4]+[.$D$4]/2)^2-[.$D$2]*[.$D$3]/(2*[.$D$1]^2*([.$D$2]+[.$D$3]))*([.$D$4]-[.$D$4]/2)^2" office:value-type="float" office:value="-0.24074074074074" calcext:value-type="float">
            <text:p>-0,2407407407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71]-[.Q70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70</text:p>
          </table:table-cell>
          <table:table-cell office:value-type="string" calcext:value-type="string">
            <text:p>=</text:p>
          </table:table-cell>
          <table:table-cell table:formula="of:=[.H71]-[.$D$2]*[.$D$3]/(2*[.H71]^2*([.$D$2]+[.$D$3]))*[.$D$4]^2" office:value-type="float" office:value="-6.03891126765676" calcext:value-type="float">
            <text:p>-6,0389112677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72]-[.H71]" office:value-type="float" office:value="-0.00457709614926838" calcext:value-type="float">
            <text:p>-0,0045770961</text:p>
          </table:table-cell>
          <table:table-cell table:number-columns-repeated="2"/>
          <table:table-cell office:value-type="string" calcext:value-type="string">
            <text:p>r70</text:p>
          </table:table-cell>
          <table:table-cell office:value-type="string" calcext:value-type="string">
            <text:p>=</text:p>
          </table:table-cell>
          <table:table-cell table:style-name="ce7" table:formula="of:=[.Q71]-[.$D$2]*[.$D$3]/(2*[.$D$1]^2*([.$D$2]+[.$D$3]))*([.$D$4]+[.$D$4]/2)^2-[.$D$2]*[.$D$3]/(2*[.$D$1]^2*([.$D$2]+[.$D$3]))*([.$D$4]-[.$D$4]/2)^2" office:value-type="float" office:value="-0.287037037037036" calcext:value-type="float">
            <text:p>-0,287037037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72]-[.Q71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71</text:p>
          </table:table-cell>
          <table:table-cell office:value-type="string" calcext:value-type="string">
            <text:p>=</text:p>
          </table:table-cell>
          <table:table-cell table:formula="of:=[.H72]-[.$D$2]*[.$D$3]/(2*[.H72]^2*([.$D$2]+[.$D$3]))*[.$D$4]^2" office:value-type="float" office:value="-6.04348142816186" calcext:value-type="float">
            <text:p>-6,0434814282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73]-[.H72]" office:value-type="float" office:value="-0.00457016050509473" calcext:value-type="float">
            <text:p>-0,0045701605</text:p>
          </table:table-cell>
          <table:table-cell table:number-columns-repeated="2"/>
          <table:table-cell office:value-type="string" calcext:value-type="string">
            <text:p>r71</text:p>
          </table:table-cell>
          <table:table-cell office:value-type="string" calcext:value-type="string">
            <text:p>=</text:p>
          </table:table-cell>
          <table:table-cell table:style-name="ce7" table:formula="of:=[.Q72]-[.$D$2]*[.$D$3]/(2*[.$D$1]^2*([.$D$2]+[.$D$3]))*([.$D$4]+[.$D$4]/2)^2-[.$D$2]*[.$D$3]/(2*[.$D$1]^2*([.$D$2]+[.$D$3]))*([.$D$4]-[.$D$4]/2)^2" office:value-type="float" office:value="-0.333333333333333" calcext:value-type="float">
            <text:p>-0,3333333333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73]-[.Q72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72</text:p>
          </table:table-cell>
          <table:table-cell office:value-type="string" calcext:value-type="string">
            <text:p>=</text:p>
          </table:table-cell>
          <table:table-cell table:formula="of:=[.H73]-[.$D$2]*[.$D$3]/(2*[.H73]^2*([.$D$2]+[.$D$3]))*[.$D$4]^2" office:value-type="float" office:value="-6.04804467924892" calcext:value-type="float">
            <text:p>-6,0480446792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74]-[.H73]" office:value-type="float" office:value="-0.0045632510870659" calcext:value-type="float">
            <text:p>-0,0045632511</text:p>
          </table:table-cell>
          <table:table-cell table:number-columns-repeated="2"/>
          <table:table-cell office:value-type="string" calcext:value-type="string">
            <text:p>r72</text:p>
          </table:table-cell>
          <table:table-cell office:value-type="string" calcext:value-type="string">
            <text:p>=</text:p>
          </table:table-cell>
          <table:table-cell table:style-name="ce7" table:formula="of:=[.Q73]-[.$D$2]*[.$D$3]/(2*[.$D$1]^2*([.$D$2]+[.$D$3]))*([.$D$4]+[.$D$4]/2)^2-[.$D$2]*[.$D$3]/(2*[.$D$1]^2*([.$D$2]+[.$D$3]))*([.$D$4]-[.$D$4]/2)^2" office:value-type="float" office:value="-0.379629629629629" calcext:value-type="float">
            <text:p>-0,3796296296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74]-[.Q73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73</text:p>
          </table:table-cell>
          <table:table-cell office:value-type="string" calcext:value-type="string">
            <text:p>=</text:p>
          </table:table-cell>
          <table:table-cell table:formula="of:=[.H74]-[.$D$2]*[.$D$3]/(2*[.H74]^2*([.$D$2]+[.$D$3]))*[.$D$4]^2" office:value-type="float" office:value="-6.05260104698575" calcext:value-type="float">
            <text:p>-6,052601047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75]-[.H74]" office:value-type="float" office:value="-0.00455636773682322" calcext:value-type="float">
            <text:p>-0,0045563677</text:p>
          </table:table-cell>
          <table:table-cell table:number-columns-repeated="2"/>
          <table:table-cell office:value-type="string" calcext:value-type="string">
            <text:p>r73</text:p>
          </table:table-cell>
          <table:table-cell office:value-type="string" calcext:value-type="string">
            <text:p>=</text:p>
          </table:table-cell>
          <table:table-cell table:style-name="ce7" table:formula="of:=[.Q74]-[.$D$2]*[.$D$3]/(2*[.$D$1]^2*([.$D$2]+[.$D$3]))*([.$D$4]+[.$D$4]/2)^2-[.$D$2]*[.$D$3]/(2*[.$D$1]^2*([.$D$2]+[.$D$3]))*([.$D$4]-[.$D$4]/2)^2" office:value-type="float" office:value="-0.425925925925925" calcext:value-type="float">
            <text:p>-0,4259259259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75]-[.Q74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74</text:p>
          </table:table-cell>
          <table:table-cell office:value-type="string" calcext:value-type="string">
            <text:p>=</text:p>
          </table:table-cell>
          <table:table-cell table:formula="of:=[.H75]-[.$D$2]*[.$D$3]/(2*[.H75]^2*([.$D$2]+[.$D$3]))*[.$D$4]^2" office:value-type="float" office:value="-6.05715055728307" calcext:value-type="float">
            <text:p>-6,0571505573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76]-[.H75]" office:value-type="float" office:value="-0.00454951029731987" calcext:value-type="float">
            <text:p>-0,0045495103</text:p>
          </table:table-cell>
          <table:table-cell table:number-columns-repeated="2"/>
          <table:table-cell office:value-type="string" calcext:value-type="string">
            <text:p>r74</text:p>
          </table:table-cell>
          <table:table-cell office:value-type="string" calcext:value-type="string">
            <text:p>=</text:p>
          </table:table-cell>
          <table:table-cell table:style-name="ce7" table:formula="of:=[.Q75]-[.$D$2]*[.$D$3]/(2*[.$D$1]^2*([.$D$2]+[.$D$3]))*([.$D$4]+[.$D$4]/2)^2-[.$D$2]*[.$D$3]/(2*[.$D$1]^2*([.$D$2]+[.$D$3]))*([.$D$4]-[.$D$4]/2)^2" office:value-type="float" office:value="-0.472222222222222" calcext:value-type="float">
            <text:p>-0,4722222222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76]-[.Q75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75</text:p>
          </table:table-cell>
          <table:table-cell office:value-type="string" calcext:value-type="string">
            <text:p>=</text:p>
          </table:table-cell>
          <table:table-cell table:formula="of:=[.H76]-[.$D$2]*[.$D$3]/(2*[.H76]^2*([.$D$2]+[.$D$3]))*[.$D$4]^2" office:value-type="float" office:value="-6.06169323589588" calcext:value-type="float">
            <text:p>-6,0616932359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77]-[.H76]" office:value-type="float" office:value="-0.00454267861280933" calcext:value-type="float">
            <text:p>-0,0045426786</text:p>
          </table:table-cell>
          <table:table-cell table:number-columns-repeated="2"/>
          <table:table-cell office:value-type="string" calcext:value-type="string">
            <text:p>r75</text:p>
          </table:table-cell>
          <table:table-cell office:value-type="string" calcext:value-type="string">
            <text:p>=</text:p>
          </table:table-cell>
          <table:table-cell table:style-name="ce7" table:formula="of:=[.Q76]-[.$D$2]*[.$D$3]/(2*[.$D$1]^2*([.$D$2]+[.$D$3]))*([.$D$4]+[.$D$4]/2)^2-[.$D$2]*[.$D$3]/(2*[.$D$1]^2*([.$D$2]+[.$D$3]))*([.$D$4]-[.$D$4]/2)^2" office:value-type="float" office:value="-0.518518518518518" calcext:value-type="float">
            <text:p>-0,5185185185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77]-[.Q76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76</text:p>
          </table:table-cell>
          <table:table-cell office:value-type="string" calcext:value-type="string">
            <text:p>=</text:p>
          </table:table-cell>
          <table:table-cell table:formula="of:=[.H77]-[.$D$2]*[.$D$3]/(2*[.H77]^2*([.$D$2]+[.$D$3]))*[.$D$4]^2" office:value-type="float" office:value="-6.0662291084247" calcext:value-type="float">
            <text:p>-6,0662291084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78]-[.H77]" office:value-type="float" office:value="-0.0045358725288267" calcext:value-type="float">
            <text:p>-0,0045358725</text:p>
          </table:table-cell>
          <table:table-cell table:number-columns-repeated="2"/>
          <table:table-cell office:value-type="string" calcext:value-type="string">
            <text:p>r76</text:p>
          </table:table-cell>
          <table:table-cell office:value-type="string" calcext:value-type="string">
            <text:p>=</text:p>
          </table:table-cell>
          <table:table-cell table:style-name="ce7" table:formula="of:=[.Q77]-[.$D$2]*[.$D$3]/(2*[.$D$1]^2*([.$D$2]+[.$D$3]))*([.$D$4]+[.$D$4]/2)^2-[.$D$2]*[.$D$3]/(2*[.$D$1]^2*([.$D$2]+[.$D$3]))*([.$D$4]-[.$D$4]/2)^2" office:value-type="float" office:value="-0.564814814814814" calcext:value-type="float">
            <text:p>-0,5648148148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78]-[.Q77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77</text:p>
          </table:table-cell>
          <table:table-cell office:value-type="string" calcext:value-type="string">
            <text:p>=</text:p>
          </table:table-cell>
          <table:table-cell table:formula="of:=[.H78]-[.$D$2]*[.$D$3]/(2*[.H78]^2*([.$D$2]+[.$D$3]))*[.$D$4]^2" office:value-type="float" office:value="-6.07075820031689" calcext:value-type="float">
            <text:p>-6,0707582003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79]-[.H78]" office:value-type="float" office:value="-0.00452909189218165" calcext:value-type="float">
            <text:p>-0,0045290919</text:p>
          </table:table-cell>
          <table:table-cell table:number-columns-repeated="2"/>
          <table:table-cell office:value-type="string" calcext:value-type="string">
            <text:p>r77</text:p>
          </table:table-cell>
          <table:table-cell office:value-type="string" calcext:value-type="string">
            <text:p>=</text:p>
          </table:table-cell>
          <table:table-cell table:style-name="ce7" table:formula="of:=[.Q78]-[.$D$2]*[.$D$3]/(2*[.$D$1]^2*([.$D$2]+[.$D$3]))*([.$D$4]+[.$D$4]/2)^2-[.$D$2]*[.$D$3]/(2*[.$D$1]^2*([.$D$2]+[.$D$3]))*([.$D$4]-[.$D$4]/2)^2" office:value-type="float" office:value="-0.61111111111111" calcext:value-type="float">
            <text:p>-0,6111111111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79]-[.Q78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78</text:p>
          </table:table-cell>
          <table:table-cell office:value-type="string" calcext:value-type="string">
            <text:p>=</text:p>
          </table:table-cell>
          <table:table-cell table:formula="of:=[.H79]-[.$D$2]*[.$D$3]/(2*[.H79]^2*([.$D$2]+[.$D$3]))*[.$D$4]^2" office:value-type="float" office:value="-6.07528053686782" calcext:value-type="float">
            <text:p>-6,0752805369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80]-[.H79]" office:value-type="float" office:value="-0.00452233655093792" calcext:value-type="float">
            <text:p>-0,0045223366</text:p>
          </table:table-cell>
          <table:table-cell table:number-columns-repeated="2"/>
          <table:table-cell office:value-type="string" calcext:value-type="string">
            <text:p>r78</text:p>
          </table:table-cell>
          <table:table-cell office:value-type="string" calcext:value-type="string">
            <text:p>=</text:p>
          </table:table-cell>
          <table:table-cell table:style-name="ce7" table:formula="of:=[.Q79]-[.$D$2]*[.$D$3]/(2*[.$D$1]^2*([.$D$2]+[.$D$3]))*([.$D$4]+[.$D$4]/2)^2-[.$D$2]*[.$D$3]/(2*[.$D$1]^2*([.$D$2]+[.$D$3]))*([.$D$4]-[.$D$4]/2)^2" office:value-type="float" office:value="-0.657407407407407" calcext:value-type="float">
            <text:p>-0,6574074074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80]-[.Q79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79</text:p>
          </table:table-cell>
          <table:table-cell office:value-type="string" calcext:value-type="string">
            <text:p>=</text:p>
          </table:table-cell>
          <table:table-cell table:formula="of:=[.H80]-[.$D$2]*[.$D$3]/(2*[.H80]^2*([.$D$2]+[.$D$3]))*[.$D$4]^2" office:value-type="float" office:value="-6.07979614322223" calcext:value-type="float">
            <text:p>-6,0797961432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81]-[.H80]" office:value-type="float" office:value="-0.00451560635440895" calcext:value-type="float">
            <text:p>-0,0045156064</text:p>
          </table:table-cell>
          <table:table-cell table:number-columns-repeated="2"/>
          <table:table-cell office:value-type="string" calcext:value-type="string">
            <text:p>r79</text:p>
          </table:table-cell>
          <table:table-cell office:value-type="string" calcext:value-type="string">
            <text:p>=</text:p>
          </table:table-cell>
          <table:table-cell table:style-name="ce7" table:formula="of:=[.Q80]-[.$D$2]*[.$D$3]/(2*[.$D$1]^2*([.$D$2]+[.$D$3]))*([.$D$4]+[.$D$4]/2)^2-[.$D$2]*[.$D$3]/(2*[.$D$1]^2*([.$D$2]+[.$D$3]))*([.$D$4]-[.$D$4]/2)^2" office:value-type="float" office:value="-0.703703703703703" calcext:value-type="float">
            <text:p>-0,7037037037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81]-[.Q80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80</text:p>
          </table:table-cell>
          <table:table-cell office:value-type="string" calcext:value-type="string">
            <text:p>=</text:p>
          </table:table-cell>
          <table:table-cell table:formula="of:=[.H81]-[.$D$2]*[.$D$3]/(2*[.H81]^2*([.$D$2]+[.$D$3]))*[.$D$4]^2" office:value-type="float" office:value="-6.08430504437537" calcext:value-type="float">
            <text:p>-6,0843050444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82]-[.H81]" office:value-type="float" office:value="-0.00450890115313385" calcext:value-type="float">
            <text:p>-0,0045089012</text:p>
          </table:table-cell>
          <table:table-cell table:number-columns-repeated="2"/>
          <table:table-cell office:value-type="string" calcext:value-type="string">
            <text:p>r80</text:p>
          </table:table-cell>
          <table:table-cell office:value-type="string" calcext:value-type="string">
            <text:p>=</text:p>
          </table:table-cell>
          <table:table-cell table:style-name="ce7" table:formula="of:=[.Q81]-[.$D$2]*[.$D$3]/(2*[.$D$1]^2*([.$D$2]+[.$D$3]))*([.$D$4]+[.$D$4]/2)^2-[.$D$2]*[.$D$3]/(2*[.$D$1]^2*([.$D$2]+[.$D$3]))*([.$D$4]-[.$D$4]/2)^2" office:value-type="float" office:value="-0.749999999999999" calcext:value-type="float">
            <text:p>-0,75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82]-[.Q81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81</text:p>
          </table:table-cell>
          <table:table-cell office:value-type="string" calcext:value-type="string">
            <text:p>=</text:p>
          </table:table-cell>
          <table:table-cell table:formula="of:=[.H82]-[.$D$2]*[.$D$3]/(2*[.H82]^2*([.$D$2]+[.$D$3]))*[.$D$4]^2" office:value-type="float" office:value="-6.08880726517424" calcext:value-type="float">
            <text:p>-6,0888072652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83]-[.H82]" office:value-type="float" office:value="-0.00450222079887652" calcext:value-type="float">
            <text:p>-0,0045022208</text:p>
          </table:table-cell>
          <table:table-cell table:number-columns-repeated="2"/>
          <table:table-cell office:value-type="string" calcext:value-type="string">
            <text:p>r81</text:p>
          </table:table-cell>
          <table:table-cell office:value-type="string" calcext:value-type="string">
            <text:p>=</text:p>
          </table:table-cell>
          <table:table-cell table:style-name="ce7" table:formula="of:=[.Q82]-[.$D$2]*[.$D$3]/(2*[.$D$1]^2*([.$D$2]+[.$D$3]))*([.$D$4]+[.$D$4]/2)^2-[.$D$2]*[.$D$3]/(2*[.$D$1]^2*([.$D$2]+[.$D$3]))*([.$D$4]-[.$D$4]/2)^2" office:value-type="float" office:value="-0.796296296296296" calcext:value-type="float">
            <text:p>-0,7962962963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83]-[.Q82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82</text:p>
          </table:table-cell>
          <table:table-cell office:value-type="string" calcext:value-type="string">
            <text:p>=</text:p>
          </table:table-cell>
          <table:table-cell table:formula="of:=[.H83]-[.$D$2]*[.$D$3]/(2*[.H83]^2*([.$D$2]+[.$D$3]))*[.$D$4]^2" office:value-type="float" office:value="-6.09330283031885" calcext:value-type="float">
            <text:p>-6,0933028303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84]-[.H83]" office:value-type="float" office:value="-0.00449556514460436" calcext:value-type="float">
            <text:p>-0,0044955651</text:p>
          </table:table-cell>
          <table:table-cell table:number-columns-repeated="2"/>
          <table:table-cell office:value-type="string" calcext:value-type="string">
            <text:p>r82</text:p>
          </table:table-cell>
          <table:table-cell office:value-type="string" calcext:value-type="string">
            <text:p>=</text:p>
          </table:table-cell>
          <table:table-cell table:style-name="ce7" table:formula="of:=[.Q83]-[.$D$2]*[.$D$3]/(2*[.$D$1]^2*([.$D$2]+[.$D$3]))*([.$D$4]+[.$D$4]/2)^2-[.$D$2]*[.$D$3]/(2*[.$D$1]^2*([.$D$2]+[.$D$3]))*([.$D$4]-[.$D$4]/2)^2" office:value-type="float" office:value="-0.842592592592592" calcext:value-type="float">
            <text:p>-0,8425925926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84]-[.Q83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83</text:p>
          </table:table-cell>
          <table:table-cell office:value-type="string" calcext:value-type="string">
            <text:p>=</text:p>
          </table:table-cell>
          <table:table-cell table:formula="of:=[.H84]-[.$D$2]*[.$D$3]/(2*[.H84]^2*([.$D$2]+[.$D$3]))*[.$D$4]^2" office:value-type="float" office:value="-6.09779176436332" calcext:value-type="float">
            <text:p>-6,0977917644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85]-[.H84]" office:value-type="float" office:value="-0.00448893404447759" calcext:value-type="float">
            <text:p>-0,004488934</text:p>
          </table:table-cell>
          <table:table-cell table:number-columns-repeated="2"/>
          <table:table-cell office:value-type="string" calcext:value-type="string">
            <text:p>r83</text:p>
          </table:table-cell>
          <table:table-cell office:value-type="string" calcext:value-type="string">
            <text:p>=</text:p>
          </table:table-cell>
          <table:table-cell table:style-name="ce7" table:formula="of:=[.Q84]-[.$D$2]*[.$D$3]/(2*[.$D$1]^2*([.$D$2]+[.$D$3]))*([.$D$4]+[.$D$4]/2)^2-[.$D$2]*[.$D$3]/(2*[.$D$1]^2*([.$D$2]+[.$D$3]))*([.$D$4]-[.$D$4]/2)^2" office:value-type="float" office:value="-0.888888888888888" calcext:value-type="float">
            <text:p>-0,8888888889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85]-[.Q84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84</text:p>
          </table:table-cell>
          <table:table-cell office:value-type="string" calcext:value-type="string">
            <text:p>=</text:p>
          </table:table-cell>
          <table:table-cell table:formula="of:=[.H85]-[.$D$2]*[.$D$3]/(2*[.H85]^2*([.$D$2]+[.$D$3]))*[.$D$4]^2" office:value-type="float" office:value="-6.10227409171717" calcext:value-type="float">
            <text:p>-6,1022740917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86]-[.H85]" office:value-type="float" office:value="-0.00448232735384124" calcext:value-type="float">
            <text:p>-0,0044823274</text:p>
          </table:table-cell>
          <table:table-cell table:number-columns-repeated="2"/>
          <table:table-cell office:value-type="string" calcext:value-type="string">
            <text:p>r84</text:p>
          </table:table-cell>
          <table:table-cell office:value-type="string" calcext:value-type="string">
            <text:p>=</text:p>
          </table:table-cell>
          <table:table-cell table:style-name="ce7" table:formula="of:=[.Q85]-[.$D$2]*[.$D$3]/(2*[.$D$1]^2*([.$D$2]+[.$D$3]))*([.$D$4]+[.$D$4]/2)^2-[.$D$2]*[.$D$3]/(2*[.$D$1]^2*([.$D$2]+[.$D$3]))*([.$D$4]-[.$D$4]/2)^2" office:value-type="float" office:value="-0.935185185185184" calcext:value-type="float">
            <text:p>-0,9351851852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86]-[.Q85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85</text:p>
          </table:table-cell>
          <table:table-cell office:value-type="string" calcext:value-type="string">
            <text:p>=</text:p>
          </table:table-cell>
          <table:table-cell table:formula="of:=[.H86]-[.$D$2]*[.$D$3]/(2*[.H86]^2*([.$D$2]+[.$D$3]))*[.$D$4]^2" office:value-type="float" office:value="-6.10674983664637" calcext:value-type="float">
            <text:p>-6,1067498366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87]-[.H86]" office:value-type="float" office:value="-0.00447574492920833" calcext:value-type="float">
            <text:p>-0,0044757449</text:p>
          </table:table-cell>
          <table:table-cell table:number-columns-repeated="2"/>
          <table:table-cell office:value-type="string" calcext:value-type="string">
            <text:p>r85</text:p>
          </table:table-cell>
          <table:table-cell office:value-type="string" calcext:value-type="string">
            <text:p>=</text:p>
          </table:table-cell>
          <table:table-cell table:style-name="ce7" table:formula="of:=[.Q86]-[.$D$2]*[.$D$3]/(2*[.$D$1]^2*([.$D$2]+[.$D$3]))*([.$D$4]+[.$D$4]/2)^2-[.$D$2]*[.$D$3]/(2*[.$D$1]^2*([.$D$2]+[.$D$3]))*([.$D$4]-[.$D$4]/2)^2" office:value-type="float" office:value="-0.981481481481481" calcext:value-type="float">
            <text:p>-0,9814814815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87]-[.Q86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86</text:p>
          </table:table-cell>
          <table:table-cell office:value-type="string" calcext:value-type="string">
            <text:p>=</text:p>
          </table:table-cell>
          <table:table-cell table:formula="of:=[.H87]-[.$D$2]*[.$D$3]/(2*[.H87]^2*([.$D$2]+[.$D$3]))*[.$D$4]^2" office:value-type="float" office:value="-6.11121902327462" calcext:value-type="float">
            <text:p>-6,1112190233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88]-[.H87]" office:value-type="float" office:value="-0.00446918662824736" calcext:value-type="float">
            <text:p>-0,0044691866</text:p>
          </table:table-cell>
          <table:table-cell table:number-columns-repeated="2"/>
          <table:table-cell office:value-type="string" calcext:value-type="string">
            <text:p>r86</text:p>
          </table:table-cell>
          <table:table-cell office:value-type="string" calcext:value-type="string">
            <text:p>=</text:p>
          </table:table-cell>
          <table:table-cell table:style-name="ce7" table:formula="of:=[.Q87]-[.$D$2]*[.$D$3]/(2*[.$D$1]^2*([.$D$2]+[.$D$3]))*([.$D$4]+[.$D$4]/2)^2-[.$D$2]*[.$D$3]/(2*[.$D$1]^2*([.$D$2]+[.$D$3]))*([.$D$4]-[.$D$4]/2)^2" office:value-type="float" office:value="-1.02777777777778" calcext:value-type="float">
            <text:p>-1,0277777778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88]-[.Q87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87</text:p>
          </table:table-cell>
          <table:table-cell office:value-type="string" calcext:value-type="string">
            <text:p>=</text:p>
          </table:table-cell>
          <table:table-cell table:formula="of:=[.H88]-[.$D$2]*[.$D$3]/(2*[.H88]^2*([.$D$2]+[.$D$3]))*[.$D$4]^2" office:value-type="float" office:value="-6.1156816755844" calcext:value-type="float">
            <text:p>-6,1156816756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89]-[.H88]" office:value-type="float" office:value="-0.00446265230977527" calcext:value-type="float">
            <text:p>-0,0044626523</text:p>
          </table:table-cell>
          <table:table-cell table:number-columns-repeated="2"/>
          <table:table-cell office:value-type="string" calcext:value-type="string">
            <text:p>r87</text:p>
          </table:table-cell>
          <table:table-cell office:value-type="string" calcext:value-type="string">
            <text:p>=</text:p>
          </table:table-cell>
          <table:table-cell table:style-name="ce7" table:formula="of:=[.Q88]-[.$D$2]*[.$D$3]/(2*[.$D$1]^2*([.$D$2]+[.$D$3]))*([.$D$4]+[.$D$4]/2)^2-[.$D$2]*[.$D$3]/(2*[.$D$1]^2*([.$D$2]+[.$D$3]))*([.$D$4]-[.$D$4]/2)^2" office:value-type="float" office:value="-1.07407407407407" calcext:value-type="float">
            <text:p>-1,0740740741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89]-[.Q88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88</text:p>
          </table:table-cell>
          <table:table-cell office:value-type="string" calcext:value-type="string">
            <text:p>=</text:p>
          </table:table-cell>
          <table:table-cell table:formula="of:=[.H89]-[.$D$2]*[.$D$3]/(2*[.H89]^2*([.$D$2]+[.$D$3]))*[.$D$4]^2" office:value-type="float" office:value="-6.12013781741814" calcext:value-type="float">
            <text:p>-6,1201378174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90]-[.H89]" office:value-type="float" office:value="-0.00445614183374143" calcext:value-type="float">
            <text:p>-0,0044561418</text:p>
          </table:table-cell>
          <table:table-cell table:number-columns-repeated="2"/>
          <table:table-cell office:value-type="string" calcext:value-type="string">
            <text:p>r88</text:p>
          </table:table-cell>
          <table:table-cell office:value-type="string" calcext:value-type="string">
            <text:p>=</text:p>
          </table:table-cell>
          <table:table-cell table:style-name="ce7" table:formula="of:=[.Q89]-[.$D$2]*[.$D$3]/(2*[.$D$1]^2*([.$D$2]+[.$D$3]))*([.$D$4]+[.$D$4]/2)^2-[.$D$2]*[.$D$3]/(2*[.$D$1]^2*([.$D$2]+[.$D$3]))*([.$D$4]-[.$D$4]/2)^2" office:value-type="float" office:value="-1.12037037037037" calcext:value-type="float">
            <text:p>-1,1203703704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90]-[.Q89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89</text:p>
          </table:table-cell>
          <table:table-cell office:value-type="string" calcext:value-type="string">
            <text:p>=</text:p>
          </table:table-cell>
          <table:table-cell table:formula="of:=[.H90]-[.$D$2]*[.$D$3]/(2*[.H90]^2*([.$D$2]+[.$D$3]))*[.$D$4]^2" office:value-type="float" office:value="-6.12458747247936" calcext:value-type="float">
            <text:p>-6,1245874725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91]-[.H90]" office:value-type="float" office:value="-0.00444965506121786" calcext:value-type="float">
            <text:p>-0,0044496551</text:p>
          </table:table-cell>
          <table:table-cell table:number-columns-repeated="2"/>
          <table:table-cell office:value-type="string" calcext:value-type="string">
            <text:p>r89</text:p>
          </table:table-cell>
          <table:table-cell office:value-type="string" calcext:value-type="string">
            <text:p>=</text:p>
          </table:table-cell>
          <table:table-cell table:style-name="ce7" table:formula="of:=[.Q90]-[.$D$2]*[.$D$3]/(2*[.$D$1]^2*([.$D$2]+[.$D$3]))*([.$D$4]+[.$D$4]/2)^2-[.$D$2]*[.$D$3]/(2*[.$D$1]^2*([.$D$2]+[.$D$3]))*([.$D$4]-[.$D$4]/2)^2" office:value-type="float" office:value="-1.16666666666667" calcext:value-type="float">
            <text:p>-1,1666666667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91]-[.Q90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90</text:p>
          </table:table-cell>
          <table:table-cell office:value-type="string" calcext:value-type="string">
            <text:p>=</text:p>
          </table:table-cell>
          <table:table-cell table:formula="of:=[.H91]-[.$D$2]*[.$D$3]/(2*[.H91]^2*([.$D$2]+[.$D$3]))*[.$D$4]^2" office:value-type="float" office:value="-6.12903066433374" calcext:value-type="float">
            <text:p>-6,1290306643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92]-[.H91]" office:value-type="float" office:value="-0.00444319185438857" calcext:value-type="float">
            <text:p>-0,0044431919</text:p>
          </table:table-cell>
          <table:table-cell table:number-columns-repeated="2"/>
          <table:table-cell office:value-type="string" calcext:value-type="string">
            <text:p>r90</text:p>
          </table:table-cell>
          <table:table-cell office:value-type="string" calcext:value-type="string">
            <text:p>=</text:p>
          </table:table-cell>
          <table:table-cell table:style-name="ce7" table:formula="of:=[.Q91]-[.$D$2]*[.$D$3]/(2*[.$D$1]^2*([.$D$2]+[.$D$3]))*([.$D$4]+[.$D$4]/2)^2-[.$D$2]*[.$D$3]/(2*[.$D$1]^2*([.$D$2]+[.$D$3]))*([.$D$4]-[.$D$4]/2)^2" office:value-type="float" office:value="-1.21296296296296" calcext:value-type="float">
            <text:p>-1,212962963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92]-[.Q91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91</text:p>
          </table:table-cell>
          <table:table-cell office:value-type="string" calcext:value-type="string">
            <text:p>=</text:p>
          </table:table-cell>
          <table:table-cell table:formula="of:=[.H92]-[.$D$2]*[.$D$3]/(2*[.H92]^2*([.$D$2]+[.$D$3]))*[.$D$4]^2" office:value-type="float" office:value="-6.13346741641028" calcext:value-type="float">
            <text:p>-6,1334674164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93]-[.H92]" office:value-type="float" office:value="-0.00443675207653449" calcext:value-type="float">
            <text:p>-0,0044367521</text:p>
          </table:table-cell>
          <table:table-cell table:number-columns-repeated="2"/>
          <table:table-cell office:value-type="string" calcext:value-type="string">
            <text:p>r91</text:p>
          </table:table-cell>
          <table:table-cell office:value-type="string" calcext:value-type="string">
            <text:p>=</text:p>
          </table:table-cell>
          <table:table-cell table:style-name="ce7" table:formula="of:=[.Q92]-[.$D$2]*[.$D$3]/(2*[.$D$1]^2*([.$D$2]+[.$D$3]))*([.$D$4]+[.$D$4]/2)^2-[.$D$2]*[.$D$3]/(2*[.$D$1]^2*([.$D$2]+[.$D$3]))*([.$D$4]-[.$D$4]/2)^2" office:value-type="float" office:value="-1.25925925925926" calcext:value-type="float">
            <text:p>-1,2592592593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93]-[.Q92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92</text:p>
          </table:table-cell>
          <table:table-cell office:value-type="string" calcext:value-type="string">
            <text:p>=</text:p>
          </table:table-cell>
          <table:table-cell table:formula="of:=[.H93]-[.$D$2]*[.$D$3]/(2*[.H93]^2*([.$D$2]+[.$D$3]))*[.$D$4]^2" office:value-type="float" office:value="-6.13789775200231" calcext:value-type="float">
            <text:p>-6,137897752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94]-[.H93]" office:value-type="float" office:value="-0.00443033559202721" calcext:value-type="float">
            <text:p>-0,0044303356</text:p>
          </table:table-cell>
          <table:table-cell table:number-columns-repeated="2"/>
          <table:table-cell office:value-type="string" calcext:value-type="string">
            <text:p>r92</text:p>
          </table:table-cell>
          <table:table-cell office:value-type="string" calcext:value-type="string">
            <text:p>=</text:p>
          </table:table-cell>
          <table:table-cell table:style-name="ce7" table:formula="of:=[.Q93]-[.$D$2]*[.$D$3]/(2*[.$D$1]^2*([.$D$2]+[.$D$3]))*([.$D$4]+[.$D$4]/2)^2-[.$D$2]*[.$D$3]/(2*[.$D$1]^2*([.$D$2]+[.$D$3]))*([.$D$4]-[.$D$4]/2)^2" office:value-type="float" office:value="-1.30555555555555" calcext:value-type="float">
            <text:p>-1,3055555556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94]-[.Q93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93</text:p>
          </table:table-cell>
          <table:table-cell office:value-type="string" calcext:value-type="string">
            <text:p>=</text:p>
          </table:table-cell>
          <table:table-cell table:formula="of:=[.H94]-[.$D$2]*[.$D$3]/(2*[.H94]^2*([.$D$2]+[.$D$3]))*[.$D$4]^2" office:value-type="float" office:value="-6.14232169426862" calcext:value-type="float">
            <text:p>-6,1423216943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95]-[.H94]" office:value-type="float" office:value="-0.00442394226631571" calcext:value-type="float">
            <text:p>-0,0044239423</text:p>
          </table:table-cell>
          <table:table-cell table:number-columns-repeated="2"/>
          <table:table-cell office:value-type="string" calcext:value-type="string">
            <text:p>r93</text:p>
          </table:table-cell>
          <table:table-cell office:value-type="string" calcext:value-type="string">
            <text:p>=</text:p>
          </table:table-cell>
          <table:table-cell table:style-name="ce7" table:formula="of:=[.Q94]-[.$D$2]*[.$D$3]/(2*[.$D$1]^2*([.$D$2]+[.$D$3]))*([.$D$4]+[.$D$4]/2)^2-[.$D$2]*[.$D$3]/(2*[.$D$1]^2*([.$D$2]+[.$D$3]))*([.$D$4]-[.$D$4]/2)^2" office:value-type="float" office:value="-1.35185185185185" calcext:value-type="float">
            <text:p>-1,3518518519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95]-[.Q94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94</text:p>
          </table:table-cell>
          <table:table-cell office:value-type="string" calcext:value-type="string">
            <text:p>=</text:p>
          </table:table-cell>
          <table:table-cell table:formula="of:=[.H95]-[.$D$2]*[.$D$3]/(2*[.H95]^2*([.$D$2]+[.$D$3]))*[.$D$4]^2" office:value-type="float" office:value="-6.14673926623454" calcext:value-type="float">
            <text:p>-6,1467392662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96]-[.H95]" office:value-type="float" office:value="-0.00441757196591475" calcext:value-type="float">
            <text:p>-0,004417572</text:p>
          </table:table-cell>
          <table:table-cell table:number-columns-repeated="2"/>
          <table:table-cell office:value-type="string" calcext:value-type="string">
            <text:p>r94</text:p>
          </table:table-cell>
          <table:table-cell office:value-type="string" calcext:value-type="string">
            <text:p>=</text:p>
          </table:table-cell>
          <table:table-cell table:style-name="ce7" table:formula="of:=[.Q95]-[.$D$2]*[.$D$3]/(2*[.$D$1]^2*([.$D$2]+[.$D$3]))*([.$D$4]+[.$D$4]/2)^2-[.$D$2]*[.$D$3]/(2*[.$D$1]^2*([.$D$2]+[.$D$3]))*([.$D$4]-[.$D$4]/2)^2" office:value-type="float" office:value="-1.39814814814815" calcext:value-type="float">
            <text:p>-1,3981481481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96]-[.Q95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95</text:p>
          </table:table-cell>
          <table:table-cell office:value-type="string" calcext:value-type="string">
            <text:p>=</text:p>
          </table:table-cell>
          <table:table-cell table:formula="of:=[.H96]-[.$D$2]*[.$D$3]/(2*[.H96]^2*([.$D$2]+[.$D$3]))*[.$D$4]^2" office:value-type="float" office:value="-6.15115049079293" calcext:value-type="float">
            <text:p>-6,1511504908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97]-[.H96]" office:value-type="float" office:value="-0.00441122455839427" calcext:value-type="float">
            <text:p>-0,0044112246</text:p>
          </table:table-cell>
          <table:table-cell table:number-columns-repeated="2"/>
          <table:table-cell office:value-type="string" calcext:value-type="string">
            <text:p>r95</text:p>
          </table:table-cell>
          <table:table-cell office:value-type="string" calcext:value-type="string">
            <text:p>=</text:p>
          </table:table-cell>
          <table:table-cell table:style-name="ce7" table:formula="of:=[.Q96]-[.$D$2]*[.$D$3]/(2*[.$D$1]^2*([.$D$2]+[.$D$3]))*([.$D$4]+[.$D$4]/2)^2-[.$D$2]*[.$D$3]/(2*[.$D$1]^2*([.$D$2]+[.$D$3]))*([.$D$4]-[.$D$4]/2)^2" office:value-type="float" office:value="-1.44444444444444" calcext:value-type="float">
            <text:p>-1,4444444444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97]-[.Q96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96</text:p>
          </table:table-cell>
          <table:table-cell office:value-type="string" calcext:value-type="string">
            <text:p>=</text:p>
          </table:table-cell>
          <table:table-cell table:formula="of:=[.H97]-[.$D$2]*[.$D$3]/(2*[.H97]^2*([.$D$2]+[.$D$3]))*[.$D$4]^2" office:value-type="float" office:value="-6.1555553907053" calcext:value-type="float">
            <text:p>-6,1555553907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98]-[.H97]" office:value-type="float" office:value="-0.00440489991237136" calcext:value-type="float">
            <text:p>-0,0044048999</text:p>
          </table:table-cell>
          <table:table-cell table:number-columns-repeated="2"/>
          <table:table-cell office:value-type="string" calcext:value-type="string">
            <text:p>r96</text:p>
          </table:table-cell>
          <table:table-cell office:value-type="string" calcext:value-type="string">
            <text:p>=</text:p>
          </table:table-cell>
          <table:table-cell table:style-name="ce7" table:formula="of:=[.Q97]-[.$D$2]*[.$D$3]/(2*[.$D$1]^2*([.$D$2]+[.$D$3]))*([.$D$4]+[.$D$4]/2)^2-[.$D$2]*[.$D$3]/(2*[.$D$1]^2*([.$D$2]+[.$D$3]))*([.$D$4]-[.$D$4]/2)^2" office:value-type="float" office:value="-1.49074074074074" calcext:value-type="float">
            <text:p>-1,4907407407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98]-[.Q97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97</text:p>
          </table:table-cell>
          <table:table-cell office:value-type="string" calcext:value-type="string">
            <text:p>=</text:p>
          </table:table-cell>
          <table:table-cell table:formula="of:=[.H98]-[.$D$2]*[.$D$3]/(2*[.H98]^2*([.$D$2]+[.$D$3]))*[.$D$4]^2" office:value-type="float" office:value="-6.1599539886028" calcext:value-type="float">
            <text:p>-6,1599539886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99]-[.H98]" office:value-type="float" office:value="-0.00439859789749608" calcext:value-type="float">
            <text:p>-0,0043985979</text:p>
          </table:table-cell>
          <table:table-cell table:number-columns-repeated="2"/>
          <table:table-cell office:value-type="string" calcext:value-type="string">
            <text:p>r97</text:p>
          </table:table-cell>
          <table:table-cell office:value-type="string" calcext:value-type="string">
            <text:p>=</text:p>
          </table:table-cell>
          <table:table-cell table:style-name="ce7" table:formula="of:=[.Q98]-[.$D$2]*[.$D$3]/(2*[.$D$1]^2*([.$D$2]+[.$D$3]))*([.$D$4]+[.$D$4]/2)^2-[.$D$2]*[.$D$3]/(2*[.$D$1]^2*([.$D$2]+[.$D$3]))*([.$D$4]-[.$D$4]/2)^2" office:value-type="float" office:value="-1.53703703703704" calcext:value-type="float">
            <text:p>-1,537037037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99]-[.Q98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98</text:p>
          </table:table-cell>
          <table:table-cell office:value-type="string" calcext:value-type="string">
            <text:p>=</text:p>
          </table:table-cell>
          <table:table-cell table:formula="of:=[.H99]-[.$D$2]*[.$D$3]/(2*[.H99]^2*([.$D$2]+[.$D$3]))*[.$D$4]^2" office:value-type="float" office:value="-6.16434630698724" calcext:value-type="float">
            <text:p>-6,164346307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00]-[.H99]" office:value-type="float" office:value="-0.00439231838444432" calcext:value-type="float">
            <text:p>-0,0043923184</text:p>
          </table:table-cell>
          <table:table-cell table:number-columns-repeated="2"/>
          <table:table-cell office:value-type="string" calcext:value-type="string">
            <text:p>r98</text:p>
          </table:table-cell>
          <table:table-cell office:value-type="string" calcext:value-type="string">
            <text:p>=</text:p>
          </table:table-cell>
          <table:table-cell table:style-name="ce7" table:formula="of:=[.Q99]-[.$D$2]*[.$D$3]/(2*[.$D$1]^2*([.$D$2]+[.$D$3]))*([.$D$4]+[.$D$4]/2)^2-[.$D$2]*[.$D$3]/(2*[.$D$1]^2*([.$D$2]+[.$D$3]))*([.$D$4]-[.$D$4]/2)^2" office:value-type="float" office:value="-1.58333333333333" calcext:value-type="float">
            <text:p>-1,5833333333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00]-[.Q99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99</text:p>
          </table:table-cell>
          <table:table-cell office:value-type="string" calcext:value-type="string">
            <text:p>=</text:p>
          </table:table-cell>
          <table:table-cell table:formula="of:=[.H100]-[.$D$2]*[.$D$3]/(2*[.H100]^2*([.$D$2]+[.$D$3]))*[.$D$4]^2" office:value-type="float" office:value="-6.16873236823215" calcext:value-type="float">
            <text:p>-6,1687323682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01]-[.H100]" office:value-type="float" office:value="-0.00438606124490537" calcext:value-type="float">
            <text:p>-0,0043860612</text:p>
          </table:table-cell>
          <table:table-cell table:number-columns-repeated="2"/>
          <table:table-cell office:value-type="string" calcext:value-type="string">
            <text:p>r99</text:p>
          </table:table-cell>
          <table:table-cell office:value-type="string" calcext:value-type="string">
            <text:p>=</text:p>
          </table:table-cell>
          <table:table-cell table:style-name="ce7" table:formula="of:=[.Q100]-[.$D$2]*[.$D$3]/(2*[.$D$1]^2*([.$D$2]+[.$D$3]))*([.$D$4]+[.$D$4]/2)^2-[.$D$2]*[.$D$3]/(2*[.$D$1]^2*([.$D$2]+[.$D$3]))*([.$D$4]-[.$D$4]/2)^2" office:value-type="float" office:value="-1.62962962962963" calcext:value-type="float">
            <text:p>-1,6296296296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01]-[.Q100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00</text:p>
          </table:table-cell>
          <table:table-cell office:value-type="string" calcext:value-type="string">
            <text:p>=</text:p>
          </table:table-cell>
          <table:table-cell table:formula="of:=[.H101]-[.$D$2]*[.$D$3]/(2*[.H101]^2*([.$D$2]+[.$D$3]))*[.$D$4]^2" office:value-type="float" office:value="-6.17311219458372" calcext:value-type="float">
            <text:p>-6,1731121946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02]-[.H101]" office:value-type="float" office:value="-0.00437982635157308" calcext:value-type="float">
            <text:p>-0,0043798264</text:p>
          </table:table-cell>
          <table:table-cell table:number-columns-repeated="2"/>
          <table:table-cell office:value-type="string" calcext:value-type="string">
            <text:p>r100</text:p>
          </table:table-cell>
          <table:table-cell office:value-type="string" calcext:value-type="string">
            <text:p>=</text:p>
          </table:table-cell>
          <table:table-cell table:style-name="ce7" table:formula="of:=[.Q101]-[.$D$2]*[.$D$3]/(2*[.$D$1]^2*([.$D$2]+[.$D$3]))*([.$D$4]+[.$D$4]/2)^2-[.$D$2]*[.$D$3]/(2*[.$D$1]^2*([.$D$2]+[.$D$3]))*([.$D$4]-[.$D$4]/2)^2" office:value-type="float" office:value="-1.67592592592593" calcext:value-type="float">
            <text:p>-1,6759259259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02]-[.Q101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01</text:p>
          </table:table-cell>
          <table:table-cell office:value-type="string" calcext:value-type="string">
            <text:p>=</text:p>
          </table:table-cell>
          <table:table-cell table:formula="of:=[.H102]-[.$D$2]*[.$D$3]/(2*[.H102]^2*([.$D$2]+[.$D$3]))*[.$D$4]^2" office:value-type="float" office:value="-6.17748580816186" calcext:value-type="float">
            <text:p>-6,1774858082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03]-[.H102]" office:value-type="float" office:value="-0.00437361357813426" calcext:value-type="float">
            <text:p>-0,0043736136</text:p>
          </table:table-cell>
          <table:table-cell table:number-columns-repeated="2"/>
          <table:table-cell office:value-type="string" calcext:value-type="string">
            <text:p>r101</text:p>
          </table:table-cell>
          <table:table-cell office:value-type="string" calcext:value-type="string">
            <text:p>=</text:p>
          </table:table-cell>
          <table:table-cell table:style-name="ce7" table:formula="of:=[.Q102]-[.$D$2]*[.$D$3]/(2*[.$D$1]^2*([.$D$2]+[.$D$3]))*([.$D$4]+[.$D$4]/2)^2-[.$D$2]*[.$D$3]/(2*[.$D$1]^2*([.$D$2]+[.$D$3]))*([.$D$4]-[.$D$4]/2)^2" office:value-type="float" office:value="-1.72222222222222" calcext:value-type="float">
            <text:p>-1,7222222222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03]-[.Q102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02</text:p>
          </table:table-cell>
          <table:table-cell office:value-type="string" calcext:value-type="string">
            <text:p>=</text:p>
          </table:table-cell>
          <table:table-cell table:formula="of:=[.H103]-[.$D$2]*[.$D$3]/(2*[.H103]^2*([.$D$2]+[.$D$3]))*[.$D$4]^2" office:value-type="float" office:value="-6.18185323096112" calcext:value-type="float">
            <text:p>-6,181853231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04]-[.H103]" office:value-type="float" office:value="-0.00436742279926161" calcext:value-type="float">
            <text:p>-0,0043674228</text:p>
          </table:table-cell>
          <table:table-cell table:number-columns-repeated="2"/>
          <table:table-cell office:value-type="string" calcext:value-type="string">
            <text:p>r102</text:p>
          </table:table-cell>
          <table:table-cell office:value-type="string" calcext:value-type="string">
            <text:p>=</text:p>
          </table:table-cell>
          <table:table-cell table:style-name="ce7" table:formula="of:=[.Q103]-[.$D$2]*[.$D$3]/(2*[.$D$1]^2*([.$D$2]+[.$D$3]))*([.$D$4]+[.$D$4]/2)^2-[.$D$2]*[.$D$3]/(2*[.$D$1]^2*([.$D$2]+[.$D$3]))*([.$D$4]-[.$D$4]/2)^2" office:value-type="float" office:value="-1.76851851851852" calcext:value-type="float">
            <text:p>-1,7685185185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04]-[.Q103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03</text:p>
          </table:table-cell>
          <table:table-cell office:value-type="string" calcext:value-type="string">
            <text:p>=</text:p>
          </table:table-cell>
          <table:table-cell table:formula="of:=[.H104]-[.$D$2]*[.$D$3]/(2*[.H104]^2*([.$D$2]+[.$D$3]))*[.$D$4]^2" office:value-type="float" office:value="-6.18621448485172" calcext:value-type="float">
            <text:p>-6,1862144849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05]-[.H104]" office:value-type="float" office:value="-0.00436125389060038" calcext:value-type="float">
            <text:p>-0,0043612539</text:p>
          </table:table-cell>
          <table:table-cell table:number-columns-repeated="2"/>
          <table:table-cell office:value-type="string" calcext:value-type="string">
            <text:p>r103</text:p>
          </table:table-cell>
          <table:table-cell office:value-type="string" calcext:value-type="string">
            <text:p>=</text:p>
          </table:table-cell>
          <table:table-cell table:style-name="ce7" table:formula="of:=[.Q104]-[.$D$2]*[.$D$3]/(2*[.$D$1]^2*([.$D$2]+[.$D$3]))*([.$D$4]+[.$D$4]/2)^2-[.$D$2]*[.$D$3]/(2*[.$D$1]^2*([.$D$2]+[.$D$3]))*([.$D$4]-[.$D$4]/2)^2" office:value-type="float" office:value="-1.81481481481481" calcext:value-type="float">
            <text:p>-1,8148148148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05]-[.Q104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04</text:p>
          </table:table-cell>
          <table:table-cell office:value-type="string" calcext:value-type="string">
            <text:p>=</text:p>
          </table:table-cell>
          <table:table-cell table:formula="of:=[.H105]-[.$D$2]*[.$D$3]/(2*[.H105]^2*([.$D$2]+[.$D$3]))*[.$D$4]^2" office:value-type="float" office:value="-6.19056959158048" calcext:value-type="float">
            <text:p>-6,1905695916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06]-[.H105]" office:value-type="float" office:value="-0.00435510672876216" calcext:value-type="float">
            <text:p>-0,0043551067</text:p>
          </table:table-cell>
          <table:table-cell table:number-columns-repeated="2"/>
          <table:table-cell office:value-type="string" calcext:value-type="string">
            <text:p>r104</text:p>
          </table:table-cell>
          <table:table-cell office:value-type="string" calcext:value-type="string">
            <text:p>=</text:p>
          </table:table-cell>
          <table:table-cell table:style-name="ce7" table:formula="of:=[.Q105]-[.$D$2]*[.$D$3]/(2*[.$D$1]^2*([.$D$2]+[.$D$3]))*([.$D$4]+[.$D$4]/2)^2-[.$D$2]*[.$D$3]/(2*[.$D$1]^2*([.$D$2]+[.$D$3]))*([.$D$4]-[.$D$4]/2)^2" office:value-type="float" office:value="-1.86111111111111" calcext:value-type="float">
            <text:p>-1,8611111111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06]-[.Q105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05</text:p>
          </table:table-cell>
          <table:table-cell office:value-type="string" calcext:value-type="string">
            <text:p>=</text:p>
          </table:table-cell>
          <table:table-cell table:formula="of:=[.H106]-[.$D$2]*[.$D$3]/(2*[.H106]^2*([.$D$2]+[.$D$3]))*[.$D$4]^2" office:value-type="float" office:value="-6.19491857277179" calcext:value-type="float">
            <text:p>-6,1949185728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07]-[.H106]" office:value-type="float" office:value="-0.00434898119131333" calcext:value-type="float">
            <text:p>-0,0043489812</text:p>
          </table:table-cell>
          <table:table-cell table:number-columns-repeated="2"/>
          <table:table-cell office:value-type="string" calcext:value-type="string">
            <text:p>r105</text:p>
          </table:table-cell>
          <table:table-cell office:value-type="string" calcext:value-type="string">
            <text:p>=</text:p>
          </table:table-cell>
          <table:table-cell table:style-name="ce7" table:formula="of:=[.Q106]-[.$D$2]*[.$D$3]/(2*[.$D$1]^2*([.$D$2]+[.$D$3]))*([.$D$4]+[.$D$4]/2)^2-[.$D$2]*[.$D$3]/(2*[.$D$1]^2*([.$D$2]+[.$D$3]))*([.$D$4]-[.$D$4]/2)^2" office:value-type="float" office:value="-1.90740740740741" calcext:value-type="float">
            <text:p>-1,9074074074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07]-[.Q106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06</text:p>
          </table:table-cell>
          <table:table-cell office:value-type="string" calcext:value-type="string">
            <text:p>=</text:p>
          </table:table-cell>
          <table:table-cell table:formula="of:=[.H107]-[.$D$2]*[.$D$3]/(2*[.H107]^2*([.$D$2]+[.$D$3]))*[.$D$4]^2" office:value-type="float" office:value="-6.19926144992856" calcext:value-type="float">
            <text:p>-6,1992614499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08]-[.H107]" office:value-type="float" office:value="-0.00434287715676796" calcext:value-type="float">
            <text:p>-0,0043428772</text:p>
          </table:table-cell>
          <table:table-cell table:number-columns-repeated="2"/>
          <table:table-cell office:value-type="string" calcext:value-type="string">
            <text:p>r106</text:p>
          </table:table-cell>
          <table:table-cell office:value-type="string" calcext:value-type="string">
            <text:p>=</text:p>
          </table:table-cell>
          <table:table-cell table:style-name="ce7" table:formula="of:=[.Q107]-[.$D$2]*[.$D$3]/(2*[.$D$1]^2*([.$D$2]+[.$D$3]))*([.$D$4]+[.$D$4]/2)^2-[.$D$2]*[.$D$3]/(2*[.$D$1]^2*([.$D$2]+[.$D$3]))*([.$D$4]-[.$D$4]/2)^2" office:value-type="float" office:value="-1.9537037037037" calcext:value-type="float">
            <text:p>-1,9537037037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08]-[.Q107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07</text:p>
          </table:table-cell>
          <table:table-cell office:value-type="string" calcext:value-type="string">
            <text:p>=</text:p>
          </table:table-cell>
          <table:table-cell table:formula="of:=[.H108]-[.$D$2]*[.$D$3]/(2*[.H108]^2*([.$D$2]+[.$D$3]))*[.$D$4]^2" office:value-type="float" office:value="-6.20359824443313" calcext:value-type="float">
            <text:p>-6,2035982444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09]-[.H108]" office:value-type="float" office:value="-0.00433679450457269" calcext:value-type="float">
            <text:p>-0,0043367945</text:p>
          </table:table-cell>
          <table:table-cell table:number-columns-repeated="2"/>
          <table:table-cell office:value-type="string" calcext:value-type="string">
            <text:p>r107</text:p>
          </table:table-cell>
          <table:table-cell office:value-type="string" calcext:value-type="string">
            <text:p>=</text:p>
          </table:table-cell>
          <table:table-cell table:style-name="ce7" table:formula="of:=[.Q108]-[.$D$2]*[.$D$3]/(2*[.$D$1]^2*([.$D$2]+[.$D$3]))*([.$D$4]+[.$D$4]/2)^2-[.$D$2]*[.$D$3]/(2*[.$D$1]^2*([.$D$2]+[.$D$3]))*([.$D$4]-[.$D$4]/2)^2" office:value-type="float" office:value="-2" calcext:value-type="float">
            <text:p>-2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09]-[.Q108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08</text:p>
          </table:table-cell>
          <table:table-cell office:value-type="string" calcext:value-type="string">
            <text:p>=</text:p>
          </table:table-cell>
          <table:table-cell table:formula="of:=[.H109]-[.$D$2]*[.$D$3]/(2*[.H109]^2*([.$D$2]+[.$D$3]))*[.$D$4]^2" office:value-type="float" office:value="-6.20792897754824" calcext:value-type="float">
            <text:p>-6,2079289775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10]-[.H109]" office:value-type="float" office:value="-0.00433073311510679" calcext:value-type="float">
            <text:p>-0,0043307331</text:p>
          </table:table-cell>
          <table:table-cell table:number-columns-repeated="2"/>
          <table:table-cell office:value-type="string" calcext:value-type="string">
            <text:p>r108</text:p>
          </table:table-cell>
          <table:table-cell office:value-type="string" calcext:value-type="string">
            <text:p>=</text:p>
          </table:table-cell>
          <table:table-cell table:style-name="ce7" table:formula="of:=[.Q109]-[.$D$2]*[.$D$3]/(2*[.$D$1]^2*([.$D$2]+[.$D$3]))*([.$D$4]+[.$D$4]/2)^2-[.$D$2]*[.$D$3]/(2*[.$D$1]^2*([.$D$2]+[.$D$3]))*([.$D$4]-[.$D$4]/2)^2" office:value-type="float" office:value="-2.0462962962963" calcext:value-type="float">
            <text:p>-2,0462962963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10]-[.Q109]" office:value-type="float" office:value="-0.0462962962962965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09</text:p>
          </table:table-cell>
          <table:table-cell office:value-type="string" calcext:value-type="string">
            <text:p>=</text:p>
          </table:table-cell>
          <table:table-cell table:formula="of:=[.H110]-[.$D$2]*[.$D$3]/(2*[.H110]^2*([.$D$2]+[.$D$3]))*[.$D$4]^2" office:value-type="float" office:value="-6.2122536704179" calcext:value-type="float">
            <text:p>-6,2122536704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11]-[.H110]" office:value-type="float" office:value="-0.00432469286966342" calcext:value-type="float">
            <text:p>-0,0043246929</text:p>
          </table:table-cell>
          <table:table-cell table:number-columns-repeated="2"/>
          <table:table-cell office:value-type="string" calcext:value-type="string">
            <text:p>r109</text:p>
          </table:table-cell>
          <table:table-cell office:value-type="string" calcext:value-type="string">
            <text:p>=</text:p>
          </table:table-cell>
          <table:table-cell table:style-name="ce7" table:formula="of:=[.Q110]-[.$D$2]*[.$D$3]/(2*[.$D$1]^2*([.$D$2]+[.$D$3]))*([.$D$4]+[.$D$4]/2)^2-[.$D$2]*[.$D$3]/(2*[.$D$1]^2*([.$D$2]+[.$D$3]))*([.$D$4]-[.$D$4]/2)^2" office:value-type="float" office:value="-2.09259259259259" calcext:value-type="float">
            <text:p>-2,0925925926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11]-[.Q110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10</text:p>
          </table:table-cell>
          <table:table-cell office:value-type="string" calcext:value-type="string">
            <text:p>=</text:p>
          </table:table-cell>
          <table:table-cell table:formula="of:=[.H111]-[.$D$2]*[.$D$3]/(2*[.H111]^2*([.$D$2]+[.$D$3]))*[.$D$4]^2" office:value-type="float" office:value="-6.21657234406835" calcext:value-type="float">
            <text:p>-6,2165723441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12]-[.H111]" office:value-type="float" office:value="-0.00431867365044791" calcext:value-type="float">
            <text:p>-0,0043186737</text:p>
          </table:table-cell>
          <table:table-cell table:number-columns-repeated="2"/>
          <table:table-cell office:value-type="string" calcext:value-type="string">
            <text:p>r110</text:p>
          </table:table-cell>
          <table:table-cell office:value-type="string" calcext:value-type="string">
            <text:p>=</text:p>
          </table:table-cell>
          <table:table-cell table:style-name="ce7" table:formula="of:=[.Q111]-[.$D$2]*[.$D$3]/(2*[.$D$1]^2*([.$D$2]+[.$D$3]))*([.$D$4]+[.$D$4]/2)^2-[.$D$2]*[.$D$3]/(2*[.$D$1]^2*([.$D$2]+[.$D$3]))*([.$D$4]-[.$D$4]/2)^2" office:value-type="float" office:value="-2.13888888888889" calcext:value-type="float">
            <text:p>-2,1388888889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12]-[.Q111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11</text:p>
          </table:table-cell>
          <table:table-cell office:value-type="string" calcext:value-type="string">
            <text:p>=</text:p>
          </table:table-cell>
          <table:table-cell table:formula="of:=[.H112]-[.$D$2]*[.$D$3]/(2*[.H112]^2*([.$D$2]+[.$D$3]))*[.$D$4]^2" office:value-type="float" office:value="-6.22088501940892" calcext:value-type="float">
            <text:p>-6,2208850194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13]-[.H112]" office:value-type="float" office:value="-0.00431267534056534" calcext:value-type="float">
            <text:p>-0,0043126753</text:p>
          </table:table-cell>
          <table:table-cell table:number-columns-repeated="2"/>
          <table:table-cell office:value-type="string" calcext:value-type="string">
            <text:p>r111</text:p>
          </table:table-cell>
          <table:table-cell office:value-type="string" calcext:value-type="string">
            <text:p>=</text:p>
          </table:table-cell>
          <table:table-cell table:style-name="ce7" table:formula="of:=[.Q112]-[.$D$2]*[.$D$3]/(2*[.$D$1]^2*([.$D$2]+[.$D$3]))*([.$D$4]+[.$D$4]/2)^2-[.$D$2]*[.$D$3]/(2*[.$D$1]^2*([.$D$2]+[.$D$3]))*([.$D$4]-[.$D$4]/2)^2" office:value-type="float" office:value="-2.18518518518518" calcext:value-type="float">
            <text:p>-2,1851851852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13]-[.Q112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12</text:p>
          </table:table-cell>
          <table:table-cell office:value-type="string" calcext:value-type="string">
            <text:p>=</text:p>
          </table:table-cell>
          <table:table-cell table:formula="of:=[.H113]-[.$D$2]*[.$D$3]/(2*[.H113]^2*([.$D$2]+[.$D$3]))*[.$D$4]^2" office:value-type="float" office:value="-6.22519171723293" calcext:value-type="float">
            <text:p>-6,2251917172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14]-[.H113]" office:value-type="float" office:value="-0.00430669782401338" calcext:value-type="float">
            <text:p>-0,0043066978</text:p>
          </table:table-cell>
          <table:table-cell table:number-columns-repeated="2"/>
          <table:table-cell office:value-type="string" calcext:value-type="string">
            <text:p>r112</text:p>
          </table:table-cell>
          <table:table-cell office:value-type="string" calcext:value-type="string">
            <text:p>=</text:p>
          </table:table-cell>
          <table:table-cell table:style-name="ce7" table:formula="of:=[.Q113]-[.$D$2]*[.$D$3]/(2*[.$D$1]^2*([.$D$2]+[.$D$3]))*([.$D$4]+[.$D$4]/2)^2-[.$D$2]*[.$D$3]/(2*[.$D$1]^2*([.$D$2]+[.$D$3]))*([.$D$4]-[.$D$4]/2)^2" office:value-type="float" office:value="-2.23148148148148" calcext:value-type="float">
            <text:p>-2,2314814815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14]-[.Q113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13</text:p>
          </table:table-cell>
          <table:table-cell office:value-type="string" calcext:value-type="string">
            <text:p>=</text:p>
          </table:table-cell>
          <table:table-cell table:formula="of:=[.H114]-[.$D$2]*[.$D$3]/(2*[.H114]^2*([.$D$2]+[.$D$3]))*[.$D$4]^2" office:value-type="float" office:value="-6.2294924582186" calcext:value-type="float">
            <text:p>-6,2294924582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15]-[.H114]" office:value-type="float" office:value="-0.00430074098567168" calcext:value-type="float">
            <text:p>-0,004300741</text:p>
          </table:table-cell>
          <table:table-cell table:number-columns-repeated="2"/>
          <table:table-cell office:value-type="string" calcext:value-type="string">
            <text:p>r113</text:p>
          </table:table-cell>
          <table:table-cell office:value-type="string" calcext:value-type="string">
            <text:p>=</text:p>
          </table:table-cell>
          <table:table-cell table:style-name="ce7" table:formula="of:=[.Q114]-[.$D$2]*[.$D$3]/(2*[.$D$1]^2*([.$D$2]+[.$D$3]))*([.$D$4]+[.$D$4]/2)^2-[.$D$2]*[.$D$3]/(2*[.$D$1]^2*([.$D$2]+[.$D$3]))*([.$D$4]-[.$D$4]/2)^2" office:value-type="float" office:value="-2.27777777777778" calcext:value-type="float">
            <text:p>-2,2777777778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15]-[.Q114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14</text:p>
          </table:table-cell>
          <table:table-cell office:value-type="string" calcext:value-type="string">
            <text:p>=</text:p>
          </table:table-cell>
          <table:table-cell table:formula="of:=[.H115]-[.$D$2]*[.$D$3]/(2*[.H115]^2*([.$D$2]+[.$D$3]))*[.$D$4]^2" office:value-type="float" office:value="-6.2337872629299" calcext:value-type="float">
            <text:p>-6,2337872629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16]-[.H115]" office:value-type="float" office:value="-0.00429480471129562" calcext:value-type="float">
            <text:p>-0,0042948047</text:p>
          </table:table-cell>
          <table:table-cell table:number-columns-repeated="2"/>
          <table:table-cell office:value-type="string" calcext:value-type="string">
            <text:p>r114</text:p>
          </table:table-cell>
          <table:table-cell office:value-type="string" calcext:value-type="string">
            <text:p>=</text:p>
          </table:table-cell>
          <table:table-cell table:style-name="ce7" table:formula="of:=[.Q115]-[.$D$2]*[.$D$3]/(2*[.$D$1]^2*([.$D$2]+[.$D$3]))*([.$D$4]+[.$D$4]/2)^2-[.$D$2]*[.$D$3]/(2*[.$D$1]^2*([.$D$2]+[.$D$3]))*([.$D$4]-[.$D$4]/2)^2" office:value-type="float" office:value="-2.32407407407407" calcext:value-type="float">
            <text:p>-2,3240740741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16]-[.Q115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15</text:p>
          </table:table-cell>
          <table:table-cell office:value-type="string" calcext:value-type="string">
            <text:p>=</text:p>
          </table:table-cell>
          <table:table-cell table:formula="of:=[.H116]-[.$D$2]*[.$D$3]/(2*[.H116]^2*([.$D$2]+[.$D$3]))*[.$D$4]^2" office:value-type="float" office:value="-6.2380761518174" calcext:value-type="float">
            <text:p>-6,2380761518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17]-[.H116]" office:value-type="float" office:value="-0.00428888888750656" calcext:value-type="float">
            <text:p>-0,0042888889</text:p>
          </table:table-cell>
          <table:table-cell table:number-columns-repeated="2"/>
          <table:table-cell office:value-type="string" calcext:value-type="string">
            <text:p>r115</text:p>
          </table:table-cell>
          <table:table-cell office:value-type="string" calcext:value-type="string">
            <text:p>=</text:p>
          </table:table-cell>
          <table:table-cell table:style-name="ce7" table:formula="of:=[.Q116]-[.$D$2]*[.$D$3]/(2*[.$D$1]^2*([.$D$2]+[.$D$3]))*([.$D$4]+[.$D$4]/2)^2-[.$D$2]*[.$D$3]/(2*[.$D$1]^2*([.$D$2]+[.$D$3]))*([.$D$4]-[.$D$4]/2)^2" office:value-type="float" office:value="-2.37037037037037" calcext:value-type="float">
            <text:p>-2,3703703704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17]-[.Q116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16</text:p>
          </table:table-cell>
          <table:table-cell office:value-type="string" calcext:value-type="string">
            <text:p>=</text:p>
          </table:table-cell>
          <table:table-cell table:formula="of:=[.H117]-[.$D$2]*[.$D$3]/(2*[.H117]^2*([.$D$2]+[.$D$3]))*[.$D$4]^2" office:value-type="float" office:value="-6.24235914521919" calcext:value-type="float">
            <text:p>-6,2423591452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18]-[.H117]" office:value-type="float" office:value="-0.00428299340178384" calcext:value-type="float">
            <text:p>-0,0042829934</text:p>
          </table:table-cell>
          <table:table-cell table:number-columns-repeated="2"/>
          <table:table-cell office:value-type="string" calcext:value-type="string">
            <text:p>r116</text:p>
          </table:table-cell>
          <table:table-cell office:value-type="string" calcext:value-type="string">
            <text:p>=</text:p>
          </table:table-cell>
          <table:table-cell table:style-name="ce7" table:formula="of:=[.Q117]-[.$D$2]*[.$D$3]/(2*[.$D$1]^2*([.$D$2]+[.$D$3]))*([.$D$4]+[.$D$4]/2)^2-[.$D$2]*[.$D$3]/(2*[.$D$1]^2*([.$D$2]+[.$D$3]))*([.$D$4]-[.$D$4]/2)^2" office:value-type="float" office:value="-2.41666666666667" calcext:value-type="float">
            <text:p>-2,4166666667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18]-[.Q117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17</text:p>
          </table:table-cell>
          <table:table-cell office:value-type="string" calcext:value-type="string">
            <text:p>=</text:p>
          </table:table-cell>
          <table:table-cell table:formula="of:=[.H118]-[.$D$2]*[.$D$3]/(2*[.H118]^2*([.$D$2]+[.$D$3]))*[.$D$4]^2" office:value-type="float" office:value="-6.24663626336165" calcext:value-type="float">
            <text:p>-6,2466362634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19]-[.H118]" office:value-type="float" office:value="-0.00427711814245679" calcext:value-type="float">
            <text:p>-0,0042771181</text:p>
          </table:table-cell>
          <table:table-cell table:number-columns-repeated="2"/>
          <table:table-cell office:value-type="string" calcext:value-type="string">
            <text:p>r117</text:p>
          </table:table-cell>
          <table:table-cell office:value-type="string" calcext:value-type="string">
            <text:p>=</text:p>
          </table:table-cell>
          <table:table-cell table:style-name="ce7" table:formula="of:=[.Q118]-[.$D$2]*[.$D$3]/(2*[.$D$1]^2*([.$D$2]+[.$D$3]))*([.$D$4]+[.$D$4]/2)^2-[.$D$2]*[.$D$3]/(2*[.$D$1]^2*([.$D$2]+[.$D$3]))*([.$D$4]-[.$D$4]/2)^2" office:value-type="float" office:value="-2.46296296296296" calcext:value-type="float">
            <text:p>-2,462962963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19]-[.Q118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18</text:p>
          </table:table-cell>
          <table:table-cell office:value-type="string" calcext:value-type="string">
            <text:p>=</text:p>
          </table:table-cell>
          <table:table-cell table:formula="of:=[.H119]-[.$D$2]*[.$D$3]/(2*[.H119]^2*([.$D$2]+[.$D$3]))*[.$D$4]^2" office:value-type="float" office:value="-6.25090752636034" calcext:value-type="float">
            <text:p>-6,2509075264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20]-[.H119]" office:value-type="float" office:value="-0.00427126299869496" calcext:value-type="float">
            <text:p>-0,004271263</text:p>
          </table:table-cell>
          <table:table-cell table:number-columns-repeated="2"/>
          <table:table-cell office:value-type="string" calcext:value-type="string">
            <text:p>r118</text:p>
          </table:table-cell>
          <table:table-cell office:value-type="string" calcext:value-type="string">
            <text:p>=</text:p>
          </table:table-cell>
          <table:table-cell table:style-name="ce7" table:formula="of:=[.Q119]-[.$D$2]*[.$D$3]/(2*[.$D$1]^2*([.$D$2]+[.$D$3]))*([.$D$4]+[.$D$4]/2)^2-[.$D$2]*[.$D$3]/(2*[.$D$1]^2*([.$D$2]+[.$D$3]))*([.$D$4]-[.$D$4]/2)^2" office:value-type="float" office:value="-2.50925925925926" calcext:value-type="float">
            <text:p>-2,5092592593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20]-[.Q119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19</text:p>
          </table:table-cell>
          <table:table-cell office:value-type="string" calcext:value-type="string">
            <text:p>=</text:p>
          </table:table-cell>
          <table:table-cell table:formula="of:=[.H120]-[.$D$2]*[.$D$3]/(2*[.H120]^2*([.$D$2]+[.$D$3]))*[.$D$4]^2" office:value-type="float" office:value="-6.25517295422084" calcext:value-type="float">
            <text:p>-6,2551729542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21]-[.H120]" office:value-type="float" office:value="-0.00426542786050277" calcext:value-type="float">
            <text:p>-0,0042654279</text:p>
          </table:table-cell>
          <table:table-cell table:number-columns-repeated="2"/>
          <table:table-cell office:value-type="string" calcext:value-type="string">
            <text:p>r119</text:p>
          </table:table-cell>
          <table:table-cell office:value-type="string" calcext:value-type="string">
            <text:p>=</text:p>
          </table:table-cell>
          <table:table-cell table:style-name="ce7" table:formula="of:=[.Q120]-[.$D$2]*[.$D$3]/(2*[.$D$1]^2*([.$D$2]+[.$D$3]))*([.$D$4]+[.$D$4]/2)^2-[.$D$2]*[.$D$3]/(2*[.$D$1]^2*([.$D$2]+[.$D$3]))*([.$D$4]-[.$D$4]/2)^2" office:value-type="float" office:value="-2.55555555555555" calcext:value-type="float">
            <text:p>-2,5555555556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21]-[.Q120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20</text:p>
          </table:table-cell>
          <table:table-cell office:value-type="string" calcext:value-type="string">
            <text:p>=</text:p>
          </table:table-cell>
          <table:table-cell table:formula="of:=[.H121]-[.$D$2]*[.$D$3]/(2*[.H121]^2*([.$D$2]+[.$D$3]))*[.$D$4]^2" office:value-type="float" office:value="-6.25943256683955" calcext:value-type="float">
            <text:p>-6,2594325668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22]-[.H121]" office:value-type="float" office:value="-0.00425961261870889" calcext:value-type="float">
            <text:p>-0,0042596126</text:p>
          </table:table-cell>
          <table:table-cell table:number-columns-repeated="2"/>
          <table:table-cell office:value-type="string" calcext:value-type="string">
            <text:p>r120</text:p>
          </table:table-cell>
          <table:table-cell office:value-type="string" calcext:value-type="string">
            <text:p>=</text:p>
          </table:table-cell>
          <table:table-cell table:style-name="ce7" table:formula="of:=[.Q121]-[.$D$2]*[.$D$3]/(2*[.$D$1]^2*([.$D$2]+[.$D$3]))*([.$D$4]+[.$D$4]/2)^2-[.$D$2]*[.$D$3]/(2*[.$D$1]^2*([.$D$2]+[.$D$3]))*([.$D$4]-[.$D$4]/2)^2" office:value-type="float" office:value="-2.60185185185185" calcext:value-type="float">
            <text:p>-2,6018518519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22]-[.Q121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21</text:p>
          </table:table-cell>
          <table:table-cell office:value-type="string" calcext:value-type="string">
            <text:p>=</text:p>
          </table:table-cell>
          <table:table-cell table:formula="of:=[.H122]-[.$D$2]*[.$D$3]/(2*[.H122]^2*([.$D$2]+[.$D$3]))*[.$D$4]^2" office:value-type="float" office:value="-6.26368638400451" calcext:value-type="float">
            <text:p>-6,263686384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23]-[.H122]" office:value-type="float" office:value="-0.00425381716496087" calcext:value-type="float">
            <text:p>-0,0042538172</text:p>
          </table:table-cell>
          <table:table-cell table:number-columns-repeated="2"/>
          <table:table-cell office:value-type="string" calcext:value-type="string">
            <text:p>r121</text:p>
          </table:table-cell>
          <table:table-cell office:value-type="string" calcext:value-type="string">
            <text:p>=</text:p>
          </table:table-cell>
          <table:table-cell table:style-name="ce7" table:formula="of:=[.Q122]-[.$D$2]*[.$D$3]/(2*[.$D$1]^2*([.$D$2]+[.$D$3]))*([.$D$4]+[.$D$4]/2)^2-[.$D$2]*[.$D$3]/(2*[.$D$1]^2*([.$D$2]+[.$D$3]))*([.$D$4]-[.$D$4]/2)^2" office:value-type="float" office:value="-2.64814814814815" calcext:value-type="float">
            <text:p>-2,6481481481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23]-[.Q122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22</text:p>
          </table:table-cell>
          <table:table-cell office:value-type="string" calcext:value-type="string">
            <text:p>=</text:p>
          </table:table-cell>
          <table:table-cell table:formula="of:=[.H123]-[.$D$2]*[.$D$3]/(2*[.H123]^2*([.$D$2]+[.$D$3]))*[.$D$4]^2" office:value-type="float" office:value="-6.26793442539623" calcext:value-type="float">
            <text:p>-6,2679344254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24]-[.H123]" office:value-type="float" office:value="-0.00424804139171631" calcext:value-type="float">
            <text:p>-0,0042480414</text:p>
          </table:table-cell>
          <table:table-cell table:number-columns-repeated="2"/>
          <table:table-cell office:value-type="string" calcext:value-type="string">
            <text:p>r122</text:p>
          </table:table-cell>
          <table:table-cell office:value-type="string" calcext:value-type="string">
            <text:p>=</text:p>
          </table:table-cell>
          <table:table-cell table:style-name="ce7" table:formula="of:=[.Q123]-[.$D$2]*[.$D$3]/(2*[.$D$1]^2*([.$D$2]+[.$D$3]))*([.$D$4]+[.$D$4]/2)^2-[.$D$2]*[.$D$3]/(2*[.$D$1]^2*([.$D$2]+[.$D$3]))*([.$D$4]-[.$D$4]/2)^2" office:value-type="float" office:value="-2.69444444444444" calcext:value-type="float">
            <text:p>-2,6944444444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24]-[.Q123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23</text:p>
          </table:table-cell>
          <table:table-cell office:value-type="string" calcext:value-type="string">
            <text:p>=</text:p>
          </table:table-cell>
          <table:table-cell table:formula="of:=[.H124]-[.$D$2]*[.$D$3]/(2*[.H124]^2*([.$D$2]+[.$D$3]))*[.$D$4]^2" office:value-type="float" office:value="-6.27217671058846" calcext:value-type="float">
            <text:p>-6,2721767106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25]-[.H124]" office:value-type="float" office:value="-0.00424228519223302" calcext:value-type="float">
            <text:p>-0,0042422852</text:p>
          </table:table-cell>
          <table:table-cell table:number-columns-repeated="2"/>
          <table:table-cell office:value-type="string" calcext:value-type="string">
            <text:p>r123</text:p>
          </table:table-cell>
          <table:table-cell office:value-type="string" calcext:value-type="string">
            <text:p>=</text:p>
          </table:table-cell>
          <table:table-cell table:style-name="ce7" table:formula="of:=[.Q124]-[.$D$2]*[.$D$3]/(2*[.$D$1]^2*([.$D$2]+[.$D$3]))*([.$D$4]+[.$D$4]/2)^2-[.$D$2]*[.$D$3]/(2*[.$D$1]^2*([.$D$2]+[.$D$3]))*([.$D$4]-[.$D$4]/2)^2" office:value-type="float" office:value="-2.74074074074074" calcext:value-type="float">
            <text:p>-2,7407407407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25]-[.Q124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24</text:p>
          </table:table-cell>
          <table:table-cell office:value-type="string" calcext:value-type="string">
            <text:p>=</text:p>
          </table:table-cell>
          <table:table-cell table:formula="of:=[.H125]-[.$D$2]*[.$D$3]/(2*[.H125]^2*([.$D$2]+[.$D$3]))*[.$D$4]^2" office:value-type="float" office:value="-6.27641325904903" calcext:value-type="float">
            <text:p>-6,276413259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26]-[.H125]" office:value-type="float" office:value="-0.00423654846056554" calcext:value-type="float">
            <text:p>-0,0042365485</text:p>
          </table:table-cell>
          <table:table-cell table:number-columns-repeated="2"/>
          <table:table-cell office:value-type="string" calcext:value-type="string">
            <text:p>r124</text:p>
          </table:table-cell>
          <table:table-cell office:value-type="string" calcext:value-type="string">
            <text:p>=</text:p>
          </table:table-cell>
          <table:table-cell table:style-name="ce7" table:formula="of:=[.Q125]-[.$D$2]*[.$D$3]/(2*[.$D$1]^2*([.$D$2]+[.$D$3]))*([.$D$4]+[.$D$4]/2)^2-[.$D$2]*[.$D$3]/(2*[.$D$1]^2*([.$D$2]+[.$D$3]))*([.$D$4]-[.$D$4]/2)^2" office:value-type="float" office:value="-2.78703703703704" calcext:value-type="float">
            <text:p>-2,787037037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26]-[.Q125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25</text:p>
          </table:table-cell>
          <table:table-cell office:value-type="string" calcext:value-type="string">
            <text:p>=</text:p>
          </table:table-cell>
          <table:table-cell table:formula="of:=[.H126]-[.$D$2]*[.$D$3]/(2*[.H126]^2*([.$D$2]+[.$D$3]))*[.$D$4]^2" office:value-type="float" office:value="-6.28064409014058" calcext:value-type="float">
            <text:p>-6,2806440901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27]-[.H126]" office:value-type="float" office:value="-0.00423083109155353" calcext:value-type="float">
            <text:p>-0,0042308311</text:p>
          </table:table-cell>
          <table:table-cell table:number-columns-repeated="2"/>
          <table:table-cell office:value-type="string" calcext:value-type="string">
            <text:p>r125</text:p>
          </table:table-cell>
          <table:table-cell office:value-type="string" calcext:value-type="string">
            <text:p>=</text:p>
          </table:table-cell>
          <table:table-cell table:style-name="ce7" table:formula="of:=[.Q126]-[.$D$2]*[.$D$3]/(2*[.$D$1]^2*([.$D$2]+[.$D$3]))*([.$D$4]+[.$D$4]/2)^2-[.$D$2]*[.$D$3]/(2*[.$D$1]^2*([.$D$2]+[.$D$3]))*([.$D$4]-[.$D$4]/2)^2" office:value-type="float" office:value="-2.83333333333333" calcext:value-type="float">
            <text:p>-2,8333333333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27]-[.Q126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26</text:p>
          </table:table-cell>
          <table:table-cell office:value-type="string" calcext:value-type="string">
            <text:p>=</text:p>
          </table:table-cell>
          <table:table-cell table:formula="of:=[.H127]-[.$D$2]*[.$D$3]/(2*[.H127]^2*([.$D$2]+[.$D$3]))*[.$D$4]^2" office:value-type="float" office:value="-6.2848692231214" calcext:value-type="float">
            <text:p>-6,2848692231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28]-[.H127]" office:value-type="float" office:value="-0.00422513298081739" calcext:value-type="float">
            <text:p>-0,004225133</text:p>
          </table:table-cell>
          <table:table-cell table:number-columns-repeated="2"/>
          <table:table-cell office:value-type="string" calcext:value-type="string">
            <text:p>r126</text:p>
          </table:table-cell>
          <table:table-cell office:value-type="string" calcext:value-type="string">
            <text:p>=</text:p>
          </table:table-cell>
          <table:table-cell table:style-name="ce7" table:formula="of:=[.Q127]-[.$D$2]*[.$D$3]/(2*[.$D$1]^2*([.$D$2]+[.$D$3]))*([.$D$4]+[.$D$4]/2)^2-[.$D$2]*[.$D$3]/(2*[.$D$1]^2*([.$D$2]+[.$D$3]))*([.$D$4]-[.$D$4]/2)^2" office:value-type="float" office:value="-2.87962962962963" calcext:value-type="float">
            <text:p>-2,8796296296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28]-[.Q127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27</text:p>
          </table:table-cell>
          <table:table-cell office:value-type="string" calcext:value-type="string">
            <text:p>=</text:p>
          </table:table-cell>
          <table:table-cell table:formula="of:=[.H128]-[.$D$2]*[.$D$3]/(2*[.H128]^2*([.$D$2]+[.$D$3]))*[.$D$4]^2" office:value-type="float" office:value="-6.28908867714615" calcext:value-type="float">
            <text:p>-6,2890886771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29]-[.H128]" office:value-type="float" office:value="-0.00421945402475021" calcext:value-type="float">
            <text:p>-0,004219454</text:p>
          </table:table-cell>
          <table:table-cell table:number-columns-repeated="2"/>
          <table:table-cell office:value-type="string" calcext:value-type="string">
            <text:p>r127</text:p>
          </table:table-cell>
          <table:table-cell office:value-type="string" calcext:value-type="string">
            <text:p>=</text:p>
          </table:table-cell>
          <table:table-cell table:style-name="ce7" table:formula="of:=[.Q128]-[.$D$2]*[.$D$3]/(2*[.$D$1]^2*([.$D$2]+[.$D$3]))*([.$D$4]+[.$D$4]/2)^2-[.$D$2]*[.$D$3]/(2*[.$D$1]^2*([.$D$2]+[.$D$3]))*([.$D$4]-[.$D$4]/2)^2" office:value-type="float" office:value="-2.92592592592592" calcext:value-type="float">
            <text:p>-2,9259259259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29]-[.Q128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28</text:p>
          </table:table-cell>
          <table:table-cell office:value-type="string" calcext:value-type="string">
            <text:p>=</text:p>
          </table:table-cell>
          <table:table-cell table:formula="of:=[.H129]-[.$D$2]*[.$D$3]/(2*[.H129]^2*([.$D$2]+[.$D$3]))*[.$D$4]^2" office:value-type="float" office:value="-6.29330247126666" calcext:value-type="float">
            <text:p>-6,2933024713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30]-[.H129]" office:value-type="float" office:value="-0.00421379412050982" calcext:value-type="float">
            <text:p>-0,0042137941</text:p>
          </table:table-cell>
          <table:table-cell table:number-columns-repeated="2"/>
          <table:table-cell office:value-type="string" calcext:value-type="string">
            <text:p>r128</text:p>
          </table:table-cell>
          <table:table-cell office:value-type="string" calcext:value-type="string">
            <text:p>=</text:p>
          </table:table-cell>
          <table:table-cell table:style-name="ce7" table:formula="of:=[.Q129]-[.$D$2]*[.$D$3]/(2*[.$D$1]^2*([.$D$2]+[.$D$3]))*([.$D$4]+[.$D$4]/2)^2-[.$D$2]*[.$D$3]/(2*[.$D$1]^2*([.$D$2]+[.$D$3]))*([.$D$4]-[.$D$4]/2)^2" office:value-type="float" office:value="-2.97222222222222" calcext:value-type="float">
            <text:p>-2,9722222222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30]-[.Q129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29</text:p>
          </table:table-cell>
          <table:table-cell office:value-type="string" calcext:value-type="string">
            <text:p>=</text:p>
          </table:table-cell>
          <table:table-cell table:formula="of:=[.H130]-[.$D$2]*[.$D$3]/(2*[.H130]^2*([.$D$2]+[.$D$3]))*[.$D$4]^2" office:value-type="float" office:value="-6.29751062443267" calcext:value-type="float">
            <text:p>-6,2975106244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31]-[.H130]" office:value-type="float" office:value="-0.00420815316601075" calcext:value-type="float">
            <text:p>-0,0042081532</text:p>
          </table:table-cell>
          <table:table-cell table:number-columns-repeated="2"/>
          <table:table-cell office:value-type="string" calcext:value-type="string">
            <text:p>r129</text:p>
          </table:table-cell>
          <table:table-cell office:value-type="string" calcext:value-type="string">
            <text:p>=</text:p>
          </table:table-cell>
          <table:table-cell table:style-name="ce7" table:formula="of:=[.Q130]-[.$D$2]*[.$D$3]/(2*[.$D$1]^2*([.$D$2]+[.$D$3]))*([.$D$4]+[.$D$4]/2)^2-[.$D$2]*[.$D$3]/(2*[.$D$1]^2*([.$D$2]+[.$D$3]))*([.$D$4]-[.$D$4]/2)^2" office:value-type="float" office:value="-3.01851851851852" calcext:value-type="float">
            <text:p>-3,0185185185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31]-[.Q130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30</text:p>
          </table:table-cell>
          <table:table-cell office:value-type="string" calcext:value-type="string">
            <text:p>=</text:p>
          </table:table-cell>
          <table:table-cell table:formula="of:=[.H131]-[.$D$2]*[.$D$3]/(2*[.H131]^2*([.$D$2]+[.$D$3]))*[.$D$4]^2" office:value-type="float" office:value="-6.30171315549259" calcext:value-type="float">
            <text:p>-6,3017131555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32]-[.H131]" office:value-type="float" office:value="-0.00420253105991986" calcext:value-type="float">
            <text:p>-0,0042025311</text:p>
          </table:table-cell>
          <table:table-cell table:number-columns-repeated="2"/>
          <table:table-cell office:value-type="string" calcext:value-type="string">
            <text:p>r130</text:p>
          </table:table-cell>
          <table:table-cell office:value-type="string" calcext:value-type="string">
            <text:p>=</text:p>
          </table:table-cell>
          <table:table-cell table:style-name="ce7" table:formula="of:=[.Q131]-[.$D$2]*[.$D$3]/(2*[.$D$1]^2*([.$D$2]+[.$D$3]))*([.$D$4]+[.$D$4]/2)^2-[.$D$2]*[.$D$3]/(2*[.$D$1]^2*([.$D$2]+[.$D$3]))*([.$D$4]-[.$D$4]/2)^2" office:value-type="float" office:value="-3.06481481481481" calcext:value-type="float">
            <text:p>-3,0648148148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32]-[.Q131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31</text:p>
          </table:table-cell>
          <table:table-cell office:value-type="string" calcext:value-type="string">
            <text:p>=</text:p>
          </table:table-cell>
          <table:table-cell table:formula="of:=[.H132]-[.$D$2]*[.$D$3]/(2*[.H132]^2*([.$D$2]+[.$D$3]))*[.$D$4]^2" office:value-type="float" office:value="-6.30591008319423" calcext:value-type="float">
            <text:p>-6,3059100832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33]-[.H132]" office:value-type="float" office:value="-0.00419692770164559" calcext:value-type="float">
            <text:p>-0,0041969277</text:p>
          </table:table-cell>
          <table:table-cell table:number-columns-repeated="2"/>
          <table:table-cell office:value-type="string" calcext:value-type="string">
            <text:p>r131</text:p>
          </table:table-cell>
          <table:table-cell office:value-type="string" calcext:value-type="string">
            <text:p>=</text:p>
          </table:table-cell>
          <table:table-cell table:style-name="ce7" table:formula="of:=[.Q132]-[.$D$2]*[.$D$3]/(2*[.$D$1]^2*([.$D$2]+[.$D$3]))*([.$D$4]+[.$D$4]/2)^2-[.$D$2]*[.$D$3]/(2*[.$D$1]^2*([.$D$2]+[.$D$3]))*([.$D$4]-[.$D$4]/2)^2" office:value-type="float" office:value="-3.11111111111111" calcext:value-type="float">
            <text:p>-3,1111111111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33]-[.Q132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32</text:p>
          </table:table-cell>
          <table:table-cell office:value-type="string" calcext:value-type="string">
            <text:p>=</text:p>
          </table:table-cell>
          <table:table-cell table:formula="of:=[.H133]-[.$D$2]*[.$D$3]/(2*[.H133]^2*([.$D$2]+[.$D$3]))*[.$D$4]^2" office:value-type="float" office:value="-6.31010142618557" calcext:value-type="float">
            <text:p>-6,3101014262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34]-[.H133]" office:value-type="float" office:value="-0.00419134299133628" calcext:value-type="float">
            <text:p>-0,004191343</text:p>
          </table:table-cell>
          <table:table-cell table:number-columns-repeated="2"/>
          <table:table-cell office:value-type="string" calcext:value-type="string">
            <text:p>r132</text:p>
          </table:table-cell>
          <table:table-cell office:value-type="string" calcext:value-type="string">
            <text:p>=</text:p>
          </table:table-cell>
          <table:table-cell table:style-name="ce7" table:formula="of:=[.Q133]-[.$D$2]*[.$D$3]/(2*[.$D$1]^2*([.$D$2]+[.$D$3]))*([.$D$4]+[.$D$4]/2)^2-[.$D$2]*[.$D$3]/(2*[.$D$1]^2*([.$D$2]+[.$D$3]))*([.$D$4]-[.$D$4]/2)^2" office:value-type="float" office:value="-3.15740740740741" calcext:value-type="float">
            <text:p>-3,1574074074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34]-[.Q133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33</text:p>
          </table:table-cell>
          <table:table-cell office:value-type="string" calcext:value-type="string">
            <text:p>=</text:p>
          </table:table-cell>
          <table:table-cell table:formula="of:=[.H134]-[.$D$2]*[.$D$3]/(2*[.H134]^2*([.$D$2]+[.$D$3]))*[.$D$4]^2" office:value-type="float" office:value="-6.31428720301544" calcext:value-type="float">
            <text:p>-6,314287203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35]-[.H134]" office:value-type="float" office:value="-0.00418577682986765" calcext:value-type="float">
            <text:p>-0,0041857768</text:p>
          </table:table-cell>
          <table:table-cell table:number-columns-repeated="2"/>
          <table:table-cell office:value-type="string" calcext:value-type="string">
            <text:p>r133</text:p>
          </table:table-cell>
          <table:table-cell office:value-type="string" calcext:value-type="string">
            <text:p>=</text:p>
          </table:table-cell>
          <table:table-cell table:style-name="ce7" table:formula="of:=[.Q134]-[.$D$2]*[.$D$3]/(2*[.$D$1]^2*([.$D$2]+[.$D$3]))*([.$D$4]+[.$D$4]/2)^2-[.$D$2]*[.$D$3]/(2*[.$D$1]^2*([.$D$2]+[.$D$3]))*([.$D$4]-[.$D$4]/2)^2" office:value-type="float" office:value="-3.2037037037037" calcext:value-type="float">
            <text:p>-3,2037037037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35]-[.Q134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34</text:p>
          </table:table-cell>
          <table:table-cell office:value-type="string" calcext:value-type="string">
            <text:p>=</text:p>
          </table:table-cell>
          <table:table-cell table:formula="of:=[.H135]-[.$D$2]*[.$D$3]/(2*[.H135]^2*([.$D$2]+[.$D$3]))*[.$D$4]^2" office:value-type="float" office:value="-6.31846743213428" calcext:value-type="float">
            <text:p>-6,3184674321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36]-[.H135]" office:value-type="float" office:value="-0.0041802291188402" calcext:value-type="float">
            <text:p>-0,0041802291</text:p>
          </table:table-cell>
          <table:table-cell table:number-columns-repeated="2"/>
          <table:table-cell office:value-type="string" calcext:value-type="string">
            <text:p>r134</text:p>
          </table:table-cell>
          <table:table-cell office:value-type="string" calcext:value-type="string">
            <text:p>=</text:p>
          </table:table-cell>
          <table:table-cell table:style-name="ce7" table:formula="of:=[.Q135]-[.$D$2]*[.$D$3]/(2*[.$D$1]^2*([.$D$2]+[.$D$3]))*([.$D$4]+[.$D$4]/2)^2-[.$D$2]*[.$D$3]/(2*[.$D$1]^2*([.$D$2]+[.$D$3]))*([.$D$4]-[.$D$4]/2)^2" office:value-type="float" office:value="-3.25" calcext:value-type="float">
            <text:p>-3,25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36]-[.Q135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35</text:p>
          </table:table-cell>
          <table:table-cell office:value-type="string" calcext:value-type="string">
            <text:p>=</text:p>
          </table:table-cell>
          <table:table-cell table:formula="of:=[.H136]-[.$D$2]*[.$D$3]/(2*[.H136]^2*([.$D$2]+[.$D$3]))*[.$D$4]^2" office:value-type="float" office:value="-6.32264213189485" calcext:value-type="float">
            <text:p>-6,3226421319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37]-[.H136]" office:value-type="float" office:value="-0.00417469976056939" calcext:value-type="float">
            <text:p>-0,0041746998</text:p>
          </table:table-cell>
          <table:table-cell table:number-columns-repeated="2"/>
          <table:table-cell office:value-type="string" calcext:value-type="string">
            <text:p>r135</text:p>
          </table:table-cell>
          <table:table-cell office:value-type="string" calcext:value-type="string">
            <text:p>=</text:p>
          </table:table-cell>
          <table:table-cell table:style-name="ce7" table:formula="of:=[.Q136]-[.$D$2]*[.$D$3]/(2*[.$D$1]^2*([.$D$2]+[.$D$3]))*([.$D$4]+[.$D$4]/2)^2-[.$D$2]*[.$D$3]/(2*[.$D$1]^2*([.$D$2]+[.$D$3]))*([.$D$4]-[.$D$4]/2)^2" office:value-type="float" office:value="-3.29629629629629" calcext:value-type="float">
            <text:p>-3,2962962963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37]-[.Q136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36</text:p>
          </table:table-cell>
          <table:table-cell office:value-type="string" calcext:value-type="string">
            <text:p>=</text:p>
          </table:table-cell>
          <table:table-cell table:formula="of:=[.H137]-[.$D$2]*[.$D$3]/(2*[.H137]^2*([.$D$2]+[.$D$3]))*[.$D$4]^2" office:value-type="float" office:value="-6.32681132055293" calcext:value-type="float">
            <text:p>-6,3268113206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38]-[.H137]" office:value-type="float" office:value="-0.00416918865808125" calcext:value-type="float">
            <text:p>-0,0041691887</text:p>
          </table:table-cell>
          <table:table-cell table:number-columns-repeated="2"/>
          <table:table-cell office:value-type="string" calcext:value-type="string">
            <text:p>r136</text:p>
          </table:table-cell>
          <table:table-cell office:value-type="string" calcext:value-type="string">
            <text:p>=</text:p>
          </table:table-cell>
          <table:table-cell table:style-name="ce7" table:formula="of:=[.Q137]-[.$D$2]*[.$D$3]/(2*[.$D$1]^2*([.$D$2]+[.$D$3]))*([.$D$4]+[.$D$4]/2)^2-[.$D$2]*[.$D$3]/(2*[.$D$1]^2*([.$D$2]+[.$D$3]))*([.$D$4]-[.$D$4]/2)^2" office:value-type="float" office:value="-3.34259259259259" calcext:value-type="float">
            <text:p>-3,3425925926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38]-[.Q137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37</text:p>
          </table:table-cell>
          <table:table-cell office:value-type="string" calcext:value-type="string">
            <text:p>=</text:p>
          </table:table-cell>
          <table:table-cell table:formula="of:=[.H138]-[.$D$2]*[.$D$3]/(2*[.H138]^2*([.$D$2]+[.$D$3]))*[.$D$4]^2" office:value-type="float" office:value="-6.33097501626803" calcext:value-type="float">
            <text:p>-6,3309750163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39]-[.H138]" office:value-type="float" office:value="-0.00416369571510522" calcext:value-type="float">
            <text:p>-0,0041636957</text:p>
          </table:table-cell>
          <table:table-cell table:number-columns-repeated="2"/>
          <table:table-cell office:value-type="string" calcext:value-type="string">
            <text:p>r137</text:p>
          </table:table-cell>
          <table:table-cell office:value-type="string" calcext:value-type="string">
            <text:p>=</text:p>
          </table:table-cell>
          <table:table-cell table:style-name="ce7" table:formula="of:=[.Q138]-[.$D$2]*[.$D$3]/(2*[.$D$1]^2*([.$D$2]+[.$D$3]))*([.$D$4]+[.$D$4]/2)^2-[.$D$2]*[.$D$3]/(2*[.$D$1]^2*([.$D$2]+[.$D$3]))*([.$D$4]-[.$D$4]/2)^2" office:value-type="float" office:value="-3.38888888888889" calcext:value-type="float">
            <text:p>-3,3888888889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39]-[.Q138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38</text:p>
          </table:table-cell>
          <table:table-cell office:value-type="string" calcext:value-type="string">
            <text:p>=</text:p>
          </table:table-cell>
          <table:table-cell table:formula="of:=[.H139]-[.$D$2]*[.$D$3]/(2*[.H139]^2*([.$D$2]+[.$D$3]))*[.$D$4]^2" office:value-type="float" office:value="-6.3351332371041" calcext:value-type="float">
            <text:p>-6,3351332371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40]-[.H139]" office:value-type="float" office:value="-0.00415822083606798" calcext:value-type="float">
            <text:p>-0,0041582208</text:p>
          </table:table-cell>
          <table:table-cell table:number-columns-repeated="2"/>
          <table:table-cell office:value-type="string" calcext:value-type="string">
            <text:p>r138</text:p>
          </table:table-cell>
          <table:table-cell office:value-type="string" calcext:value-type="string">
            <text:p>=</text:p>
          </table:table-cell>
          <table:table-cell table:style-name="ce7" table:formula="of:=[.Q139]-[.$D$2]*[.$D$3]/(2*[.$D$1]^2*([.$D$2]+[.$D$3]))*([.$D$4]+[.$D$4]/2)^2-[.$D$2]*[.$D$3]/(2*[.$D$1]^2*([.$D$2]+[.$D$3]))*([.$D$4]-[.$D$4]/2)^2" office:value-type="float" office:value="-3.43518518518518" calcext:value-type="float">
            <text:p>-3,4351851852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40]-[.Q139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39</text:p>
          </table:table-cell>
          <table:table-cell office:value-type="string" calcext:value-type="string">
            <text:p>=</text:p>
          </table:table-cell>
          <table:table-cell table:formula="of:=[.H140]-[.$D$2]*[.$D$3]/(2*[.H140]^2*([.$D$2]+[.$D$3]))*[.$D$4]^2" office:value-type="float" office:value="-6.33928600103019" calcext:value-type="float">
            <text:p>-6,339286001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41]-[.H140]" office:value-type="float" office:value="-0.00415276392608632" calcext:value-type="float">
            <text:p>-0,0041527639</text:p>
          </table:table-cell>
          <table:table-cell table:number-columns-repeated="2"/>
          <table:table-cell office:value-type="string" calcext:value-type="string">
            <text:p>r139</text:p>
          </table:table-cell>
          <table:table-cell office:value-type="string" calcext:value-type="string">
            <text:p>=</text:p>
          </table:table-cell>
          <table:table-cell table:style-name="ce7" table:formula="of:=[.Q140]-[.$D$2]*[.$D$3]/(2*[.$D$1]^2*([.$D$2]+[.$D$3]))*([.$D$4]+[.$D$4]/2)^2-[.$D$2]*[.$D$3]/(2*[.$D$1]^2*([.$D$2]+[.$D$3]))*([.$D$4]-[.$D$4]/2)^2" office:value-type="float" office:value="-3.48148148148148" calcext:value-type="float">
            <text:p>-3,4814814815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41]-[.Q140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40</text:p>
          </table:table-cell>
          <table:table-cell office:value-type="string" calcext:value-type="string">
            <text:p>=</text:p>
          </table:table-cell>
          <table:table-cell table:formula="of:=[.H141]-[.$D$2]*[.$D$3]/(2*[.H141]^2*([.$D$2]+[.$D$3]))*[.$D$4]^2" office:value-type="float" office:value="-6.34343332592115" calcext:value-type="float">
            <text:p>-6,3434333259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42]-[.H141]" office:value-type="float" office:value="-0.00414732489095915" calcext:value-type="float">
            <text:p>-0,0041473249</text:p>
          </table:table-cell>
          <table:table-cell table:number-columns-repeated="2"/>
          <table:table-cell office:value-type="string" calcext:value-type="string">
            <text:p>r140</text:p>
          </table:table-cell>
          <table:table-cell office:value-type="string" calcext:value-type="string">
            <text:p>=</text:p>
          </table:table-cell>
          <table:table-cell table:style-name="ce7" table:formula="of:=[.Q141]-[.$D$2]*[.$D$3]/(2*[.$D$1]^2*([.$D$2]+[.$D$3]))*([.$D$4]+[.$D$4]/2)^2-[.$D$2]*[.$D$3]/(2*[.$D$1]^2*([.$D$2]+[.$D$3]))*([.$D$4]-[.$D$4]/2)^2" office:value-type="float" office:value="-3.52777777777778" calcext:value-type="float">
            <text:p>-3,5277777778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42]-[.Q141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41</text:p>
          </table:table-cell>
          <table:table-cell office:value-type="string" calcext:value-type="string">
            <text:p>=</text:p>
          </table:table-cell>
          <table:table-cell table:formula="of:=[.H142]-[.$D$2]*[.$D$3]/(2*[.H142]^2*([.$D$2]+[.$D$3]))*[.$D$4]^2" office:value-type="float" office:value="-6.34757522955831" calcext:value-type="float">
            <text:p>-6,3475752296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43]-[.H142]" office:value-type="float" office:value="-0.0041419036371666" calcext:value-type="float">
            <text:p>-0,0041419036</text:p>
          </table:table-cell>
          <table:table-cell table:number-columns-repeated="2"/>
          <table:table-cell office:value-type="string" calcext:value-type="string">
            <text:p>r141</text:p>
          </table:table-cell>
          <table:table-cell office:value-type="string" calcext:value-type="string">
            <text:p>=</text:p>
          </table:table-cell>
          <table:table-cell table:style-name="ce7" table:formula="of:=[.Q142]-[.$D$2]*[.$D$3]/(2*[.$D$1]^2*([.$D$2]+[.$D$3]))*([.$D$4]+[.$D$4]/2)^2-[.$D$2]*[.$D$3]/(2*[.$D$1]^2*([.$D$2]+[.$D$3]))*([.$D$4]-[.$D$4]/2)^2" office:value-type="float" office:value="-3.57407407407407" calcext:value-type="float">
            <text:p>-3,5740740741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43]-[.Q142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42</text:p>
          </table:table-cell>
          <table:table-cell office:value-type="string" calcext:value-type="string">
            <text:p>=</text:p>
          </table:table-cell>
          <table:table-cell table:formula="of:=[.H143]-[.$D$2]*[.$D$3]/(2*[.H143]^2*([.$D$2]+[.$D$3]))*[.$D$4]^2" office:value-type="float" office:value="-6.35171172963017" calcext:value-type="float">
            <text:p>-6,3517117296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44]-[.H143]" office:value-type="float" office:value="-0.00413650007185851" calcext:value-type="float">
            <text:p>-0,0041365001</text:p>
          </table:table-cell>
          <table:table-cell table:number-columns-repeated="2"/>
          <table:table-cell office:value-type="string" calcext:value-type="string">
            <text:p>r142</text:p>
          </table:table-cell>
          <table:table-cell office:value-type="string" calcext:value-type="string">
            <text:p>=</text:p>
          </table:table-cell>
          <table:table-cell table:style-name="ce7" table:formula="of:=[.Q143]-[.$D$2]*[.$D$3]/(2*[.$D$1]^2*([.$D$2]+[.$D$3]))*([.$D$4]+[.$D$4]/2)^2-[.$D$2]*[.$D$3]/(2*[.$D$1]^2*([.$D$2]+[.$D$3]))*([.$D$4]-[.$D$4]/2)^2" office:value-type="float" office:value="-3.62037037037037" calcext:value-type="float">
            <text:p>-3,6203703704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44]-[.Q143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43</text:p>
          </table:table-cell>
          <table:table-cell office:value-type="string" calcext:value-type="string">
            <text:p>=</text:p>
          </table:table-cell>
          <table:table-cell table:formula="of:=[.H144]-[.$D$2]*[.$D$3]/(2*[.H144]^2*([.$D$2]+[.$D$3]))*[.$D$4]^2" office:value-type="float" office:value="-6.35584284373302" calcext:value-type="float">
            <text:p>-6,3558428437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45]-[.H144]" office:value-type="float" office:value="-0.00413111410284994" calcext:value-type="float">
            <text:p>-0,0041311141</text:p>
          </table:table-cell>
          <table:table-cell table:number-columns-repeated="2"/>
          <table:table-cell office:value-type="string" calcext:value-type="string">
            <text:p>r143</text:p>
          </table:table-cell>
          <table:table-cell office:value-type="string" calcext:value-type="string">
            <text:p>=</text:p>
          </table:table-cell>
          <table:table-cell table:style-name="ce7" table:formula="of:=[.Q144]-[.$D$2]*[.$D$3]/(2*[.$D$1]^2*([.$D$2]+[.$D$3]))*([.$D$4]+[.$D$4]/2)^2-[.$D$2]*[.$D$3]/(2*[.$D$1]^2*([.$D$2]+[.$D$3]))*([.$D$4]-[.$D$4]/2)^2" office:value-type="float" office:value="-3.66666666666667" calcext:value-type="float">
            <text:p>-3,6666666667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45]-[.Q144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44</text:p>
          </table:table-cell>
          <table:table-cell office:value-type="string" calcext:value-type="string">
            <text:p>=</text:p>
          </table:table-cell>
          <table:table-cell table:formula="of:=[.H145]-[.$D$2]*[.$D$3]/(2*[.H145]^2*([.$D$2]+[.$D$3]))*[.$D$4]^2" office:value-type="float" office:value="-6.35996858937164" calcext:value-type="float">
            <text:p>-6,3599685894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46]-[.H145]" office:value-type="float" office:value="-0.00412574563861501" calcext:value-type="float">
            <text:p>-0,0041257456</text:p>
          </table:table-cell>
          <table:table-cell table:number-columns-repeated="2"/>
          <table:table-cell office:value-type="string" calcext:value-type="string">
            <text:p>r144</text:p>
          </table:table-cell>
          <table:table-cell office:value-type="string" calcext:value-type="string">
            <text:p>=</text:p>
          </table:table-cell>
          <table:table-cell table:style-name="ce7" table:formula="of:=[.Q145]-[.$D$2]*[.$D$3]/(2*[.$D$1]^2*([.$D$2]+[.$D$3]))*([.$D$4]+[.$D$4]/2)^2-[.$D$2]*[.$D$3]/(2*[.$D$1]^2*([.$D$2]+[.$D$3]))*([.$D$4]-[.$D$4]/2)^2" office:value-type="float" office:value="-3.71296296296296" calcext:value-type="float">
            <text:p>-3,712962963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46]-[.Q145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45</text:p>
          </table:table-cell>
          <table:table-cell office:value-type="string" calcext:value-type="string">
            <text:p>=</text:p>
          </table:table-cell>
          <table:table-cell table:formula="of:=[.H146]-[.$D$2]*[.$D$3]/(2*[.H146]^2*([.$D$2]+[.$D$3]))*[.$D$4]^2" office:value-type="float" office:value="-6.36408898395992" calcext:value-type="float">
            <text:p>-6,364088984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47]-[.H146]" office:value-type="float" office:value="-0.00412039458828328" calcext:value-type="float">
            <text:p>-0,0041203946</text:p>
          </table:table-cell>
          <table:table-cell table:number-columns-repeated="2"/>
          <table:table-cell office:value-type="string" calcext:value-type="string">
            <text:p>r145</text:p>
          </table:table-cell>
          <table:table-cell office:value-type="string" calcext:value-type="string">
            <text:p>=</text:p>
          </table:table-cell>
          <table:table-cell table:style-name="ce7" table:formula="of:=[.Q146]-[.$D$2]*[.$D$3]/(2*[.$D$1]^2*([.$D$2]+[.$D$3]))*([.$D$4]+[.$D$4]/2)^2-[.$D$2]*[.$D$3]/(2*[.$D$1]^2*([.$D$2]+[.$D$3]))*([.$D$4]-[.$D$4]/2)^2" office:value-type="float" office:value="-3.75925925925926" calcext:value-type="float">
            <text:p>-3,7592592593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47]-[.Q146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46</text:p>
          </table:table-cell>
          <table:table-cell office:value-type="string" calcext:value-type="string">
            <text:p>=</text:p>
          </table:table-cell>
          <table:table-cell table:formula="of:=[.H147]-[.$D$2]*[.$D$3]/(2*[.H147]^2*([.$D$2]+[.$D$3]))*[.$D$4]^2" office:value-type="float" office:value="-6.36820404482155" calcext:value-type="float">
            <text:p>-6,3682040448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48]-[.H147]" office:value-type="float" office:value="-0.00411506086162916" calcext:value-type="float">
            <text:p>-0,0041150609</text:p>
          </table:table-cell>
          <table:table-cell table:number-columns-repeated="2"/>
          <table:table-cell office:value-type="string" calcext:value-type="string">
            <text:p>r146</text:p>
          </table:table-cell>
          <table:table-cell office:value-type="string" calcext:value-type="string">
            <text:p>=</text:p>
          </table:table-cell>
          <table:table-cell table:style-name="ce7" table:formula="of:=[.Q147]-[.$D$2]*[.$D$3]/(2*[.$D$1]^2*([.$D$2]+[.$D$3]))*([.$D$4]+[.$D$4]/2)^2-[.$D$2]*[.$D$3]/(2*[.$D$1]^2*([.$D$2]+[.$D$3]))*([.$D$4]-[.$D$4]/2)^2" office:value-type="float" office:value="-3.80555555555555" calcext:value-type="float">
            <text:p>-3,8055555556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48]-[.Q147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47</text:p>
          </table:table-cell>
          <table:table-cell office:value-type="string" calcext:value-type="string">
            <text:p>=</text:p>
          </table:table-cell>
          <table:table-cell table:formula="of:=[.H148]-[.$D$2]*[.$D$3]/(2*[.H148]^2*([.$D$2]+[.$D$3]))*[.$D$4]^2" office:value-type="float" office:value="-6.37231378919062" calcext:value-type="float">
            <text:p>-6,3723137892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49]-[.H148]" office:value-type="float" office:value="-0.00410974436907186" calcext:value-type="float">
            <text:p>-0,0041097444</text:p>
          </table:table-cell>
          <table:table-cell table:number-columns-repeated="2"/>
          <table:table-cell office:value-type="string" calcext:value-type="string">
            <text:p>r147</text:p>
          </table:table-cell>
          <table:table-cell office:value-type="string" calcext:value-type="string">
            <text:p>=</text:p>
          </table:table-cell>
          <table:table-cell table:style-name="ce7" table:formula="of:=[.Q148]-[.$D$2]*[.$D$3]/(2*[.$D$1]^2*([.$D$2]+[.$D$3]))*([.$D$4]+[.$D$4]/2)^2-[.$D$2]*[.$D$3]/(2*[.$D$1]^2*([.$D$2]+[.$D$3]))*([.$D$4]-[.$D$4]/2)^2" office:value-type="float" office:value="-3.85185185185185" calcext:value-type="float">
            <text:p>-3,8518518519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49]-[.Q148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48</text:p>
          </table:table-cell>
          <table:table-cell office:value-type="string" calcext:value-type="string">
            <text:p>=</text:p>
          </table:table-cell>
          <table:table-cell table:formula="of:=[.H149]-[.$D$2]*[.$D$3]/(2*[.H149]^2*([.$D$2]+[.$D$3]))*[.$D$4]^2" office:value-type="float" office:value="-6.37641823421229" calcext:value-type="float">
            <text:p>-6,3764182342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50]-[.H149]" office:value-type="float" office:value="-0.00410444502166385" calcext:value-type="float">
            <text:p>-0,004104445</text:p>
          </table:table-cell>
          <table:table-cell table:number-columns-repeated="2"/>
          <table:table-cell office:value-type="string" calcext:value-type="string">
            <text:p>r148</text:p>
          </table:table-cell>
          <table:table-cell office:value-type="string" calcext:value-type="string">
            <text:p>=</text:p>
          </table:table-cell>
          <table:table-cell table:style-name="ce7" table:formula="of:=[.Q149]-[.$D$2]*[.$D$3]/(2*[.$D$1]^2*([.$D$2]+[.$D$3]))*([.$D$4]+[.$D$4]/2)^2-[.$D$2]*[.$D$3]/(2*[.$D$1]^2*([.$D$2]+[.$D$3]))*([.$D$4]-[.$D$4]/2)^2" office:value-type="float" office:value="-3.89814814814815" calcext:value-type="float">
            <text:p>-3,8981481481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50]-[.Q149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49</text:p>
          </table:table-cell>
          <table:table-cell office:value-type="string" calcext:value-type="string">
            <text:p>=</text:p>
          </table:table-cell>
          <table:table-cell table:formula="of:=[.H150]-[.$D$2]*[.$D$3]/(2*[.H150]^2*([.$D$2]+[.$D$3]))*[.$D$4]^2" office:value-type="float" office:value="-6.38051739694337" calcext:value-type="float">
            <text:p>-6,3805173969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51]-[.H150]" office:value-type="float" office:value="-0.00409916273108824" calcext:value-type="float">
            <text:p>-0,0040991627</text:p>
          </table:table-cell>
          <table:table-cell table:number-columns-repeated="2"/>
          <table:table-cell office:value-type="string" calcext:value-type="string">
            <text:p>r149</text:p>
          </table:table-cell>
          <table:table-cell office:value-type="string" calcext:value-type="string">
            <text:p>=</text:p>
          </table:table-cell>
          <table:table-cell table:style-name="ce7" table:formula="of:=[.Q150]-[.$D$2]*[.$D$3]/(2*[.$D$1]^2*([.$D$2]+[.$D$3]))*([.$D$4]+[.$D$4]/2)^2-[.$D$2]*[.$D$3]/(2*[.$D$1]^2*([.$D$2]+[.$D$3]))*([.$D$4]-[.$D$4]/2)^2" office:value-type="float" office:value="-3.94444444444444" calcext:value-type="float">
            <text:p>-3,9444444444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51]-[.Q150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50</text:p>
          </table:table-cell>
          <table:table-cell office:value-type="string" calcext:value-type="string">
            <text:p>=</text:p>
          </table:table-cell>
          <table:table-cell table:formula="of:=[.H151]-[.$D$2]*[.$D$3]/(2*[.H151]^2*([.$D$2]+[.$D$3]))*[.$D$4]^2" office:value-type="float" office:value="-6.38461129435303" calcext:value-type="float">
            <text:p>-6,3846112944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52]-[.H151]" office:value-type="float" office:value="-0.00409389740965249" calcext:value-type="float">
            <text:p>-0,0040938974</text:p>
          </table:table-cell>
          <table:table-cell table:number-columns-repeated="2"/>
          <table:table-cell office:value-type="string" calcext:value-type="string">
            <text:p>r150</text:p>
          </table:table-cell>
          <table:table-cell office:value-type="string" calcext:value-type="string">
            <text:p>=</text:p>
          </table:table-cell>
          <table:table-cell table:style-name="ce7" table:formula="of:=[.Q151]-[.$D$2]*[.$D$3]/(2*[.$D$1]^2*([.$D$2]+[.$D$3]))*([.$D$4]+[.$D$4]/2)^2-[.$D$2]*[.$D$3]/(2*[.$D$1]^2*([.$D$2]+[.$D$3]))*([.$D$4]-[.$D$4]/2)^2" office:value-type="float" office:value="-3.99074074074074" calcext:value-type="float">
            <text:p>-3,9907407407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52]-[.Q151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51</text:p>
          </table:table-cell>
          <table:table-cell office:value-type="string" calcext:value-type="string">
            <text:p>=</text:p>
          </table:table-cell>
          <table:table-cell table:formula="of:=[.H152]-[.$D$2]*[.$D$3]/(2*[.H152]^2*([.$D$2]+[.$D$3]))*[.$D$4]^2" office:value-type="float" office:value="-6.38869994332331" calcext:value-type="float">
            <text:p>-6,3886999433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53]-[.H152]" office:value-type="float" office:value="-0.00408864897028405" calcext:value-type="float">
            <text:p>-0,004088649</text:p>
          </table:table-cell>
          <table:table-cell table:number-columns-repeated="2"/>
          <table:table-cell office:value-type="string" calcext:value-type="string">
            <text:p>r151</text:p>
          </table:table-cell>
          <table:table-cell office:value-type="string" calcext:value-type="string">
            <text:p>=</text:p>
          </table:table-cell>
          <table:table-cell table:style-name="ce7" table:formula="of:=[.Q152]-[.$D$2]*[.$D$3]/(2*[.$D$1]^2*([.$D$2]+[.$D$3]))*([.$D$4]+[.$D$4]/2)^2-[.$D$2]*[.$D$3]/(2*[.$D$1]^2*([.$D$2]+[.$D$3]))*([.$D$4]-[.$D$4]/2)^2" office:value-type="float" office:value="-4.03703703703704" calcext:value-type="float">
            <text:p>-4,037037037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53]-[.Q152]" office:value-type="float" office:value="-0.0462962962962963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52</text:p>
          </table:table-cell>
          <table:table-cell office:value-type="string" calcext:value-type="string">
            <text:p>=</text:p>
          </table:table-cell>
          <table:table-cell table:formula="of:=[.H153]-[.$D$2]*[.$D$3]/(2*[.H153]^2*([.$D$2]+[.$D$3]))*[.$D$4]^2" office:value-type="float" office:value="-6.39278336064983" calcext:value-type="float">
            <text:p>-6,3927833606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54]-[.H153]" office:value-type="float" office:value="-0.00408341732652229" calcext:value-type="float">
            <text:p>-0,0040834173</text:p>
          </table:table-cell>
          <table:table-cell table:number-columns-repeated="2"/>
          <table:table-cell office:value-type="string" calcext:value-type="string">
            <text:p>r152</text:p>
          </table:table-cell>
          <table:table-cell office:value-type="string" calcext:value-type="string">
            <text:p>=</text:p>
          </table:table-cell>
          <table:table-cell table:style-name="ce7" table:formula="of:=[.Q153]-[.$D$2]*[.$D$3]/(2*[.$D$1]^2*([.$D$2]+[.$D$3]))*([.$D$4]+[.$D$4]/2)^2-[.$D$2]*[.$D$3]/(2*[.$D$1]^2*([.$D$2]+[.$D$3]))*([.$D$4]-[.$D$4]/2)^2" office:value-type="float" office:value="-4.08333333333333" calcext:value-type="float">
            <text:p>-4,0833333333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54]-[.Q153]" office:value-type="float" office:value="-0.0462962962962967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53</text:p>
          </table:table-cell>
          <table:table-cell office:value-type="string" calcext:value-type="string">
            <text:p>=</text:p>
          </table:table-cell>
          <table:table-cell table:formula="of:=[.H154]-[.$D$2]*[.$D$3]/(2*[.H154]^2*([.$D$2]+[.$D$3]))*[.$D$4]^2" office:value-type="float" office:value="-6.39686156304235" calcext:value-type="float">
            <text:p>-6,396861563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55]-[.H154]" office:value-type="float" office:value="-0.004078202392515" calcext:value-type="float">
            <text:p>-0,0040782024</text:p>
          </table:table-cell>
          <table:table-cell table:number-columns-repeated="2"/>
          <table:table-cell office:value-type="string" calcext:value-type="string">
            <text:p>r153</text:p>
          </table:table-cell>
          <table:table-cell office:value-type="string" calcext:value-type="string">
            <text:p>=</text:p>
          </table:table-cell>
          <table:table-cell table:style-name="ce7" table:formula="of:=[.Q154]-[.$D$2]*[.$D$3]/(2*[.$D$1]^2*([.$D$2]+[.$D$3]))*([.$D$4]+[.$D$4]/2)^2-[.$D$2]*[.$D$3]/(2*[.$D$1]^2*([.$D$2]+[.$D$3]))*([.$D$4]-[.$D$4]/2)^2" office:value-type="float" office:value="-4.12962962962963" calcext:value-type="float">
            <text:p>-4,1296296296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55]-[.Q154]" office:value-type="float" office:value="-0.0462962962962967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54</text:p>
          </table:table-cell>
          <table:table-cell office:value-type="string" calcext:value-type="string">
            <text:p>=</text:p>
          </table:table-cell>
          <table:table-cell table:formula="of:=[.H155]-[.$D$2]*[.$D$3]/(2*[.H155]^2*([.$D$2]+[.$D$3]))*[.$D$4]^2" office:value-type="float" office:value="-6.40093456712536" calcext:value-type="float">
            <text:p>-6,4009345671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56]-[.H155]" office:value-type="float" office:value="-0.00407300408301214" calcext:value-type="float">
            <text:p>-0,0040730041</text:p>
          </table:table-cell>
          <table:table-cell table:number-columns-repeated="2"/>
          <table:table-cell office:value-type="string" calcext:value-type="string">
            <text:p>r154</text:p>
          </table:table-cell>
          <table:table-cell office:value-type="string" calcext:value-type="string">
            <text:p>=</text:p>
          </table:table-cell>
          <table:table-cell table:style-name="ce7" table:formula="of:=[.Q155]-[.$D$2]*[.$D$3]/(2*[.$D$1]^2*([.$D$2]+[.$D$3]))*([.$D$4]+[.$D$4]/2)^2-[.$D$2]*[.$D$3]/(2*[.$D$1]^2*([.$D$2]+[.$D$3]))*([.$D$4]-[.$D$4]/2)^2" office:value-type="float" office:value="-4.17592592592593" calcext:value-type="float">
            <text:p>-4,1759259259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56]-[.Q155]" office:value-type="float" office:value="-0.0462962962962967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55</text:p>
          </table:table-cell>
          <table:table-cell office:value-type="string" calcext:value-type="string">
            <text:p>=</text:p>
          </table:table-cell>
          <table:table-cell table:formula="of:=[.H156]-[.$D$2]*[.$D$3]/(2*[.H156]^2*([.$D$2]+[.$D$3]))*[.$D$4]^2" office:value-type="float" office:value="-6.40500238943872" calcext:value-type="float">
            <text:p>-6,4050023894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57]-[.H156]" office:value-type="float" office:value="-0.00406782231336145" calcext:value-type="float">
            <text:p>-0,0040678223</text:p>
          </table:table-cell>
          <table:table-cell table:number-columns-repeated="2"/>
          <table:table-cell office:value-type="string" calcext:value-type="string">
            <text:p>r155</text:p>
          </table:table-cell>
          <table:table-cell office:value-type="string" calcext:value-type="string">
            <text:p>=</text:p>
          </table:table-cell>
          <table:table-cell table:style-name="ce7" table:formula="of:=[.Q156]-[.$D$2]*[.$D$3]/(2*[.$D$1]^2*([.$D$2]+[.$D$3]))*([.$D$4]+[.$D$4]/2)^2-[.$D$2]*[.$D$3]/(2*[.$D$1]^2*([.$D$2]+[.$D$3]))*([.$D$4]-[.$D$4]/2)^2" office:value-type="float" office:value="-4.22222222222222" calcext:value-type="float">
            <text:p>-4,2222222222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57]-[.Q156]" office:value-type="float" office:value="-0.0462962962962967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56</text:p>
          </table:table-cell>
          <table:table-cell office:value-type="string" calcext:value-type="string">
            <text:p>=</text:p>
          </table:table-cell>
          <table:table-cell table:formula="of:=[.H157]-[.$D$2]*[.$D$3]/(2*[.H157]^2*([.$D$2]+[.$D$3]))*[.$D$4]^2" office:value-type="float" office:value="-6.40906504643822" calcext:value-type="float">
            <text:p>-6,4090650464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58]-[.H157]" office:value-type="float" office:value="-0.00406265699950126" calcext:value-type="float">
            <text:p>-0,004062657</text:p>
          </table:table-cell>
          <table:table-cell table:number-columns-repeated="2"/>
          <table:table-cell office:value-type="string" calcext:value-type="string">
            <text:p>r156</text:p>
          </table:table-cell>
          <table:table-cell office:value-type="string" calcext:value-type="string">
            <text:p>=</text:p>
          </table:table-cell>
          <table:table-cell table:style-name="ce7" table:formula="of:=[.Q157]-[.$D$2]*[.$D$3]/(2*[.$D$1]^2*([.$D$2]+[.$D$3]))*([.$D$4]+[.$D$4]/2)^2-[.$D$2]*[.$D$3]/(2*[.$D$1]^2*([.$D$2]+[.$D$3]))*([.$D$4]-[.$D$4]/2)^2" office:value-type="float" office:value="-4.26851851851852" calcext:value-type="float">
            <text:p>-4,2685185185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58]-[.Q157]" office:value-type="float" office:value="-0.0462962962962967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57</text:p>
          </table:table-cell>
          <table:table-cell office:value-type="string" calcext:value-type="string">
            <text:p>=</text:p>
          </table:table-cell>
          <table:table-cell table:formula="of:=[.H158]-[.$D$2]*[.$D$3]/(2*[.H158]^2*([.$D$2]+[.$D$3]))*[.$D$4]^2" office:value-type="float" office:value="-6.41312255449618" calcext:value-type="float">
            <text:p>-6,4131225545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59]-[.H158]" office:value-type="float" office:value="-0.00405750805795613" calcext:value-type="float">
            <text:p>-0,0040575081</text:p>
          </table:table-cell>
          <table:table-cell table:number-columns-repeated="2"/>
          <table:table-cell office:value-type="string" calcext:value-type="string">
            <text:p>r157</text:p>
          </table:table-cell>
          <table:table-cell office:value-type="string" calcext:value-type="string">
            <text:p>=</text:p>
          </table:table-cell>
          <table:table-cell table:style-name="ce7" table:formula="of:=[.Q158]-[.$D$2]*[.$D$3]/(2*[.$D$1]^2*([.$D$2]+[.$D$3]))*([.$D$4]+[.$D$4]/2)^2-[.$D$2]*[.$D$3]/(2*[.$D$1]^2*([.$D$2]+[.$D$3]))*([.$D$4]-[.$D$4]/2)^2" office:value-type="float" office:value="-4.31481481481482" calcext:value-type="float">
            <text:p>-4,3148148148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59]-[.Q158]" office:value-type="float" office:value="-0.0462962962962967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58</text:p>
          </table:table-cell>
          <table:table-cell office:value-type="string" calcext:value-type="string">
            <text:p>=</text:p>
          </table:table-cell>
          <table:table-cell table:formula="of:=[.H159]-[.$D$2]*[.$D$3]/(2*[.H159]^2*([.$D$2]+[.$D$3]))*[.$D$4]^2" office:value-type="float" office:value="-6.41717492990201" calcext:value-type="float">
            <text:p>-6,4171749299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60]-[.H159]" office:value-type="float" office:value="-0.00405237540583236" calcext:value-type="float">
            <text:p>-0,0040523754</text:p>
          </table:table-cell>
          <table:table-cell table:number-columns-repeated="2"/>
          <table:table-cell office:value-type="string" calcext:value-type="string">
            <text:p>r158</text:p>
          </table:table-cell>
          <table:table-cell office:value-type="string" calcext:value-type="string">
            <text:p>=</text:p>
          </table:table-cell>
          <table:table-cell table:style-name="ce7" table:formula="of:=[.Q159]-[.$D$2]*[.$D$3]/(2*[.$D$1]^2*([.$D$2]+[.$D$3]))*([.$D$4]+[.$D$4]/2)^2-[.$D$2]*[.$D$3]/(2*[.$D$1]^2*([.$D$2]+[.$D$3]))*([.$D$4]-[.$D$4]/2)^2" office:value-type="float" office:value="-4.36111111111111" calcext:value-type="float">
            <text:p>-4,3611111111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60]-[.Q159]" office:value-type="float" office:value="-0.0462962962962967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59</text:p>
          </table:table-cell>
          <table:table-cell office:value-type="string" calcext:value-type="string">
            <text:p>=</text:p>
          </table:table-cell>
          <table:table-cell table:formula="of:=[.H160]-[.$D$2]*[.$D$3]/(2*[.H160]^2*([.$D$2]+[.$D$3]))*[.$D$4]^2" office:value-type="float" office:value="-6.42122218886283" calcext:value-type="float">
            <text:p>-6,4212221889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61]-[.H160]" office:value-type="float" office:value="-0.00404725896081359" calcext:value-type="float">
            <text:p>-0,004047259</text:p>
          </table:table-cell>
          <table:table-cell table:number-columns-repeated="2"/>
          <table:table-cell office:value-type="string" calcext:value-type="string">
            <text:p>r159</text:p>
          </table:table-cell>
          <table:table-cell office:value-type="string" calcext:value-type="string">
            <text:p>=</text:p>
          </table:table-cell>
          <table:table-cell table:style-name="ce7" table:formula="of:=[.Q160]-[.$D$2]*[.$D$3]/(2*[.$D$1]^2*([.$D$2]+[.$D$3]))*([.$D$4]+[.$D$4]/2)^2-[.$D$2]*[.$D$3]/(2*[.$D$1]^2*([.$D$2]+[.$D$3]))*([.$D$4]-[.$D$4]/2)^2" office:value-type="float" office:value="-4.40740740740741" calcext:value-type="float">
            <text:p>-4,4074074074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61]-[.Q160]" office:value-type="float" office:value="-0.0462962962962967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60</text:p>
          </table:table-cell>
          <table:table-cell office:value-type="string" calcext:value-type="string">
            <text:p>=</text:p>
          </table:table-cell>
          <table:table-cell table:formula="of:=[.H161]-[.$D$2]*[.$D$3]/(2*[.H161]^2*([.$D$2]+[.$D$3]))*[.$D$4]^2" office:value-type="float" office:value="-6.42526434750398" calcext:value-type="float">
            <text:p>-6,4252643475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62]-[.H161]" office:value-type="float" office:value="-0.00404215864115187" calcext:value-type="float">
            <text:p>-0,0040421586</text:p>
          </table:table-cell>
          <table:table-cell table:number-columns-repeated="2"/>
          <table:table-cell office:value-type="string" calcext:value-type="string">
            <text:p>r160</text:p>
          </table:table-cell>
          <table:table-cell office:value-type="string" calcext:value-type="string">
            <text:p>=</text:p>
          </table:table-cell>
          <table:table-cell table:style-name="ce7" table:formula="of:=[.Q161]-[.$D$2]*[.$D$3]/(2*[.$D$1]^2*([.$D$2]+[.$D$3]))*([.$D$4]+[.$D$4]/2)^2-[.$D$2]*[.$D$3]/(2*[.$D$1]^2*([.$D$2]+[.$D$3]))*([.$D$4]-[.$D$4]/2)^2" office:value-type="float" office:value="-4.45370370370371" calcext:value-type="float">
            <text:p>-4,4537037037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62]-[.Q161]" office:value-type="float" office:value="-0.0462962962962967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61</text:p>
          </table:table-cell>
          <table:table-cell office:value-type="string" calcext:value-type="string">
            <text:p>=</text:p>
          </table:table-cell>
          <table:table-cell table:formula="of:=[.H162]-[.$D$2]*[.$D$3]/(2*[.H162]^2*([.$D$2]+[.$D$3]))*[.$D$4]^2" office:value-type="float" office:value="-6.42930142186964" calcext:value-type="float">
            <text:p>-6,4293014219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63]-[.H162]" office:value-type="float" office:value="-0.0040370743656668" calcext:value-type="float">
            <text:p>-0,0040370744</text:p>
          </table:table-cell>
          <table:table-cell table:number-columns-repeated="2"/>
          <table:table-cell office:value-type="string" calcext:value-type="string">
            <text:p>r161</text:p>
          </table:table-cell>
          <table:table-cell office:value-type="string" calcext:value-type="string">
            <text:p>=</text:p>
          </table:table-cell>
          <table:table-cell table:style-name="ce7" table:formula="of:=[.Q162]-[.$D$2]*[.$D$3]/(2*[.$D$1]^2*([.$D$2]+[.$D$3]))*([.$D$4]+[.$D$4]/2)^2-[.$D$2]*[.$D$3]/(2*[.$D$1]^2*([.$D$2]+[.$D$3]))*([.$D$4]-[.$D$4]/2)^2" office:value-type="float" office:value="-4.5" calcext:value-type="float">
            <text:p>-4,5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63]-[.Q162]" office:value-type="float" office:value="-0.0462962962962967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62</text:p>
          </table:table-cell>
          <table:table-cell office:value-type="string" calcext:value-type="string">
            <text:p>=</text:p>
          </table:table-cell>
          <table:table-cell table:formula="of:=[.H163]-[.$D$2]*[.$D$3]/(2*[.H163]^2*([.$D$2]+[.$D$3]))*[.$D$4]^2" office:value-type="float" office:value="-6.43333342792338" calcext:value-type="float">
            <text:p>-6,4333334279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64]-[.H163]" office:value-type="float" office:value="-0.00403200605374021" calcext:value-type="float">
            <text:p>-0,0040320061</text:p>
          </table:table-cell>
          <table:table-cell table:number-columns-repeated="2"/>
          <table:table-cell office:value-type="string" calcext:value-type="string">
            <text:p>r162</text:p>
          </table:table-cell>
          <table:table-cell office:value-type="string" calcext:value-type="string">
            <text:p>=</text:p>
          </table:table-cell>
          <table:table-cell table:style-name="ce7" table:formula="of:=[.Q163]-[.$D$2]*[.$D$3]/(2*[.$D$1]^2*([.$D$2]+[.$D$3]))*([.$D$4]+[.$D$4]/2)^2-[.$D$2]*[.$D$3]/(2*[.$D$1]^2*([.$D$2]+[.$D$3]))*([.$D$4]-[.$D$4]/2)^2" office:value-type="float" office:value="-4.5462962962963" calcext:value-type="float">
            <text:p>-4,5462962963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64]-[.Q163]" office:value-type="float" office:value="-0.0462962962962967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63</text:p>
          </table:table-cell>
          <table:table-cell office:value-type="string" calcext:value-type="string">
            <text:p>=</text:p>
          </table:table-cell>
          <table:table-cell table:formula="of:=[.H164]-[.$D$2]*[.$D$3]/(2*[.H164]^2*([.$D$2]+[.$D$3]))*[.$D$4]^2" office:value-type="float" office:value="-6.43736038154869" calcext:value-type="float">
            <text:p>-6,4373603815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65]-[.H164]" office:value-type="float" office:value="-0.00402695362530725" calcext:value-type="float">
            <text:p>-0,0040269536</text:p>
          </table:table-cell>
          <table:table-cell table:number-columns-repeated="2"/>
          <table:table-cell office:value-type="string" calcext:value-type="string">
            <text:p>r163</text:p>
          </table:table-cell>
          <table:table-cell office:value-type="string" calcext:value-type="string">
            <text:p>=</text:p>
          </table:table-cell>
          <table:table-cell table:style-name="ce7" table:formula="of:=[.Q164]-[.$D$2]*[.$D$3]/(2*[.$D$1]^2*([.$D$2]+[.$D$3]))*([.$D$4]+[.$D$4]/2)^2-[.$D$2]*[.$D$3]/(2*[.$D$1]^2*([.$D$2]+[.$D$3]))*([.$D$4]-[.$D$4]/2)^2" office:value-type="float" office:value="-4.5925925925926" calcext:value-type="float">
            <text:p>-4,5925925926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65]-[.Q164]" office:value-type="float" office:value="-0.0462962962962967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64</text:p>
          </table:table-cell>
          <table:table-cell office:value-type="string" calcext:value-type="string">
            <text:p>=</text:p>
          </table:table-cell>
          <table:table-cell table:formula="of:=[.H165]-[.$D$2]*[.$D$3]/(2*[.H165]^2*([.$D$2]+[.$D$3]))*[.$D$4]^2" office:value-type="float" office:value="-6.44138229854955" calcext:value-type="float">
            <text:p>-6,4413822985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66]-[.H165]" office:value-type="float" office:value="-0.00402191700085552" calcext:value-type="float">
            <text:p>-0,004021917</text:p>
          </table:table-cell>
          <table:table-cell table:number-columns-repeated="2"/>
          <table:table-cell office:value-type="string" calcext:value-type="string">
            <text:p>r164</text:p>
          </table:table-cell>
          <table:table-cell office:value-type="string" calcext:value-type="string">
            <text:p>=</text:p>
          </table:table-cell>
          <table:table-cell table:style-name="ce7" table:formula="of:=[.Q165]-[.$D$2]*[.$D$3]/(2*[.$D$1]^2*([.$D$2]+[.$D$3]))*([.$D$4]+[.$D$4]/2)^2-[.$D$2]*[.$D$3]/(2*[.$D$1]^2*([.$D$2]+[.$D$3]))*([.$D$4]-[.$D$4]/2)^2" office:value-type="float" office:value="-4.63888888888889" calcext:value-type="float">
            <text:p>-4,6388888889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66]-[.Q165]" office:value-type="float" office:value="-0.0462962962962967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65</text:p>
          </table:table-cell>
          <table:table-cell office:value-type="string" calcext:value-type="string">
            <text:p>=</text:p>
          </table:table-cell>
          <table:table-cell table:formula="of:=[.H166]-[.$D$2]*[.$D$3]/(2*[.H166]^2*([.$D$2]+[.$D$3]))*[.$D$4]^2" office:value-type="float" office:value="-6.44539919465097" calcext:value-type="float">
            <text:p>-6,4453991947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67]-[.H166]" office:value-type="float" office:value="-0.00401689610141975" calcext:value-type="float">
            <text:p>-0,0040168961</text:p>
          </table:table-cell>
          <table:table-cell table:number-columns-repeated="2"/>
          <table:table-cell office:value-type="string" calcext:value-type="string">
            <text:p>r165</text:p>
          </table:table-cell>
          <table:table-cell office:value-type="string" calcext:value-type="string">
            <text:p>=</text:p>
          </table:table-cell>
          <table:table-cell table:style-name="ce7" table:formula="of:=[.Q166]-[.$D$2]*[.$D$3]/(2*[.$D$1]^2*([.$D$2]+[.$D$3]))*([.$D$4]+[.$D$4]/2)^2-[.$D$2]*[.$D$3]/(2*[.$D$1]^2*([.$D$2]+[.$D$3]))*([.$D$4]-[.$D$4]/2)^2" office:value-type="float" office:value="-4.68518518518519" calcext:value-type="float">
            <text:p>-4,6851851852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67]-[.Q166]" office:value-type="float" office:value="-0.0462962962962967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66</text:p>
          </table:table-cell>
          <table:table-cell office:value-type="string" calcext:value-type="string">
            <text:p>=</text:p>
          </table:table-cell>
          <table:table-cell table:formula="of:=[.H167]-[.$D$2]*[.$D$3]/(2*[.H167]^2*([.$D$2]+[.$D$3]))*[.$D$4]^2" office:value-type="float" office:value="-6.44941108549954" calcext:value-type="float">
            <text:p>-6,4494110855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68]-[.H167]" office:value-type="float" office:value="-0.00401189084857467" calcext:value-type="float">
            <text:p>-0,0040118908</text:p>
          </table:table-cell>
          <table:table-cell table:number-columns-repeated="2"/>
          <table:table-cell office:value-type="string" calcext:value-type="string">
            <text:p>r166</text:p>
          </table:table-cell>
          <table:table-cell office:value-type="string" calcext:value-type="string">
            <text:p>=</text:p>
          </table:table-cell>
          <table:table-cell table:style-name="ce7" table:formula="of:=[.Q167]-[.$D$2]*[.$D$3]/(2*[.$D$1]^2*([.$D$2]+[.$D$3]))*([.$D$4]+[.$D$4]/2)^2-[.$D$2]*[.$D$3]/(2*[.$D$1]^2*([.$D$2]+[.$D$3]))*([.$D$4]-[.$D$4]/2)^2" office:value-type="float" office:value="-4.73148148148149" calcext:value-type="float">
            <text:p>-4,7314814815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68]-[.Q167]" office:value-type="float" office:value="-0.0462962962962967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67</text:p>
          </table:table-cell>
          <table:table-cell office:value-type="string" calcext:value-type="string">
            <text:p>=</text:p>
          </table:table-cell>
          <table:table-cell table:formula="of:=[.H168]-[.$D$2]*[.$D$3]/(2*[.H168]^2*([.$D$2]+[.$D$3]))*[.$D$4]^2" office:value-type="float" office:value="-6.45341798666397" calcext:value-type="float">
            <text:p>-6,4534179867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69]-[.H168]" office:value-type="float" office:value="-0.00400690116443325" calcext:value-type="float">
            <text:p>-0,0040069012</text:p>
          </table:table-cell>
          <table:table-cell table:number-columns-repeated="2"/>
          <table:table-cell office:value-type="string" calcext:value-type="string">
            <text:p>r167</text:p>
          </table:table-cell>
          <table:table-cell office:value-type="string" calcext:value-type="string">
            <text:p>=</text:p>
          </table:table-cell>
          <table:table-cell table:style-name="ce7" table:formula="of:=[.Q168]-[.$D$2]*[.$D$3]/(2*[.$D$1]^2*([.$D$2]+[.$D$3]))*([.$D$4]+[.$D$4]/2)^2-[.$D$2]*[.$D$3]/(2*[.$D$1]^2*([.$D$2]+[.$D$3]))*([.$D$4]-[.$D$4]/2)^2" office:value-type="float" office:value="-4.77777777777778" calcext:value-type="float">
            <text:p>-4,7777777778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69]-[.Q168]" office:value-type="float" office:value="-0.0462962962962967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68</text:p>
          </table:table-cell>
          <table:table-cell office:value-type="string" calcext:value-type="string">
            <text:p>=</text:p>
          </table:table-cell>
          <table:table-cell table:formula="of:=[.H169]-[.$D$2]*[.$D$3]/(2*[.H169]^2*([.$D$2]+[.$D$3]))*[.$D$4]^2" office:value-type="float" office:value="-6.45741991363562" calcext:value-type="float">
            <text:p>-6,4574199136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70]-[.H169]" office:value-type="float" office:value="-0.00400192697164048" calcext:value-type="float">
            <text:p>-0,004001927</text:p>
          </table:table-cell>
          <table:table-cell table:number-columns-repeated="2"/>
          <table:table-cell office:value-type="string" calcext:value-type="string">
            <text:p>r168</text:p>
          </table:table-cell>
          <table:table-cell office:value-type="string" calcext:value-type="string">
            <text:p>=</text:p>
          </table:table-cell>
          <table:table-cell table:style-name="ce7" table:formula="of:=[.Q169]-[.$D$2]*[.$D$3]/(2*[.$D$1]^2*([.$D$2]+[.$D$3]))*([.$D$4]+[.$D$4]/2)^2-[.$D$2]*[.$D$3]/(2*[.$D$1]^2*([.$D$2]+[.$D$3]))*([.$D$4]-[.$D$4]/2)^2" office:value-type="float" office:value="-4.82407407407408" calcext:value-type="float">
            <text:p>-4,8240740741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70]-[.Q169]" office:value-type="float" office:value="-0.0462962962962967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69</text:p>
          </table:table-cell>
          <table:table-cell office:value-type="string" calcext:value-type="string">
            <text:p>=</text:p>
          </table:table-cell>
          <table:table-cell table:formula="of:=[.H170]-[.$D$2]*[.$D$3]/(2*[.H170]^2*([.$D$2]+[.$D$3]))*[.$D$4]^2" office:value-type="float" office:value="-6.46141688182898" calcext:value-type="float">
            <text:p>-6,4614168818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71]-[.H170]" office:value-type="float" office:value="-0.00399696819336803" calcext:value-type="float">
            <text:p>-0,0039969682</text:p>
          </table:table-cell>
          <table:table-cell table:number-columns-repeated="2"/>
          <table:table-cell office:value-type="string" calcext:value-type="string">
            <text:p>r169</text:p>
          </table:table-cell>
          <table:table-cell office:value-type="string" calcext:value-type="string">
            <text:p>=</text:p>
          </table:table-cell>
          <table:table-cell table:style-name="ce7" table:formula="of:=[.Q170]-[.$D$2]*[.$D$3]/(2*[.$D$1]^2*([.$D$2]+[.$D$3]))*([.$D$4]+[.$D$4]/2)^2-[.$D$2]*[.$D$3]/(2*[.$D$1]^2*([.$D$2]+[.$D$3]))*([.$D$4]-[.$D$4]/2)^2" office:value-type="float" office:value="-4.87037037037038" calcext:value-type="float">
            <text:p>-4,8703703704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71]-[.Q170]" office:value-type="float" office:value="-0.0462962962962967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70</text:p>
          </table:table-cell>
          <table:table-cell office:value-type="string" calcext:value-type="string">
            <text:p>=</text:p>
          </table:table-cell>
          <table:table-cell table:formula="of:=[.H171]-[.$D$2]*[.$D$3]/(2*[.H171]^2*([.$D$2]+[.$D$3]))*[.$D$4]^2" office:value-type="float" office:value="-6.46540890658229" calcext:value-type="float">
            <text:p>-6,4654089066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72]-[.H171]" office:value-type="float" office:value="-0.00399202475331162" calcext:value-type="float">
            <text:p>-0,0039920248</text:p>
          </table:table-cell>
          <table:table-cell table:number-columns-repeated="2"/>
          <table:table-cell office:value-type="string" calcext:value-type="string">
            <text:p>r170</text:p>
          </table:table-cell>
          <table:table-cell office:value-type="string" calcext:value-type="string">
            <text:p>=</text:p>
          </table:table-cell>
          <table:table-cell table:style-name="ce7" table:formula="of:=[.Q171]-[.$D$2]*[.$D$3]/(2*[.$D$1]^2*([.$D$2]+[.$D$3]))*([.$D$4]+[.$D$4]/2)^2-[.$D$2]*[.$D$3]/(2*[.$D$1]^2*([.$D$2]+[.$D$3]))*([.$D$4]-[.$D$4]/2)^2" office:value-type="float" office:value="-4.91666666666667" calcext:value-type="float">
            <text:p>-4,9166666667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72]-[.Q171]" office:value-type="float" office:value="-0.0462962962962967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71</text:p>
          </table:table-cell>
          <table:table-cell office:value-type="string" calcext:value-type="string">
            <text:p>=</text:p>
          </table:table-cell>
          <table:table-cell table:formula="of:=[.H172]-[.$D$2]*[.$D$3]/(2*[.H172]^2*([.$D$2]+[.$D$3]))*[.$D$4]^2" office:value-type="float" office:value="-6.46939600315798" calcext:value-type="float">
            <text:p>-6,4693960032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73]-[.H172]" office:value-type="float" office:value="-0.00398709657568475" calcext:value-type="float">
            <text:p>-0,0039870966</text:p>
          </table:table-cell>
          <table:table-cell table:number-columns-repeated="2"/>
          <table:table-cell office:value-type="string" calcext:value-type="string">
            <text:p>r171</text:p>
          </table:table-cell>
          <table:table-cell office:value-type="string" calcext:value-type="string">
            <text:p>=</text:p>
          </table:table-cell>
          <table:table-cell table:style-name="ce7" table:formula="of:=[.Q172]-[.$D$2]*[.$D$3]/(2*[.$D$1]^2*([.$D$2]+[.$D$3]))*([.$D$4]+[.$D$4]/2)^2-[.$D$2]*[.$D$3]/(2*[.$D$1]^2*([.$D$2]+[.$D$3]))*([.$D$4]-[.$D$4]/2)^2" office:value-type="float" office:value="-4.96296296296297" calcext:value-type="float">
            <text:p>-4,962962963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73]-[.Q172]" office:value-type="float" office:value="-0.0462962962962967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72</text:p>
          </table:table-cell>
          <table:table-cell office:value-type="string" calcext:value-type="string">
            <text:p>=</text:p>
          </table:table-cell>
          <table:table-cell table:formula="of:=[.H173]-[.$D$2]*[.$D$3]/(2*[.H173]^2*([.$D$2]+[.$D$3]))*[.$D$4]^2" office:value-type="float" office:value="-6.4733781867432" calcext:value-type="float">
            <text:p>-6,4733781867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74]-[.H173]" office:value-type="float" office:value="-0.00398218358521607" calcext:value-type="float">
            <text:p>-0,0039821836</text:p>
          </table:table-cell>
          <table:table-cell table:number-columns-repeated="2"/>
          <table:table-cell office:value-type="string" calcext:value-type="string">
            <text:p>r172</text:p>
          </table:table-cell>
          <table:table-cell office:value-type="string" calcext:value-type="string">
            <text:p>=</text:p>
          </table:table-cell>
          <table:table-cell table:style-name="ce7" table:formula="of:=[.Q173]-[.$D$2]*[.$D$3]/(2*[.$D$1]^2*([.$D$2]+[.$D$3]))*([.$D$4]+[.$D$4]/2)^2-[.$D$2]*[.$D$3]/(2*[.$D$1]^2*([.$D$2]+[.$D$3]))*([.$D$4]-[.$D$4]/2)^2" office:value-type="float" office:value="-5.00925925925927" calcext:value-type="float">
            <text:p>-5,0092592593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74]-[.Q173]" office:value-type="float" office:value="-0.0462962962962967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73</text:p>
          </table:table-cell>
          <table:table-cell office:value-type="string" calcext:value-type="string">
            <text:p>=</text:p>
          </table:table-cell>
          <table:table-cell table:formula="of:=[.H174]-[.$D$2]*[.$D$3]/(2*[.H174]^2*([.$D$2]+[.$D$3]))*[.$D$4]^2" office:value-type="float" office:value="-6.47735547245034" calcext:value-type="float">
            <text:p>-6,4773554725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75]-[.H174]" office:value-type="float" office:value="-0.0039772857071414" calcext:value-type="float">
            <text:p>-0,0039772857</text:p>
          </table:table-cell>
          <table:table-cell table:number-columns-repeated="2"/>
          <table:table-cell office:value-type="string" calcext:value-type="string">
            <text:p>r173</text:p>
          </table:table-cell>
          <table:table-cell office:value-type="string" calcext:value-type="string">
            <text:p>=</text:p>
          </table:table-cell>
          <table:table-cell table:style-name="ce7" table:formula="of:=[.Q174]-[.$D$2]*[.$D$3]/(2*[.$D$1]^2*([.$D$2]+[.$D$3]))*([.$D$4]+[.$D$4]/2)^2-[.$D$2]*[.$D$3]/(2*[.$D$1]^2*([.$D$2]+[.$D$3]))*([.$D$4]-[.$D$4]/2)^2" office:value-type="float" office:value="-5.05555555555556" calcext:value-type="float">
            <text:p>-5,0555555556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75]-[.Q174]" office:value-type="float" office:value="-0.0462962962962967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74</text:p>
          </table:table-cell>
          <table:table-cell office:value-type="string" calcext:value-type="string">
            <text:p>=</text:p>
          </table:table-cell>
          <table:table-cell table:formula="of:=[.H175]-[.$D$2]*[.$D$3]/(2*[.H175]^2*([.$D$2]+[.$D$3]))*[.$D$4]^2" office:value-type="float" office:value="-6.48132787531754" calcext:value-type="float">
            <text:p>-6,4813278753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76]-[.H175]" office:value-type="float" office:value="-0.00397240286720457" calcext:value-type="float">
            <text:p>-0,0039724029</text:p>
          </table:table-cell>
          <table:table-cell table:number-columns-repeated="2"/>
          <table:table-cell office:value-type="string" calcext:value-type="string">
            <text:p>r174</text:p>
          </table:table-cell>
          <table:table-cell office:value-type="string" calcext:value-type="string">
            <text:p>=</text:p>
          </table:table-cell>
          <table:table-cell table:style-name="ce7" table:formula="of:=[.Q175]-[.$D$2]*[.$D$3]/(2*[.$D$1]^2*([.$D$2]+[.$D$3]))*([.$D$4]+[.$D$4]/2)^2-[.$D$2]*[.$D$3]/(2*[.$D$1]^2*([.$D$2]+[.$D$3]))*([.$D$4]-[.$D$4]/2)^2" office:value-type="float" office:value="-5.10185185185186" calcext:value-type="float">
            <text:p>-5,1018518519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76]-[.Q175]" office:value-type="float" office:value="-0.0462962962962967" calcext:value-type="float">
            <text:p>-0,04629629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175</text:p>
          </table:table-cell>
          <table:table-cell office:value-type="string" calcext:value-type="string">
            <text:p>=</text:p>
          </table:table-cell>
          <table:table-cell table:formula="of:=[.H176]-[.$D$2]*[.$D$3]/(2*[.H176]^2*([.$D$2]+[.$D$3]))*[.$D$4]^2" office:value-type="float" office:value="-6.48529541030919" calcext:value-type="float">
            <text:p>-6,4852954103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H177]-[.H176]" office:value-type="float" office:value="-0.00396753499164948" calcext:value-type="float">
            <text:p>-0,003967535</text:p>
          </table:table-cell>
          <table:table-cell table:number-columns-repeated="2"/>
          <table:table-cell office:value-type="string" calcext:value-type="string">
            <text:p>r175</text:p>
          </table:table-cell>
          <table:table-cell office:value-type="string" calcext:value-type="string">
            <text:p>=</text:p>
          </table:table-cell>
          <table:table-cell table:style-name="ce7" table:formula="of:=[.Q176]-[.$D$2]*[.$D$3]/(2*[.$D$1]^2*([.$D$2]+[.$D$3]))*([.$D$4]+[.$D$4]/2)^2-[.$D$2]*[.$D$3]/(2*[.$D$1]^2*([.$D$2]+[.$D$3]))*([.$D$4]-[.$D$4]/2)^2" office:value-type="float" office:value="-5.14814814814816" calcext:value-type="float">
            <text:p>-5,1481481481</text:p>
          </table:table-cell>
          <table:table-cell/>
          <table:table-cell table:style-name="ce5" office:value-type="string" calcext:value-type="string">
            <text:p>Δr</text:p>
          </table:table-cell>
          <table:table-cell office:value-type="string" calcext:value-type="string">
            <text:p>=</text:p>
          </table:table-cell>
          <table:table-cell table:formula="of:=[.Q177]-[.Q176]" office:value-type="float" office:value="-0.0462962962962967" calcext:value-type="float">
            <text:p>-0,0462962963</text:p>
          </table:table-cell>
        </table:table-row>
        <table:table-row table:style-name="ro3" table:number-rows-repeated="1048398">
          <table:table-cell table:number-columns-repeated="21"/>
        </table:table-row>
        <table:table-row table:style-name="ro3">
          <table:table-cell table:number-columns-repeated="21"/>
        </table:table-row>
        <calcext:conditional-formats>
          <calcext:conditional-format calcext:target-range-address="Sheet1.H1:Sheet1.H1048576">
            <calcext:condition calcext:apply-style-name="none" calcext:value="&lt;0" calcext:base-cell-address="Sheet1.H1"/>
          </calcext:conditional-format>
          <calcext:conditional-format calcext:target-range-address="Sheet1.Q2:Sheet1.Q177">
            <calcext:condition calcext:apply-style-name="none" calcext:value="&lt;0" calcext:base-cell-address="Sheet1.Q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ne" style:family="table-cell" style:parent-style-name="Default">
      <style:table-cell-properties fo:background-color="#ff0000" loext:vertical-justify="auto"/>
      <style:paragraph-properties css3t:text-justify="auto"/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11:33:20.606000000</meta:creation-date>
    <dc:date>2016-11-24T13:17:15.910000000</dc:date>
    <meta:editing-duration>PT43M11S</meta:editing-duration>
    <meta:editing-cycles>5</meta:editing-cycles>
    <meta:generator>LibreOffice/5.0.5.2$Windows_x86 LibreOffice_project/55b006a02d247b5f7215fc6ea0fde844b30035b3</meta:generator>
    <meta:document-statistic meta:table-count="1" meta:cell-count="2126" meta:object-count="0"/>
  </office:meta>
</office:document-meta>
</file>